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1.4929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2.1043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0.9035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5_chest_cnn_test_averages_FULL_reordered" table:style-name="ta1">
        <table:shapes>
          <draw:frame draw:z-index="0" draw:style-name="gr1" draw:text-style-name="P1" svg:width="7.8787in" svg:height="3.5429in" svg:x="0.713in" svg:y="2.5598in">
            <draw:object draw:notify-on-update-of-ranges="5_chest_cnn_test_averages_FULL_reordered.A2:5_chest_cnn_test_averages_FULL_reordered.A2 5_chest_cnn_test_averages_FULL_reordered.B2:5_chest_cnn_test_averages_FULL_reordered.E2 5_chest_cnn_test_averages_FULL_reordered.A3:5_chest_cnn_test_averages_FULL_reordered.A3 5_chest_cnn_test_averages_FULL_reordered.B3:5_chest_cnn_test_averages_FULL_reordered.E3 5_chest_cnn_test_averages_FULL_reordered.A4:5_chest_cnn_test_averages_FULL_reordered.A4 5_chest_cnn_test_averages_FULL_reordered.B4:5_chest_cnn_test_averages_FULL_reordered.E4 5_chest_cnn_test_averages_FULL_reordered.A5:5_chest_cnn_test_averages_FULL_reordered.A5 5_chest_cnn_test_averages_FULL_reordered.B5:5_chest_cnn_test_averages_FULL_reordered.E5 5_chest_cnn_test_averages_FULL_reordered.A6:5_chest_cnn_test_averages_FULL_reordered.A6 5_chest_cnn_test_averages_FULL_reordered.B6:5_chest_cnn_test_averages_FULL_reordered.E6 5_chest_cnn_test_averages_FULL_reordered.A7:5_chest_cnn_test_averages_FULL_reordered.A7 5_chest_cnn_test_averages_FULL_reordered.B7:5_chest_cnn_test_averages_FULL_reordered.E7 5_chest_cnn_test_averages_FULL_reordered.A8:5_chest_cnn_test_averages_FULL_reordered.A8 5_chest_cnn_test_averages_FULL_reordered.B8:5_chest_cnn_test_averages_FULL_reordered.E8 5_chest_cnn_test_averages_FULL_reordered.A9:5_chest_cnn_test_averages_FULL_reordered.A9 5_chest_cnn_test_averages_FULL_reordered.B9:5_chest_cnn_test_averages_FULL_reordered.E9 5_chest_cnn_test_averages_FULL_reordered.A10:5_chest_cnn_test_averages_FULL_reordered.A10 5_chest_cnn_test_averages_FULL_reordered.B10:5_chest_cnn_test_averages_FULL_reordered.E10 5_chest_cnn_test_averages_FULL_reordered.A11:5_chest_cnn_test_averages_FULL_reordered.A11 5_chest_cnn_test_averages_FULL_reordered.B11:5_chest_cnn_test_averages_FULL_reordered.E11 5_chest_cnn_test_averages_FULL_reordered.A12:5_chest_cnn_test_averages_FULL_reordered.A12 5_chest_cnn_test_averages_FULL_reordered.B12:5_chest_cnn_test_averages_FULL_reordered.E12 5_chest_cnn_test_averages_FULL_reordered.A13:5_chest_cnn_test_averages_FULL_reordered.A13 5_chest_cnn_test_averages_FULL_reordered.B13:5_chest_cnn_test_averages_FULL_reordered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8787in" svg:height="3.5429in" svg:x="10.5236in" svg:y="4.7197in">
            <draw:object draw:notify-on-update-of-ranges="5_chest_cnn_test_averages_FULL_reordered.A2:5_chest_cnn_test_averages_FULL_reordered.A2 5_chest_cnn_test_averages_FULL_reordered.N2:5_chest_cnn_test_averages_FULL_reordered.Q2 5_chest_cnn_test_averages_FULL_reordered.A3:5_chest_cnn_test_averages_FULL_reordered.A3 5_chest_cnn_test_averages_FULL_reordered.N3:5_chest_cnn_test_averages_FULL_reordered.Q3 5_chest_cnn_test_averages_FULL_reordered.A5:5_chest_cnn_test_averages_FULL_reordered.A5 5_chest_cnn_test_averages_FULL_reordered.N5:5_chest_cnn_test_averages_FULL_reordered.Q5 5_chest_cnn_test_averages_FULL_reordered.A6:5_chest_cnn_test_averages_FULL_reordered.A6 5_chest_cnn_test_averages_FULL_reordered.N6:5_chest_cnn_test_averages_FULL_reordered.Q6 5_chest_cnn_test_averages_FULL_reordered.A8:5_chest_cnn_test_averages_FULL_reordered.A8 5_chest_cnn_test_averages_FULL_reordered.N8:5_chest_cnn_test_averages_FULL_reordered.Q8 5_chest_cnn_test_averages_FULL_reordered.A10:5_chest_cnn_test_averages_FULL_reordered.A10 5_chest_cnn_test_averages_FULL_reordered.N10:5_chest_cnn_test_averages_FULL_reordered.Q10 5_chest_cnn_test_averages_FULL_reordered.A12:5_chest_cnn_test_averages_FULL_reordered.A12 5_chest_cnn_test_averages_FULL_reordered.N12:5_chest_cnn_test_averages_FULL_reordered.Q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8787in" svg:height="3.5429in" svg:x="10.452in" svg:y="8.55in">
            <draw:object draw:notify-on-update-of-ranges="5_chest_cnn_test_averages_FULL_reordered.N2:5_chest_cnn_test_averages_FULL_reordered.Q2 5_chest_cnn_test_averages_FULL_reordered.A4:5_chest_cnn_test_averages_FULL_reordered.A4 5_chest_cnn_test_averages_FULL_reordered.N4:5_chest_cnn_test_averages_FULL_reordered.Q4 5_chest_cnn_test_averages_FULL_reordered.A7:5_chest_cnn_test_averages_FULL_reordered.A7 5_chest_cnn_test_averages_FULL_reordered.N7:5_chest_cnn_test_averages_FULL_reordered.Q7 5_chest_cnn_test_averages_FULL_reordered.A9:5_chest_cnn_test_averages_FULL_reordered.A9 5_chest_cnn_test_averages_FULL_reordered.N9:5_chest_cnn_test_averages_FULL_reordered.Q9 5_chest_cnn_test_averages_FULL_reordered.A11:5_chest_cnn_test_averages_FULL_reordered.A11 5_chest_cnn_test_averages_FULL_reordered.N11:5_chest_cnn_test_averages_FULL_reordered.Q11 5_chest_cnn_test_averages_FULL_reordered.A13:5_chest_cnn_test_averages_FULL_reordered.A13 5_chest_cnn_test_averages_FULL_reordered.N13:5_chest_cnn_test_averages_FULL_reordered.Q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.8787in" svg:height="3.5429in" svg:x="15.6445in" svg:y="4.7118in">
            <draw:object draw:notify-on-update-of-ranges="5_chest_cnn_test_averages_FULL_reordered.A2:5_chest_cnn_test_averages_FULL_reordered.A2 5_chest_cnn_test_averages_FULL_reordered.R2:5_chest_cnn_test_averages_FULL_reordered.U2 5_chest_cnn_test_averages_FULL_reordered.A3:5_chest_cnn_test_averages_FULL_reordered.A3 5_chest_cnn_test_averages_FULL_reordered.R3:5_chest_cnn_test_averages_FULL_reordered.U3 5_chest_cnn_test_averages_FULL_reordered.A4:5_chest_cnn_test_averages_FULL_reordered.A4 5_chest_cnn_test_averages_FULL_reordered.R4:5_chest_cnn_test_averages_FULL_reordered.U4 5_chest_cnn_test_averages_FULL_reordered.A5:5_chest_cnn_test_averages_FULL_reordered.A5 5_chest_cnn_test_averages_FULL_reordered.R5:5_chest_cnn_test_averages_FULL_reordered.U5 5_chest_cnn_test_averages_FULL_reordered.A6:5_chest_cnn_test_averages_FULL_reordered.A6 5_chest_cnn_test_averages_FULL_reordered.R6:5_chest_cnn_test_averages_FULL_reordered.U6 5_chest_cnn_test_averages_FULL_reordered.A7:5_chest_cnn_test_averages_FULL_reordered.A7 5_chest_cnn_test_averages_FULL_reordered.R7:5_chest_cnn_test_averages_FULL_reordered.U7 5_chest_cnn_test_averages_FULL_reordered.A8:5_chest_cnn_test_averages_FULL_reordered.A8 5_chest_cnn_test_averages_FULL_reordered.R8:5_chest_cnn_test_averages_FULL_reordered.U8 5_chest_cnn_test_averages_FULL_reordered.A9:5_chest_cnn_test_averages_FULL_reordered.A9 5_chest_cnn_test_averages_FULL_reordered.R9:5_chest_cnn_test_averages_FULL_reordered.U9 5_chest_cnn_test_averages_FULL_reordered.A10:5_chest_cnn_test_averages_FULL_reordered.A10 5_chest_cnn_test_averages_FULL_reordered.R10:5_chest_cnn_test_averages_FULL_reordered.U10 5_chest_cnn_test_averages_FULL_reordered.A11:5_chest_cnn_test_averages_FULL_reordered.A11 5_chest_cnn_test_averages_FULL_reordered.R11:5_chest_cnn_test_averages_FULL_reordered.U11 5_chest_cnn_test_averages_FULL_reordered.A12:5_chest_cnn_test_averages_FULL_reordered.A12 5_chest_cnn_test_averages_FULL_reordered.R12:5_chest_cnn_test_averages_FULL_reordered.U12 5_chest_cnn_test_averages_FULL_reordered.A13:5_chest_cnn_test_averages_FULL_reordered.A13 5_chest_cnn_test_averages_FULL_reordered.R13:5_chest_cnn_test_averages_FULL_reordered.U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7.8787in" svg:height="3.5429in" svg:x="19.3138in" svg:y="4.7358in">
            <draw:object draw:notify-on-update-of-ranges="5_chest_cnn_test_averages_FULL_reordered.V2:5_chest_cnn_test_averages_FULL_reordered.Y2 5_chest_cnn_test_averages_FULL_reordered.A3:5_chest_cnn_test_averages_FULL_reordered.A3 5_chest_cnn_test_averages_FULL_reordered.V3:5_chest_cnn_test_averages_FULL_reordered.Y3 5_chest_cnn_test_averages_FULL_reordered.A4:5_chest_cnn_test_averages_FULL_reordered.A4 5_chest_cnn_test_averages_FULL_reordered.V4:5_chest_cnn_test_averages_FULL_reordered.Y4 5_chest_cnn_test_averages_FULL_reordered.A5:5_chest_cnn_test_averages_FULL_reordered.A5 5_chest_cnn_test_averages_FULL_reordered.V5:5_chest_cnn_test_averages_FULL_reordered.Y5 5_chest_cnn_test_averages_FULL_reordered.A6:5_chest_cnn_test_averages_FULL_reordered.A6 5_chest_cnn_test_averages_FULL_reordered.V6:5_chest_cnn_test_averages_FULL_reordered.Y6 5_chest_cnn_test_averages_FULL_reordered.A7:5_chest_cnn_test_averages_FULL_reordered.A7 5_chest_cnn_test_averages_FULL_reordered.V7:5_chest_cnn_test_averages_FULL_reordered.Y7 5_chest_cnn_test_averages_FULL_reordered.A8:5_chest_cnn_test_averages_FULL_reordered.A8 5_chest_cnn_test_averages_FULL_reordered.V8:5_chest_cnn_test_averages_FULL_reordered.Y8 5_chest_cnn_test_averages_FULL_reordered.A9:5_chest_cnn_test_averages_FULL_reordered.A9 5_chest_cnn_test_averages_FULL_reordered.V9:5_chest_cnn_test_averages_FULL_reordered.Y9 5_chest_cnn_test_averages_FULL_reordered.A10:5_chest_cnn_test_averages_FULL_reordered.A10 5_chest_cnn_test_averages_FULL_reordered.V10:5_chest_cnn_test_averages_FULL_reordered.Y10 5_chest_cnn_test_averages_FULL_reordered.A11:5_chest_cnn_test_averages_FULL_reordered.A11 5_chest_cnn_test_averages_FULL_reordered.V11:5_chest_cnn_test_averages_FULL_reordered.Y11 5_chest_cnn_test_averages_FULL_reordered.A12:5_chest_cnn_test_averages_FULL_reordered.A12 5_chest_cnn_test_averages_FULL_reordered.V12:5_chest_cnn_test_averages_FULL_reordered.Y12 5_chest_cnn_test_averages_FULL_reordered.A13:5_chest_cnn_test_averages_FULL_reordered.A13 5_chest_cnn_test_averages_FULL_reordered.V13:5_chest_cnn_test_averages_FULL_reordered.Y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7.8787in" svg:height="3.5429in" svg:x="23.8614in" svg:y="4.7031in">
            <draw:object draw:notify-on-update-of-ranges="5_chest_cnn_test_averages_FULL_reordered.Z2:5_chest_cnn_test_averages_FULL_reordered.AC2 5_chest_cnn_test_averages_FULL_reordered.A3:5_chest_cnn_test_averages_FULL_reordered.A3 5_chest_cnn_test_averages_FULL_reordered.Z3:5_chest_cnn_test_averages_FULL_reordered.AC3 5_chest_cnn_test_averages_FULL_reordered.A4:5_chest_cnn_test_averages_FULL_reordered.A4 5_chest_cnn_test_averages_FULL_reordered.Z4:5_chest_cnn_test_averages_FULL_reordered.AC4 5_chest_cnn_test_averages_FULL_reordered.A5:5_chest_cnn_test_averages_FULL_reordered.A5 5_chest_cnn_test_averages_FULL_reordered.Z5:5_chest_cnn_test_averages_FULL_reordered.AC5 5_chest_cnn_test_averages_FULL_reordered.A6:5_chest_cnn_test_averages_FULL_reordered.A6 5_chest_cnn_test_averages_FULL_reordered.Z6:5_chest_cnn_test_averages_FULL_reordered.AC6 5_chest_cnn_test_averages_FULL_reordered.A7:5_chest_cnn_test_averages_FULL_reordered.A7 5_chest_cnn_test_averages_FULL_reordered.Z7:5_chest_cnn_test_averages_FULL_reordered.AC7 5_chest_cnn_test_averages_FULL_reordered.A8:5_chest_cnn_test_averages_FULL_reordered.A8 5_chest_cnn_test_averages_FULL_reordered.Z8:5_chest_cnn_test_averages_FULL_reordered.AC8 5_chest_cnn_test_averages_FULL_reordered.A9:5_chest_cnn_test_averages_FULL_reordered.A9 5_chest_cnn_test_averages_FULL_reordered.Z9:5_chest_cnn_test_averages_FULL_reordered.AC9 5_chest_cnn_test_averages_FULL_reordered.A10:5_chest_cnn_test_averages_FULL_reordered.A10 5_chest_cnn_test_averages_FULL_reordered.Z10:5_chest_cnn_test_averages_FULL_reordered.AC10 5_chest_cnn_test_averages_FULL_reordered.A11:5_chest_cnn_test_averages_FULL_reordered.A11 5_chest_cnn_test_averages_FULL_reordered.Z11:5_chest_cnn_test_averages_FULL_reordered.AC11 5_chest_cnn_test_averages_FULL_reordered.A12:5_chest_cnn_test_averages_FULL_reordered.A12 5_chest_cnn_test_averages_FULL_reordered.Z12:5_chest_cnn_test_averages_FULL_reordered.AC12 5_chest_cnn_test_averages_FULL_reordered.A13:5_chest_cnn_test_averages_FULL_reordered.A13 5_chest_cnn_test_averages_FULL_reordered.Z13:5_chest_cnn_test_averages_FULL_reordered.AC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7.8787in" svg:height="3.5429in" svg:x="27.7437in" svg:y="4.6551in">
            <draw:object draw:notify-on-update-of-ranges="5_chest_cnn_test_averages_FULL_reordered.AD2:5_chest_cnn_test_averages_FULL_reordered.AG2 5_chest_cnn_test_averages_FULL_reordered.A3:5_chest_cnn_test_averages_FULL_reordered.A3 5_chest_cnn_test_averages_FULL_reordered.AD3:5_chest_cnn_test_averages_FULL_reordered.AG3 5_chest_cnn_test_averages_FULL_reordered.A4:5_chest_cnn_test_averages_FULL_reordered.A4 5_chest_cnn_test_averages_FULL_reordered.AD4:5_chest_cnn_test_averages_FULL_reordered.AG4 5_chest_cnn_test_averages_FULL_reordered.A5:5_chest_cnn_test_averages_FULL_reordered.A5 5_chest_cnn_test_averages_FULL_reordered.AD5:5_chest_cnn_test_averages_FULL_reordered.AG5 5_chest_cnn_test_averages_FULL_reordered.A6:5_chest_cnn_test_averages_FULL_reordered.A6 5_chest_cnn_test_averages_FULL_reordered.AD6:5_chest_cnn_test_averages_FULL_reordered.AG6 5_chest_cnn_test_averages_FULL_reordered.A7:5_chest_cnn_test_averages_FULL_reordered.A7 5_chest_cnn_test_averages_FULL_reordered.AD7:5_chest_cnn_test_averages_FULL_reordered.AG7 5_chest_cnn_test_averages_FULL_reordered.A8:5_chest_cnn_test_averages_FULL_reordered.A8 5_chest_cnn_test_averages_FULL_reordered.AD8:5_chest_cnn_test_averages_FULL_reordered.AG8 5_chest_cnn_test_averages_FULL_reordered.A9:5_chest_cnn_test_averages_FULL_reordered.A9 5_chest_cnn_test_averages_FULL_reordered.AD9:5_chest_cnn_test_averages_FULL_reordered.AG9 5_chest_cnn_test_averages_FULL_reordered.A10:5_chest_cnn_test_averages_FULL_reordered.A10 5_chest_cnn_test_averages_FULL_reordered.AD10:5_chest_cnn_test_averages_FULL_reordered.AG10 5_chest_cnn_test_averages_FULL_reordered.A11:5_chest_cnn_test_averages_FULL_reordered.A11 5_chest_cnn_test_averages_FULL_reordered.AD11:5_chest_cnn_test_averages_FULL_reordered.AG11 5_chest_cnn_test_averages_FULL_reordered.A12:5_chest_cnn_test_averages_FULL_reordered.A12 5_chest_cnn_test_averages_FULL_reordered.AD12:5_chest_cnn_test_averages_FULL_reordered.AG12 5_chest_cnn_test_averages_FULL_reordered.A13:5_chest_cnn_test_averages_FULL_reordered.A13 5_chest_cnn_test_averages_FULL_reordered.AD13:5_chest_cnn_test_averages_FULL_reordered.AG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row table:style-name="ro1">
          <table:table-cell/>
          <table:table-cell office:value-type="string" calcext:value-type="string">
            <text:p>virtual_memory[MB]</text:p>
          </table:table-cell>
          <table:table-cell table:number-columns-repeated="3"/>
          <table:table-cell office:value-type="string" calcext:value-type="string">
            <text:p>resident_memory[MB]</text:p>
          </table:table-cell>
          <table:table-cell table:number-columns-repeated="3"/>
          <table:table-cell office:value-type="string" calcext:value-type="string">
            <text:p>keygen_duration[us]</text:p>
          </table:table-cell>
          <table:table-cell table:number-columns-repeated="3"/>
          <table:table-cell office:value-type="string" calcext:value-type="string">
            <text:p>model_initialization_duration[s]</text:p>
          </table:table-cell>
          <table:table-cell table:number-columns-repeated="3"/>
          <table:table-cell office:value-type="string" calcext:value-type="string">
            <text:p>encryption_duration[s]</text:p>
          </table:table-cell>
          <table:table-cell table:number-columns-repeated="3"/>
          <table:table-cell office:value-type="string" calcext:value-type="string">
            <text:p>operations_duration[s]</text:p>
          </table:table-cell>
          <table:table-cell table:number-columns-repeated="3"/>
          <table:table-cell office:value-type="string" calcext:value-type="string">
            <text:p>decryption_duration[s]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ig x num_filte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Lib_4K_1</text:p>
          </table:table-cell>
          <table:table-cell office:value-type="float" office:value="1147.69" calcext:value-type="float">
            <text:p>1147.69</text:p>
          </table:table-cell>
          <table:table-cell office:value-type="float" office:value="1211.72" calcext:value-type="float">
            <text:p>1211.72</text:p>
          </table:table-cell>
          <table:table-cell office:value-type="float" office:value="1275.76" calcext:value-type="float">
            <text:p>1275.76</text:p>
          </table:table-cell>
          <table:table-cell office:value-type="float" office:value="1339.79" calcext:value-type="float">
            <text:p>1339.79</text:p>
          </table:table-cell>
          <table:table-cell office:value-type="float" office:value="618.484" calcext:value-type="float">
            <text:p>618.484</text:p>
          </table:table-cell>
          <table:table-cell office:value-type="float" office:value="691.586" calcext:value-type="float">
            <text:p>691.586</text:p>
          </table:table-cell>
          <table:table-cell office:value-type="float" office:value="764.266" calcext:value-type="float">
            <text:p>764.266</text:p>
          </table:table-cell>
          <table:table-cell office:value-type="float" office:value="837.531" calcext:value-type="float">
            <text:p>837.531</text:p>
          </table:table-cell>
          <table:table-cell office:value-type="float" office:value="58676" calcext:value-type="float">
            <text:p>58676</text:p>
          </table:table-cell>
          <table:table-cell office:value-type="float" office:value="65909" calcext:value-type="float">
            <text:p>65909</text:p>
          </table:table-cell>
          <table:table-cell office:value-type="float" office:value="75118" calcext:value-type="float">
            <text:p>75118</text:p>
          </table:table-cell>
          <table:table-cell office:value-type="float" office:value="62580" calcext:value-type="float">
            <text:p>62580</text:p>
          </table:table-cell>
          <table:table-cell table:formula="of:=[.N15]/1000000" office:value-type="float" office:value="0.001244" calcext:value-type="float">
            <text:p>0.001244</text:p>
          </table:table-cell>
          <table:table-cell table:formula="of:=[.O15]/1000000" office:value-type="float" office:value="0.001799" calcext:value-type="float">
            <text:p>0.001799</text:p>
          </table:table-cell>
          <table:table-cell table:formula="of:=[.P15]/1000000" office:value-type="float" office:value="0.002652" calcext:value-type="float">
            <text:p>0.002652</text:p>
          </table:table-cell>
          <table:table-cell table:formula="of:=[.Q15]/1000000" office:value-type="float" office:value="0.002676" calcext:value-type="float">
            <text:p>0.002676</text:p>
          </table:table-cell>
          <table:table-cell table:formula="of:=[.R15]/1000000" office:value-type="float" office:value="2.488847" calcext:value-type="float">
            <text:p>2.488847</text:p>
          </table:table-cell>
          <table:table-cell table:formula="of:=[.S15]/1000000" office:value-type="float" office:value="3.123707" calcext:value-type="float">
            <text:p>3.123707</text:p>
          </table:table-cell>
          <table:table-cell table:formula="of:=[.T15]/1000000" office:value-type="float" office:value="3.143966" calcext:value-type="float">
            <text:p>3.143966</text:p>
          </table:table-cell>
          <table:table-cell table:formula="of:=[.U15]/1000000" office:value-type="float" office:value="2.481024" calcext:value-type="float">
            <text:p>2.481024</text:p>
          </table:table-cell>
          <table:table-cell table:formula="of:=[.V15]/1000000" office:value-type="float" office:value="2.288276" calcext:value-type="float">
            <text:p>2.288276</text:p>
          </table:table-cell>
          <table:table-cell table:formula="of:=[.W15]/1000000" office:value-type="float" office:value="2.708385" calcext:value-type="float">
            <text:p>2.708385</text:p>
          </table:table-cell>
          <table:table-cell table:formula="of:=[.X15]/1000000" office:value-type="float" office:value="3.198474" calcext:value-type="float">
            <text:p>3.198474</text:p>
          </table:table-cell>
          <table:table-cell table:formula="of:=[.Y15]/1000000" office:value-type="float" office:value="2.929892" calcext:value-type="float">
            <text:p>2.929892</text:p>
          </table:table-cell>
          <table:table-cell table:formula="of:=[.Z15]/1000000" office:value-type="float" office:value="0.047618" calcext:value-type="float">
            <text:p>0.047618</text:p>
          </table:table-cell>
          <table:table-cell table:formula="of:=[.AA15]/1000000" office:value-type="float" office:value="0.050194" calcext:value-type="float">
            <text:p>0.050194</text:p>
          </table:table-cell>
          <table:table-cell table:formula="of:=[.AB15]/1000000" office:value-type="float" office:value="0.04974" calcext:value-type="float">
            <text:p>0.04974</text:p>
          </table:table-cell>
          <table:table-cell table:formula="of:=[.AC15]/1000000" office:value-type="float" office:value="0.045563" calcext:value-type="float">
            <text:p>0.045563</text:p>
          </table:table-cell>
          <table:table-cell office:value-type="float" office:value="0.00029637" calcext:value-type="float">
            <text:p>0.00029637</text:p>
          </table:table-cell>
          <table:table-cell office:value-type="float" office:value="0.0158467" calcext:value-type="float">
            <text:p>0.0158467</text:p>
          </table:table-cell>
          <table:table-cell office:value-type="float" office:value="0.00255186" calcext:value-type="float">
            <text:p>0.00255186</text:p>
          </table:table-cell>
          <table:table-cell office:value-type="float" office:value="0.00266188" calcext:value-type="float">
            <text:p>0.00266188</text:p>
          </table:table-cell>
        </table:table-row>
        <table:table-row table:style-name="ro1">
          <table:table-cell office:value-type="string" calcext:value-type="string">
            <text:p>SEAL_4K_1</text:p>
          </table:table-cell>
          <table:table-cell office:value-type="float" office:value="1959.5" calcext:value-type="float">
            <text:p>1959.5</text:p>
          </table:table-cell>
          <table:table-cell office:value-type="float" office:value="2131.04" calcext:value-type="float">
            <text:p>2131.04</text:p>
          </table:table-cell>
          <table:table-cell office:value-type="float" office:value="2410.92" calcext:value-type="float">
            <text:p>2410.92</text:p>
          </table:table-cell>
          <table:table-cell office:value-type="float" office:value="2585.09" calcext:value-type="float">
            <text:p>2585.09</text:p>
          </table:table-cell>
          <table:table-cell office:value-type="float" office:value="1384.8" calcext:value-type="float">
            <text:p>1384.8</text:p>
          </table:table-cell>
          <table:table-cell office:value-type="float" office:value="1583.41" calcext:value-type="float">
            <text:p>1583.41</text:p>
          </table:table-cell>
          <table:table-cell office:value-type="float" office:value="1784.71" calcext:value-type="float">
            <text:p>1784.71</text:p>
          </table:table-cell>
          <table:table-cell office:value-type="float" office:value="1983.58" calcext:value-type="float">
            <text:p>1983.58</text:p>
          </table:table-cell>
          <table:table-cell office:value-type="float" office:value="63284" calcext:value-type="float">
            <text:p>63284</text:p>
          </table:table-cell>
          <table:table-cell office:value-type="float" office:value="65204" calcext:value-type="float">
            <text:p>65204</text:p>
          </table:table-cell>
          <table:table-cell office:value-type="float" office:value="64007" calcext:value-type="float">
            <text:p>64007</text:p>
          </table:table-cell>
          <table:table-cell office:value-type="float" office:value="57937" calcext:value-type="float">
            <text:p>57937</text:p>
          </table:table-cell>
          <table:table-cell table:formula="of:=[.N16]/1000000" office:value-type="float" office:value="5.809053" calcext:value-type="float">
            <text:p>5.809053</text:p>
          </table:table-cell>
          <table:table-cell table:formula="of:=[.O16]/1000000" office:value-type="float" office:value="7.924686" calcext:value-type="float">
            <text:p>7.924686</text:p>
          </table:table-cell>
          <table:table-cell table:formula="of:=[.P16]/1000000" office:value-type="float" office:value="8.947346" calcext:value-type="float">
            <text:p>8.947346</text:p>
          </table:table-cell>
          <table:table-cell table:formula="of:=[.Q16]/1000000" office:value-type="float" office:value="9.46147" calcext:value-type="float">
            <text:p>9.46147</text:p>
          </table:table-cell>
          <table:table-cell table:formula="of:=[.R16]/1000000" office:value-type="float" office:value="1.967322" calcext:value-type="float">
            <text:p>1.967322</text:p>
          </table:table-cell>
          <table:table-cell table:formula="of:=[.S16]/1000000" office:value-type="float" office:value="1.933072" calcext:value-type="float">
            <text:p>1.933072</text:p>
          </table:table-cell>
          <table:table-cell table:formula="of:=[.T16]/1000000" office:value-type="float" office:value="1.885518" calcext:value-type="float">
            <text:p>1.885518</text:p>
          </table:table-cell>
          <table:table-cell table:formula="of:=[.U16]/1000000" office:value-type="float" office:value="1.717174" calcext:value-type="float">
            <text:p>1.717174</text:p>
          </table:table-cell>
          <table:table-cell table:formula="of:=[.V16]/1000000" office:value-type="float" office:value="10.970994" calcext:value-type="float">
            <text:p>10.970994</text:p>
          </table:table-cell>
          <table:table-cell table:formula="of:=[.W16]/1000000" office:value-type="float" office:value="14.275203" calcext:value-type="float">
            <text:p>14.275203</text:p>
          </table:table-cell>
          <table:table-cell table:formula="of:=[.X16]/1000000" office:value-type="float" office:value="18.392212" calcext:value-type="float">
            <text:p>18.392212</text:p>
          </table:table-cell>
          <table:table-cell table:formula="of:=[.Y16]/1000000" office:value-type="float" office:value="19.084629" calcext:value-type="float">
            <text:p>19.084629</text:p>
          </table:table-cell>
          <table:table-cell table:formula="of:=[.Z16]/1000000" office:value-type="float" office:value="0.008708" calcext:value-type="float">
            <text:p>0.008708</text:p>
          </table:table-cell>
          <table:table-cell table:formula="of:=[.AA16]/1000000" office:value-type="float" office:value="0.013686" calcext:value-type="float">
            <text:p>0.013686</text:p>
          </table:table-cell>
          <table:table-cell table:formula="of:=[.AB16]/1000000" office:value-type="float" office:value="0.011844" calcext:value-type="float">
            <text:p>0.011844</text:p>
          </table:table-cell>
          <table:table-cell table:formula="of:=[.AC16]/1000000" office:value-type="float" office:value="0.009137" calcext:value-type="float">
            <text:p>0.009137</text:p>
          </table:table-cell>
          <table:table-cell office:value-type="float" office:value="0.0000501393" calcext:value-type="float">
            <text:p>0.0000501393</text:p>
          </table:table-cell>
          <table:table-cell office:value-type="float" office:value="0.0152543" calcext:value-type="float">
            <text:p>0.0152543</text:p>
          </table:table-cell>
          <table:table-cell office:value-type="float" office:value="0.00244376" calcext:value-type="float">
            <text:p>0.00244376</text:p>
          </table:table-cell>
          <table:table-cell office:value-type="float" office:value="0.00332938" calcext:value-type="float">
            <text:p>0.00332938</text:p>
          </table:table-cell>
        </table:table-row>
        <table:table-row table:style-name="ro1">
          <table:table-cell office:value-type="string" calcext:value-type="string">
            <text:p>HELib_4K_2</text:p>
          </table:table-cell>
          <table:table-cell office:value-type="float" office:value="1083.38" calcext:value-type="float">
            <text:p>1083.38</text:p>
          </table:table-cell>
          <table:table-cell office:value-type="float" office:value="1083.41" calcext:value-type="float">
            <text:p>1083.41</text:p>
          </table:table-cell>
          <table:table-cell office:value-type="float" office:value="1083.45" calcext:value-type="float">
            <text:p>1083.45</text:p>
          </table:table-cell>
          <table:table-cell office:value-type="float" office:value="1083.48" calcext:value-type="float">
            <text:p>1083.48</text:p>
          </table:table-cell>
          <table:table-cell office:value-type="float" office:value="598.293" calcext:value-type="float">
            <text:p>598.293</text:p>
          </table:table-cell>
          <table:table-cell office:value-type="float" office:value="653.012" calcext:value-type="float">
            <text:p>653.012</text:p>
          </table:table-cell>
          <table:table-cell office:value-type="float" office:value="707.602" calcext:value-type="float">
            <text:p>707.602</text:p>
          </table:table-cell>
          <table:table-cell office:value-type="float" office:value="763.574" calcext:value-type="float">
            <text:p>763.574</text:p>
          </table:table-cell>
          <table:table-cell office:value-type="float" office:value="60792" calcext:value-type="float">
            <text:p>60792</text:p>
          </table:table-cell>
          <table:table-cell office:value-type="float" office:value="95727" calcext:value-type="float">
            <text:p>95727</text:p>
          </table:table-cell>
          <table:table-cell office:value-type="float" office:value="94389" calcext:value-type="float">
            <text:p>94389</text:p>
          </table:table-cell>
          <table:table-cell office:value-type="float" office:value="56478" calcext:value-type="float">
            <text:p>56478</text:p>
          </table:table-cell>
          <table:table-cell table:formula="of:=[.N17]/1000000" office:value-type="float" office:value="0.001313" calcext:value-type="float">
            <text:p>0.001313</text:p>
          </table:table-cell>
          <table:table-cell table:formula="of:=[.O17]/1000000" office:value-type="float" office:value="0.001675" calcext:value-type="float">
            <text:p>0.001675</text:p>
          </table:table-cell>
          <table:table-cell table:formula="of:=[.P17]/1000000" office:value-type="float" office:value="0.002322" calcext:value-type="float">
            <text:p>0.002322</text:p>
          </table:table-cell>
          <table:table-cell table:formula="of:=[.Q17]/1000000" office:value-type="float" office:value="0.002665" calcext:value-type="float">
            <text:p>0.002665</text:p>
          </table:table-cell>
          <table:table-cell table:formula="of:=[.R17]/1000000" office:value-type="float" office:value="2.527088" calcext:value-type="float">
            <text:p>2.527088</text:p>
          </table:table-cell>
          <table:table-cell table:formula="of:=[.S17]/1000000" office:value-type="float" office:value="2.744555" calcext:value-type="float">
            <text:p>2.744555</text:p>
          </table:table-cell>
          <table:table-cell table:formula="of:=[.T17]/1000000" office:value-type="float" office:value="2.6844" calcext:value-type="float">
            <text:p>2.6844</text:p>
          </table:table-cell>
          <table:table-cell table:formula="of:=[.U17]/1000000" office:value-type="float" office:value="2.837004" calcext:value-type="float">
            <text:p>2.837004</text:p>
          </table:table-cell>
          <table:table-cell table:formula="of:=[.V17]/1000000" office:value-type="float" office:value="2.289464" calcext:value-type="float">
            <text:p>2.289464</text:p>
          </table:table-cell>
          <table:table-cell table:formula="of:=[.W17]/1000000" office:value-type="float" office:value="2.687792" calcext:value-type="float">
            <text:p>2.687792</text:p>
          </table:table-cell>
          <table:table-cell table:formula="of:=[.X17]/1000000" office:value-type="float" office:value="2.975838" calcext:value-type="float">
            <text:p>2.975838</text:p>
          </table:table-cell>
          <table:table-cell table:formula="of:=[.Y17]/1000000" office:value-type="float" office:value="2.983872" calcext:value-type="float">
            <text:p>2.983872</text:p>
          </table:table-cell>
          <table:table-cell table:formula="of:=[.Z17]/1000000" office:value-type="float" office:value="0.044823" calcext:value-type="float">
            <text:p>0.044823</text:p>
          </table:table-cell>
          <table:table-cell table:formula="of:=[.AA17]/1000000" office:value-type="float" office:value="0.052944" calcext:value-type="float">
            <text:p>0.052944</text:p>
          </table:table-cell>
          <table:table-cell table:formula="of:=[.AB17]/1000000" office:value-type="float" office:value="0.048444" calcext:value-type="float">
            <text:p>0.048444</text:p>
          </table:table-cell>
          <table:table-cell table:formula="of:=[.AC17]/1000000" office:value-type="float" office:value="0.058782" calcext:value-type="float">
            <text:p>0.058782</text:p>
          </table:table-cell>
          <table:table-cell office:value-type="float" office:value="0.00459849" calcext:value-type="float">
            <text:p>0.00459849</text:p>
          </table:table-cell>
          <table:table-cell office:value-type="float" office:value="0.0343856" calcext:value-type="float">
            <text:p>0.0343856</text:p>
          </table:table-cell>
          <table:table-cell office:value-type="float" office:value="0.0137648" calcext:value-type="float">
            <text:p>0.0137648</text:p>
          </table:table-cell>
          <table:table-cell office:value-type="float" office:value="0.0161827" calcext:value-type="float">
            <text:p>0.0161827</text:p>
          </table:table-cell>
        </table:table-row>
        <table:table-row table:style-name="ro1">
          <table:table-cell office:value-type="string" calcext:value-type="string">
            <text:p>HELib_8K_1</text:p>
          </table:table-cell>
          <table:table-cell office:value-type="float" office:value="3346.54" calcext:value-type="float">
            <text:p>3346.54</text:p>
          </table:table-cell>
          <table:table-cell office:value-type="float" office:value="3602.57" calcext:value-type="float">
            <text:p>3602.57</text:p>
          </table:table-cell>
          <table:table-cell office:value-type="float" office:value="3858.61" calcext:value-type="float">
            <text:p>3858.61</text:p>
          </table:table-cell>
          <table:table-cell office:value-type="float" office:value="4114.64" calcext:value-type="float">
            <text:p>4114.64</text:p>
          </table:table-cell>
          <table:table-cell office:value-type="float" office:value="2881.96" calcext:value-type="float">
            <text:p>2881.96</text:p>
          </table:table-cell>
          <table:table-cell office:value-type="float" office:value="3171.59" calcext:value-type="float">
            <text:p>3171.59</text:p>
          </table:table-cell>
          <table:table-cell office:value-type="float" office:value="3465.04" calcext:value-type="float">
            <text:p>3465.04</text:p>
          </table:table-cell>
          <table:table-cell office:value-type="float" office:value="3749.96" calcext:value-type="float">
            <text:p>3749.96</text:p>
          </table:table-cell>
          <table:table-cell office:value-type="float" office:value="237468" calcext:value-type="float">
            <text:p>237468</text:p>
          </table:table-cell>
          <table:table-cell office:value-type="float" office:value="232898" calcext:value-type="float">
            <text:p>232898</text:p>
          </table:table-cell>
          <table:table-cell office:value-type="float" office:value="246596" calcext:value-type="float">
            <text:p>246596</text:p>
          </table:table-cell>
          <table:table-cell office:value-type="float" office:value="264457" calcext:value-type="float">
            <text:p>264457</text:p>
          </table:table-cell>
          <table:table-cell table:formula="of:=[.N18]/1000000" office:value-type="float" office:value="0.001319" calcext:value-type="float">
            <text:p>0.001319</text:p>
          </table:table-cell>
          <table:table-cell table:formula="of:=[.O18]/1000000" office:value-type="float" office:value="0.001583" calcext:value-type="float">
            <text:p>0.001583</text:p>
          </table:table-cell>
          <table:table-cell table:formula="of:=[.P18]/1000000" office:value-type="float" office:value="0.002321" calcext:value-type="float">
            <text:p>0.002321</text:p>
          </table:table-cell>
          <table:table-cell table:formula="of:=[.Q18]/1000000" office:value-type="float" office:value="0.002627" calcext:value-type="float">
            <text:p>0.002627</text:p>
          </table:table-cell>
          <table:table-cell table:formula="of:=[.R18]/1000000" office:value-type="float" office:value="9.073647" calcext:value-type="float">
            <text:p>9.073647</text:p>
          </table:table-cell>
          <table:table-cell table:formula="of:=[.S18]/1000000" office:value-type="float" office:value="9.567033" calcext:value-type="float">
            <text:p>9.567033</text:p>
          </table:table-cell>
          <table:table-cell table:formula="of:=[.T18]/1000000" office:value-type="float" office:value="9.746832" calcext:value-type="float">
            <text:p>9.746832</text:p>
          </table:table-cell>
          <table:table-cell table:formula="of:=[.U18]/1000000" office:value-type="float" office:value="9.478197" calcext:value-type="float">
            <text:p>9.478197</text:p>
          </table:table-cell>
          <table:table-cell table:formula="of:=[.V18]/1000000" office:value-type="float" office:value="14.133512" calcext:value-type="float">
            <text:p>14.133512</text:p>
          </table:table-cell>
          <table:table-cell table:formula="of:=[.W18]/1000000" office:value-type="float" office:value="17.623606" calcext:value-type="float">
            <text:p>17.623606</text:p>
          </table:table-cell>
          <table:table-cell table:formula="of:=[.X18]/1000000" office:value-type="float" office:value="20.931251" calcext:value-type="float">
            <text:p>20.931251</text:p>
          </table:table-cell>
          <table:table-cell table:formula="of:=[.Y18]/1000000" office:value-type="float" office:value="23.955552" calcext:value-type="float">
            <text:p>23.955552</text:p>
          </table:table-cell>
          <table:table-cell table:formula="of:=[.Z18]/1000000" office:value-type="float" office:value="0.126496" calcext:value-type="float">
            <text:p>0.126496</text:p>
          </table:table-cell>
          <table:table-cell table:formula="of:=[.AA18]/1000000" office:value-type="float" office:value="0.128882" calcext:value-type="float">
            <text:p>0.128882</text:p>
          </table:table-cell>
          <table:table-cell table:formula="of:=[.AB18]/1000000" office:value-type="float" office:value="0.135506" calcext:value-type="float">
            <text:p>0.135506</text:p>
          </table:table-cell>
          <table:table-cell table:formula="of:=[.AC18]/1000000" office:value-type="float" office:value="0.13031" calcext:value-type="float">
            <text:p>0.13031</text:p>
          </table:table-cell>
          <table:table-cell office:value-type="float" office:value="0.00000150752" calcext:value-type="float">
            <text:p>0.00000150752</text:p>
          </table:table-cell>
          <table:table-cell office:value-type="float" office:value="0.0150446" calcext:value-type="float">
            <text:p>0.0150446</text:p>
          </table:table-cell>
          <table:table-cell office:value-type="float" office:value="0.00232137" calcext:value-type="float">
            <text:p>0.00232137</text:p>
          </table:table-cell>
          <table:table-cell office:value-type="float" office:value="0.00314281" calcext:value-type="float">
            <text:p>0.00314281</text:p>
          </table:table-cell>
        </table:table-row>
        <table:table-row table:style-name="ro1">
          <table:table-cell office:value-type="string" calcext:value-type="string">
            <text:p>SEAL_8K_1</text:p>
          </table:table-cell>
          <table:table-cell office:value-type="float" office:value="6446.77" calcext:value-type="float">
            <text:p>6446.77</text:p>
          </table:table-cell>
          <table:table-cell office:value-type="float" office:value="7319.46" calcext:value-type="float">
            <text:p>7319.46</text:p>
          </table:table-cell>
          <table:table-cell office:value-type="float" office:value="8476.08" calcext:value-type="float">
            <text:p>8476.08</text:p>
          </table:table-cell>
          <table:table-cell office:value-type="float" office:value="9458.95" calcext:value-type="float">
            <text:p>9458.95</text:p>
          </table:table-cell>
          <table:table-cell office:value-type="float" office:value="5767.37" calcext:value-type="float">
            <text:p>5767.37</text:p>
          </table:table-cell>
          <table:table-cell office:value-type="float" office:value="6689.05" calcext:value-type="float">
            <text:p>6689.05</text:p>
          </table:table-cell>
          <table:table-cell office:value-type="float" office:value="7626.75" calcext:value-type="float">
            <text:p>7626.75</text:p>
          </table:table-cell>
          <table:table-cell office:value-type="float" office:value="8579.02" calcext:value-type="float">
            <text:p>8579.02</text:p>
          </table:table-cell>
          <table:table-cell office:value-type="float" office:value="292185" calcext:value-type="float">
            <text:p>292185</text:p>
          </table:table-cell>
          <table:table-cell office:value-type="float" office:value="291779" calcext:value-type="float">
            <text:p>291779</text:p>
          </table:table-cell>
          <table:table-cell office:value-type="float" office:value="299846" calcext:value-type="float">
            <text:p>299846</text:p>
          </table:table-cell>
          <table:table-cell office:value-type="float" office:value="293718" calcext:value-type="float">
            <text:p>293718</text:p>
          </table:table-cell>
          <table:table-cell table:formula="of:=[.N19]/1000000" office:value-type="float" office:value="20.269683" calcext:value-type="float">
            <text:p>20.269683</text:p>
          </table:table-cell>
          <table:table-cell table:formula="of:=[.O19]/1000000" office:value-type="float" office:value="26.614952" calcext:value-type="float">
            <text:p>26.614952</text:p>
          </table:table-cell>
          <table:table-cell table:formula="of:=[.P19]/1000000" office:value-type="float" office:value="32.482265" calcext:value-type="float">
            <text:p>32.482265</text:p>
          </table:table-cell>
          <table:table-cell table:formula="of:=[.Q19]/1000000" office:value-type="float" office:value="37.586603" calcext:value-type="float">
            <text:p>37.586603</text:p>
          </table:table-cell>
          <table:table-cell table:formula="of:=[.R19]/1000000" office:value-type="float" office:value="6.321913" calcext:value-type="float">
            <text:p>6.321913</text:p>
          </table:table-cell>
          <table:table-cell table:formula="of:=[.S19]/1000000" office:value-type="float" office:value="6.63484" calcext:value-type="float">
            <text:p>6.63484</text:p>
          </table:table-cell>
          <table:table-cell table:formula="of:=[.T19]/1000000" office:value-type="float" office:value="6.521081" calcext:value-type="float">
            <text:p>6.521081</text:p>
          </table:table-cell>
          <table:table-cell table:formula="of:=[.U19]/1000000" office:value-type="float" office:value="6.434754" calcext:value-type="float">
            <text:p>6.434754</text:p>
          </table:table-cell>
          <table:table-cell table:formula="of:=[.V19]/1000000" office:value-type="float" office:value="46.018186" calcext:value-type="float">
            <text:p>46.018186</text:p>
          </table:table-cell>
          <table:table-cell table:formula="of:=[.W19]/1000000" office:value-type="float" office:value="61.201802" calcext:value-type="float">
            <text:p>61.201802</text:p>
          </table:table-cell>
          <table:table-cell table:formula="of:=[.X19]/1000000" office:value-type="float" office:value="76.629149" calcext:value-type="float">
            <text:p>76.629149</text:p>
          </table:table-cell>
          <table:table-cell table:formula="of:=[.Y19]/1000000" office:value-type="float" office:value="92.14512" calcext:value-type="float">
            <text:p>92.14512</text:p>
          </table:table-cell>
          <table:table-cell table:formula="of:=[.Z19]/1000000" office:value-type="float" office:value="0.100191" calcext:value-type="float">
            <text:p>0.100191</text:p>
          </table:table-cell>
          <table:table-cell table:formula="of:=[.AA19]/1000000" office:value-type="float" office:value="0.102892" calcext:value-type="float">
            <text:p>0.102892</text:p>
          </table:table-cell>
          <table:table-cell table:formula="of:=[.AB19]/1000000" office:value-type="float" office:value="0.107404" calcext:value-type="float">
            <text:p>0.107404</text:p>
          </table:table-cell>
          <table:table-cell table:formula="of:=[.AC19]/1000000" office:value-type="float" office:value="0.110848" calcext:value-type="float">
            <text:p>0.110848</text:p>
          </table:table-cell>
          <table:table-cell office:value-type="float" office:value="0.000000900707" calcext:value-type="float">
            <text:p>0.000000900707</text:p>
          </table:table-cell>
          <table:table-cell office:value-type="float" office:value="0.0150697" calcext:value-type="float">
            <text:p>0.0150697</text:p>
          </table:table-cell>
          <table:table-cell office:value-type="float" office:value="0.00232436" calcext:value-type="float">
            <text:p>0.00232436</text:p>
          </table:table-cell>
          <table:table-cell office:value-type="float" office:value="0.0031457" calcext:value-type="float">
            <text:p>0.0031457</text:p>
          </table:table-cell>
        </table:table-row>
        <table:table-row table:style-name="ro1">
          <table:table-cell office:value-type="string" calcext:value-type="string">
            <text:p>HELib_8K_2</text:p>
          </table:table-cell>
          <table:table-cell office:value-type="float" office:value="3345.92" calcext:value-type="float">
            <text:p>3345.92</text:p>
          </table:table-cell>
          <table:table-cell office:value-type="float" office:value="3601.96" calcext:value-type="float">
            <text:p>3601.96</text:p>
          </table:table-cell>
          <table:table-cell office:value-type="float" office:value="3857.99" calcext:value-type="float">
            <text:p>3857.99</text:p>
          </table:table-cell>
          <table:table-cell office:value-type="float" office:value="4114.02" calcext:value-type="float">
            <text:p>4114.02</text:p>
          </table:table-cell>
          <table:table-cell office:value-type="float" office:value="2840.2" calcext:value-type="float">
            <text:p>2840.2</text:p>
          </table:table-cell>
          <table:table-cell office:value-type="float" office:value="3097.91" calcext:value-type="float">
            <text:p>3097.91</text:p>
          </table:table-cell>
          <table:table-cell office:value-type="float" office:value="3354.88" calcext:value-type="float">
            <text:p>3354.88</text:p>
          </table:table-cell>
          <table:table-cell office:value-type="float" office:value="3602.55" calcext:value-type="float">
            <text:p>3602.55</text:p>
          </table:table-cell>
          <table:table-cell office:value-type="float" office:value="254700" calcext:value-type="float">
            <text:p>254700</text:p>
          </table:table-cell>
          <table:table-cell office:value-type="float" office:value="389104" calcext:value-type="float">
            <text:p>389104</text:p>
          </table:table-cell>
          <table:table-cell office:value-type="float" office:value="399945" calcext:value-type="float">
            <text:p>399945</text:p>
          </table:table-cell>
          <table:table-cell office:value-type="float" office:value="392878" calcext:value-type="float">
            <text:p>392878</text:p>
          </table:table-cell>
          <table:table-cell table:formula="of:=[.N20]/1000000" office:value-type="float" office:value="0.001681" calcext:value-type="float">
            <text:p>0.001681</text:p>
          </table:table-cell>
          <table:table-cell table:formula="of:=[.O20]/1000000" office:value-type="float" office:value="0.001724" calcext:value-type="float">
            <text:p>0.001724</text:p>
          </table:table-cell>
          <table:table-cell table:formula="of:=[.P20]/1000000" office:value-type="float" office:value="0.002326" calcext:value-type="float">
            <text:p>0.002326</text:p>
          </table:table-cell>
          <table:table-cell table:formula="of:=[.Q20]/1000000" office:value-type="float" office:value="0.002638" calcext:value-type="float">
            <text:p>0.002638</text:p>
          </table:table-cell>
          <table:table-cell table:formula="of:=[.R20]/1000000" office:value-type="float" office:value="9.37139" calcext:value-type="float">
            <text:p>9.37139</text:p>
          </table:table-cell>
          <table:table-cell table:formula="of:=[.S20]/1000000" office:value-type="float" office:value="9.387161" calcext:value-type="float">
            <text:p>9.387161</text:p>
          </table:table-cell>
          <table:table-cell table:formula="of:=[.T20]/1000000" office:value-type="float" office:value="9.749621" calcext:value-type="float">
            <text:p>9.749621</text:p>
          </table:table-cell>
          <table:table-cell table:formula="of:=[.U20]/1000000" office:value-type="float" office:value="9.265841" calcext:value-type="float">
            <text:p>9.265841</text:p>
          </table:table-cell>
          <table:table-cell table:formula="of:=[.V20]/1000000" office:value-type="float" office:value="13.748991" calcext:value-type="float">
            <text:p>13.748991</text:p>
          </table:table-cell>
          <table:table-cell table:formula="of:=[.W20]/1000000" office:value-type="float" office:value="15.931747" calcext:value-type="float">
            <text:p>15.931747</text:p>
          </table:table-cell>
          <table:table-cell table:formula="of:=[.X20]/1000000" office:value-type="float" office:value="19.432912" calcext:value-type="float">
            <text:p>19.432912</text:p>
          </table:table-cell>
          <table:table-cell table:formula="of:=[.Y20]/1000000" office:value-type="float" office:value="22.196599" calcext:value-type="float">
            <text:p>22.196599</text:p>
          </table:table-cell>
          <table:table-cell table:formula="of:=[.Z20]/1000000" office:value-type="float" office:value="0.122166" calcext:value-type="float">
            <text:p>0.122166</text:p>
          </table:table-cell>
          <table:table-cell table:formula="of:=[.AA20]/1000000" office:value-type="float" office:value="0.134777" calcext:value-type="float">
            <text:p>0.134777</text:p>
          </table:table-cell>
          <table:table-cell table:formula="of:=[.AB20]/1000000" office:value-type="float" office:value="0.144797" calcext:value-type="float">
            <text:p>0.144797</text:p>
          </table:table-cell>
          <table:table-cell table:formula="of:=[.AC20]/1000000" office:value-type="float" office:value="0.121154" calcext:value-type="float">
            <text:p>0.121154</text:p>
          </table:table-cell>
          <table:table-cell office:value-type="float" office:value="0.000000000000188395" calcext:value-type="float">
            <text:p>1.88395E-13</text:p>
          </table:table-cell>
          <table:table-cell office:value-type="float" office:value="0.0150678" calcext:value-type="float">
            <text:p>0.0150678</text:p>
          </table:table-cell>
          <table:table-cell office:value-type="float" office:value="0.0023218" calcext:value-type="float">
            <text:p>0.0023218</text:p>
          </table:table-cell>
          <table:table-cell office:value-type="float" office:value="0.00314316" calcext:value-type="float">
            <text:p>0.00314316</text:p>
          </table:table-cell>
        </table:table-row>
        <table:table-row table:style-name="ro1">
          <table:table-cell office:value-type="string" calcext:value-type="string">
            <text:p>SEAL_8K_2</text:p>
          </table:table-cell>
          <table:table-cell office:value-type="float" office:value="4831.94" calcext:value-type="float">
            <text:p>4831.94</text:p>
          </table:table-cell>
          <table:table-cell office:value-type="float" office:value="5473.14" calcext:value-type="float">
            <text:p>5473.14</text:p>
          </table:table-cell>
          <table:table-cell office:value-type="float" office:value="6360.07" calcext:value-type="float">
            <text:p>6360.07</text:p>
          </table:table-cell>
          <table:table-cell office:value-type="float" office:value="6996.88" calcext:value-type="float">
            <text:p>6996.88</text:p>
          </table:table-cell>
          <table:table-cell office:value-type="float" office:value="4196.61" calcext:value-type="float">
            <text:p>4196.61</text:p>
          </table:table-cell>
          <table:table-cell office:value-type="float" office:value="4875.18" calcext:value-type="float">
            <text:p>4875.18</text:p>
          </table:table-cell>
          <table:table-cell office:value-type="float" office:value="5597.91" calcext:value-type="float">
            <text:p>5597.91</text:p>
          </table:table-cell>
          <table:table-cell office:value-type="float" office:value="6218.75" calcext:value-type="float">
            <text:p>6218.75</text:p>
          </table:table-cell>
          <table:table-cell office:value-type="float" office:value="208680" calcext:value-type="float">
            <text:p>208680</text:p>
          </table:table-cell>
          <table:table-cell office:value-type="float" office:value="222111" calcext:value-type="float">
            <text:p>222111</text:p>
          </table:table-cell>
          <table:table-cell office:value-type="float" office:value="210398" calcext:value-type="float">
            <text:p>210398</text:p>
          </table:table-cell>
          <table:table-cell office:value-type="float" office:value="194548" calcext:value-type="float">
            <text:p>194548</text:p>
          </table:table-cell>
          <table:table-cell table:formula="of:=[.N21]/1000000" office:value-type="float" office:value="16.259404" calcext:value-type="float">
            <text:p>16.259404</text:p>
          </table:table-cell>
          <table:table-cell table:formula="of:=[.O21]/1000000" office:value-type="float" office:value="21.154937" calcext:value-type="float">
            <text:p>21.154937</text:p>
          </table:table-cell>
          <table:table-cell table:formula="of:=[.P21]/1000000" office:value-type="float" office:value="26.296106" calcext:value-type="float">
            <text:p>26.296106</text:p>
          </table:table-cell>
          <table:table-cell table:formula="of:=[.Q21]/1000000" office:value-type="float" office:value="29.76473" calcext:value-type="float">
            <text:p>29.76473</text:p>
          </table:table-cell>
          <table:table-cell table:formula="of:=[.R21]/1000000" office:value-type="float" office:value="4.996736" calcext:value-type="float">
            <text:p>4.996736</text:p>
          </table:table-cell>
          <table:table-cell table:formula="of:=[.S21]/1000000" office:value-type="float" office:value="5.110703" calcext:value-type="float">
            <text:p>5.110703</text:p>
          </table:table-cell>
          <table:table-cell table:formula="of:=[.T21]/1000000" office:value-type="float" office:value="5.273452" calcext:value-type="float">
            <text:p>5.273452</text:p>
          </table:table-cell>
          <table:table-cell table:formula="of:=[.U21]/1000000" office:value-type="float" office:value="5.085801" calcext:value-type="float">
            <text:p>5.085801</text:p>
          </table:table-cell>
          <table:table-cell table:formula="of:=[.V21]/1000000" office:value-type="float" office:value="34.071049" calcext:value-type="float">
            <text:p>34.071049</text:p>
          </table:table-cell>
          <table:table-cell table:formula="of:=[.W21]/1000000" office:value-type="float" office:value="45.678548" calcext:value-type="float">
            <text:p>45.678548</text:p>
          </table:table-cell>
          <table:table-cell table:formula="of:=[.X21]/1000000" office:value-type="float" office:value="57.666964" calcext:value-type="float">
            <text:p>57.666964</text:p>
          </table:table-cell>
          <table:table-cell table:formula="of:=[.Y21]/1000000" office:value-type="float" office:value="68.918168" calcext:value-type="float">
            <text:p>68.918168</text:p>
          </table:table-cell>
          <table:table-cell table:formula="of:=[.Z21]/1000000" office:value-type="float" office:value="0.04762" calcext:value-type="float">
            <text:p>0.04762</text:p>
          </table:table-cell>
          <table:table-cell table:formula="of:=[.AA21]/1000000" office:value-type="float" office:value="0.055769" calcext:value-type="float">
            <text:p>0.055769</text:p>
          </table:table-cell>
          <table:table-cell table:formula="of:=[.AB21]/1000000" office:value-type="float" office:value="0.057333" calcext:value-type="float">
            <text:p>0.057333</text:p>
          </table:table-cell>
          <table:table-cell table:formula="of:=[.AC21]/1000000" office:value-type="float" office:value="0.054704" calcext:value-type="float">
            <text:p>0.054704</text:p>
          </table:table-cell>
          <table:table-cell office:value-type="float" office:value="0.000000000000175775" calcext:value-type="float">
            <text:p>1.75775E-13</text:p>
          </table:table-cell>
          <table:table-cell office:value-type="float" office:value="0.0150678" calcext:value-type="float">
            <text:p>0.0150678</text:p>
          </table:table-cell>
          <table:table-cell office:value-type="float" office:value="0.0023218" calcext:value-type="float">
            <text:p>0.0023218</text:p>
          </table:table-cell>
          <table:table-cell office:value-type="float" office:value="0.00314316" calcext:value-type="float">
            <text:p>0.00314316</text:p>
          </table:table-cell>
        </table:table-row>
        <table:table-row table:style-name="ro1">
          <table:table-cell office:value-type="string" calcext:value-type="string">
            <text:p>HELib_16K_1</text:p>
          </table:table-cell>
          <table:table-cell office:value-type="float" office:value="11349.8" calcext:value-type="float">
            <text:p>11349.8</text:p>
          </table:table-cell>
          <table:table-cell office:value-type="float" office:value="12437.9" calcext:value-type="float">
            <text:p>12437.9</text:p>
          </table:table-cell>
          <table:table-cell office:value-type="float" office:value="13525.9" calcext:value-type="float">
            <text:p>13525.9</text:p>
          </table:table-cell>
          <table:table-cell office:value-type="float" office:value="14613.9" calcext:value-type="float">
            <text:p>14613.9</text:p>
          </table:table-cell>
          <table:table-cell office:value-type="float" office:value="10963.3" calcext:value-type="float">
            <text:p>10963.3</text:p>
          </table:table-cell>
          <table:table-cell office:value-type="float" office:value="12051.3" calcext:value-type="float">
            <text:p>12051.3</text:p>
          </table:table-cell>
          <table:table-cell office:value-type="float" office:value="13136.9" calcext:value-type="float">
            <text:p>13136.9</text:p>
          </table:table-cell>
          <table:table-cell office:value-type="float" office:value="14225.8" calcext:value-type="float">
            <text:p>14225.8</text:p>
          </table:table-cell>
          <table:table-cell office:value-type="float" office:value="875180" calcext:value-type="float">
            <text:p>875180</text:p>
          </table:table-cell>
          <table:table-cell office:value-type="float" office:value="1471382" calcext:value-type="float">
            <text:p>1471382</text:p>
          </table:table-cell>
          <table:table-cell office:value-type="float" office:value="1445203" calcext:value-type="float">
            <text:p>1445203</text:p>
          </table:table-cell>
          <table:table-cell office:value-type="float" office:value="1461057" calcext:value-type="float">
            <text:p>1461057</text:p>
          </table:table-cell>
          <table:table-cell table:formula="of:=[.N22]/1000000" office:value-type="float" office:value="0.00157" calcext:value-type="float">
            <text:p>0.00157</text:p>
          </table:table-cell>
          <table:table-cell table:formula="of:=[.O22]/1000000" office:value-type="float" office:value="0.001881" calcext:value-type="float">
            <text:p>0.001881</text:p>
          </table:table-cell>
          <table:table-cell table:formula="of:=[.P22]/1000000" office:value-type="float" office:value="0.002637" calcext:value-type="float">
            <text:p>0.002637</text:p>
          </table:table-cell>
          <table:table-cell table:formula="of:=[.Q22]/1000000" office:value-type="float" office:value="0.002701" calcext:value-type="float">
            <text:p>0.002701</text:p>
          </table:table-cell>
          <table:table-cell table:formula="of:=[.R22]/1000000" office:value-type="float" office:value="31.56284" calcext:value-type="float">
            <text:p>31.56284</text:p>
          </table:table-cell>
          <table:table-cell table:formula="of:=[.S22]/1000000" office:value-type="float" office:value="31.866459" calcext:value-type="float">
            <text:p>31.866459</text:p>
          </table:table-cell>
          <table:table-cell table:formula="of:=[.T22]/1000000" office:value-type="float" office:value="32.15621" calcext:value-type="float">
            <text:p>32.15621</text:p>
          </table:table-cell>
          <table:table-cell table:formula="of:=[.U22]/1000000" office:value-type="float" office:value="31.111705" calcext:value-type="float">
            <text:p>31.111705</text:p>
          </table:table-cell>
          <table:table-cell table:formula="of:=[.V22]/1000000" office:value-type="float" office:value="52.500239" calcext:value-type="float">
            <text:p>52.500239</text:p>
          </table:table-cell>
          <table:table-cell table:formula="of:=[.W22]/1000000" office:value-type="float" office:value="63.564324" calcext:value-type="float">
            <text:p>63.564324</text:p>
          </table:table-cell>
          <table:table-cell table:formula="of:=[.X22]/1000000" office:value-type="float" office:value="76.167929" calcext:value-type="float">
            <text:p>76.167929</text:p>
          </table:table-cell>
          <table:table-cell table:formula="of:=[.Y22]/1000000" office:value-type="float" office:value="87.82164" calcext:value-type="float">
            <text:p>87.82164</text:p>
          </table:table-cell>
          <table:table-cell table:formula="of:=[.Z22]/1000000" office:value-type="float" office:value="0.444893" calcext:value-type="float">
            <text:p>0.444893</text:p>
          </table:table-cell>
          <table:table-cell table:formula="of:=[.AA22]/1000000" office:value-type="float" office:value="0.453169" calcext:value-type="float">
            <text:p>0.453169</text:p>
          </table:table-cell>
          <table:table-cell table:formula="of:=[.AB22]/1000000" office:value-type="float" office:value="0.448513" calcext:value-type="float">
            <text:p>0.448513</text:p>
          </table:table-cell>
          <table:table-cell table:formula="of:=[.AC22]/1000000" office:value-type="float" office:value="0.443411" calcext:value-type="float">
            <text:p>0.443411</text:p>
          </table:table-cell>
          <table:table-cell office:value-type="float" office:value="0.000000451324" calcext:value-type="float">
            <text:p>0.000000451324</text:p>
          </table:table-cell>
          <table:table-cell office:value-type="float" office:value="0.0151633" calcext:value-type="float">
            <text:p>0.0151633</text:p>
          </table:table-cell>
          <table:table-cell office:value-type="float" office:value="0.00232584" calcext:value-type="float">
            <text:p>0.00232584</text:p>
          </table:table-cell>
          <table:table-cell office:value-type="float" office:value="0.00314228" calcext:value-type="float">
            <text:p>0.00314228</text:p>
          </table:table-cell>
        </table:table-row>
        <table:table-row table:style-name="ro1">
          <table:table-cell office:value-type="string" calcext:value-type="string">
            <text:p>SEAL_16K_1</text:p>
          </table:table-cell>
          <table:table-cell office:value-type="float" office:value="12212.6" calcext:value-type="float">
            <text:p>12212.6</text:p>
          </table:table-cell>
          <table:table-cell office:value-type="float" office:value="14011.3" calcext:value-type="float">
            <text:p>14011.3</text:p>
          </table:table-cell>
          <table:table-cell office:value-type="float" office:value="16309.9" calcext:value-type="float">
            <text:p>16309.9</text:p>
          </table:table-cell>
          <table:table-cell office:value-type="float" office:value="18356.8" calcext:value-type="float">
            <text:p>18356.8</text:p>
          </table:table-cell>
          <table:table-cell office:value-type="float" office:value="11377.7" calcext:value-type="float">
            <text:p>11377.7</text:p>
          </table:table-cell>
          <table:table-cell office:value-type="float" office:value="13279.2" calcext:value-type="float">
            <text:p>13279.2</text:p>
          </table:table-cell>
          <table:table-cell office:value-type="float" office:value="13892.9" calcext:value-type="float">
            <text:p>13892.9</text:p>
          </table:table-cell>
          <table:table-cell office:value-type="float" office:value="14668.4" calcext:value-type="float">
            <text:p>14668.4</text:p>
          </table:table-cell>
          <table:table-cell office:value-type="float" office:value="589430" calcext:value-type="float">
            <text:p>589430</text:p>
          </table:table-cell>
          <table:table-cell office:value-type="float" office:value="567104" calcext:value-type="float">
            <text:p>567104</text:p>
          </table:table-cell>
          <table:table-cell office:value-type="float" office:value="588290" calcext:value-type="float">
            <text:p>588290</text:p>
          </table:table-cell>
          <table:table-cell office:value-type="float" office:value="576462" calcext:value-type="float">
            <text:p>576462</text:p>
          </table:table-cell>
          <table:table-cell table:formula="of:=[.N23]/1000000" office:value-type="float" office:value="43.59274" calcext:value-type="float">
            <text:p>43.59274</text:p>
          </table:table-cell>
          <table:table-cell table:formula="of:=[.O23]/1000000" office:value-type="float" office:value="56.284955" calcext:value-type="float">
            <text:p>56.284955</text:p>
          </table:table-cell>
          <table:table-cell table:formula="of:=[.P23]/1000000" office:value-type="float" office:value="70.151085" calcext:value-type="float">
            <text:p>70.151085</text:p>
          </table:table-cell>
          <table:table-cell table:formula="of:=[.Q23]/1000000" office:value-type="float" office:value="82.604676" calcext:value-type="float">
            <text:p>82.604676</text:p>
          </table:table-cell>
          <table:table-cell table:formula="of:=[.R23]/1000000" office:value-type="float" office:value="13.4637" calcext:value-type="float">
            <text:p>13.4637</text:p>
          </table:table-cell>
          <table:table-cell table:formula="of:=[.S23]/1000000" office:value-type="float" office:value="13.55301" calcext:value-type="float">
            <text:p>13.55301</text:p>
          </table:table-cell>
          <table:table-cell table:formula="of:=[.T23]/1000000" office:value-type="float" office:value="13.804872" calcext:value-type="float">
            <text:p>13.804872</text:p>
          </table:table-cell>
          <table:table-cell table:formula="of:=[.U23]/1000000" office:value-type="float" office:value="14.036846" calcext:value-type="float">
            <text:p>14.036846</text:p>
          </table:table-cell>
          <table:table-cell table:formula="of:=[.V23]/1000000" office:value-type="float" office:value="101.244334" calcext:value-type="float">
            <text:p>101.244334</text:p>
          </table:table-cell>
          <table:table-cell table:formula="of:=[.W23]/1000000" office:value-type="float" office:value="132.668897" calcext:value-type="float">
            <text:p>132.668897</text:p>
          </table:table-cell>
          <table:table-cell table:formula="of:=[.X23]/1000000" office:value-type="float" office:value="167.478509" calcext:value-type="float">
            <text:p>167.478509</text:p>
          </table:table-cell>
          <table:table-cell table:formula="of:=[.Y23]/1000000" office:value-type="float" office:value="203.985294" calcext:value-type="float">
            <text:p>203.985294</text:p>
          </table:table-cell>
          <table:table-cell table:formula="of:=[.Z23]/1000000" office:value-type="float" office:value="0.213747" calcext:value-type="float">
            <text:p>0.213747</text:p>
          </table:table-cell>
          <table:table-cell table:formula="of:=[.AA23]/1000000" office:value-type="float" office:value="0.225112" calcext:value-type="float">
            <text:p>0.225112</text:p>
          </table:table-cell>
          <table:table-cell table:formula="of:=[.AB23]/1000000" office:value-type="float" office:value="0.381376" calcext:value-type="float">
            <text:p>0.381376</text:p>
          </table:table-cell>
          <table:table-cell table:formula="of:=[.AC23]/1000000" office:value-type="float" office:value="0.39691" calcext:value-type="float">
            <text:p>0.39691</text:p>
          </table:table-cell>
          <table:table-cell office:value-type="float" office:value="0.00000340501" calcext:value-type="float">
            <text:p>0.00000340501</text:p>
          </table:table-cell>
          <table:table-cell office:value-type="float" office:value="0.0151439" calcext:value-type="float">
            <text:p>0.0151439</text:p>
          </table:table-cell>
          <table:table-cell office:value-type="float" office:value="0.00233819" calcext:value-type="float">
            <text:p>0.00233819</text:p>
          </table:table-cell>
          <table:table-cell office:value-type="float" office:value="0.0031546" calcext:value-type="float">
            <text:p>0.0031546</text:p>
          </table:table-cell>
        </table:table-row>
        <table:table-row table:style-name="ro1">
          <table:table-cell office:value-type="string" calcext:value-type="string">
            <text:p>HELib_16K_2</text:p>
          </table:table-cell>
          <table:table-cell office:value-type="float" office:value="11284.3" calcext:value-type="float">
            <text:p>11284.3</text:p>
          </table:table-cell>
          <table:table-cell office:value-type="float" office:value="12308.4" calcext:value-type="float">
            <text:p>12308.4</text:p>
          </table:table-cell>
          <table:table-cell office:value-type="float" office:value="13332.4" calcext:value-type="float">
            <text:p>13332.4</text:p>
          </table:table-cell>
          <table:table-cell office:value-type="float" office:value="14356.4" calcext:value-type="float">
            <text:p>14356.4</text:p>
          </table:table-cell>
          <table:table-cell office:value-type="float" office:value="10908.5" calcext:value-type="float">
            <text:p>10908.5</text:p>
          </table:table-cell>
          <table:table-cell office:value-type="float" office:value="11922.9" calcext:value-type="float">
            <text:p>11922.9</text:p>
          </table:table-cell>
          <table:table-cell office:value-type="float" office:value="12940.7" calcext:value-type="float">
            <text:p>12940.7</text:p>
          </table:table-cell>
          <table:table-cell office:value-type="float" office:value="13972.8" calcext:value-type="float">
            <text:p>13972.8</text:p>
          </table:table-cell>
          <table:table-cell office:value-type="float" office:value="1110666" calcext:value-type="float">
            <text:p>1110666</text:p>
          </table:table-cell>
          <table:table-cell office:value-type="float" office:value="1395363" calcext:value-type="float">
            <text:p>1395363</text:p>
          </table:table-cell>
          <table:table-cell office:value-type="float" office:value="1483121" calcext:value-type="float">
            <text:p>1483121</text:p>
          </table:table-cell>
          <table:table-cell office:value-type="float" office:value="1386550" calcext:value-type="float">
            <text:p>1386550</text:p>
          </table:table-cell>
          <table:table-cell table:formula="of:=[.N24]/1000000" office:value-type="float" office:value="0.001225" calcext:value-type="float">
            <text:p>0.001225</text:p>
          </table:table-cell>
          <table:table-cell table:formula="of:=[.O24]/1000000" office:value-type="float" office:value="0.002626" calcext:value-type="float">
            <text:p>0.002626</text:p>
          </table:table-cell>
          <table:table-cell table:formula="of:=[.P24]/1000000" office:value-type="float" office:value="0.004119" calcext:value-type="float">
            <text:p>0.004119</text:p>
          </table:table-cell>
          <table:table-cell table:formula="of:=[.Q24]/1000000" office:value-type="float" office:value="0.00546" calcext:value-type="float">
            <text:p>0.00546</text:p>
          </table:table-cell>
          <table:table-cell table:formula="of:=[.R24]/1000000" office:value-type="float" office:value="30.784029" calcext:value-type="float">
            <text:p>30.784029</text:p>
          </table:table-cell>
          <table:table-cell table:formula="of:=[.S24]/1000000" office:value-type="float" office:value="30.969468" calcext:value-type="float">
            <text:p>30.969468</text:p>
          </table:table-cell>
          <table:table-cell table:formula="of:=[.T24]/1000000" office:value-type="float" office:value="31.574655" calcext:value-type="float">
            <text:p>31.574655</text:p>
          </table:table-cell>
          <table:table-cell table:formula="of:=[.U24]/1000000" office:value-type="float" office:value="32.126354" calcext:value-type="float">
            <text:p>32.126354</text:p>
          </table:table-cell>
          <table:table-cell table:formula="of:=[.V24]/1000000" office:value-type="float" office:value="53.270009" calcext:value-type="float">
            <text:p>53.270009</text:p>
          </table:table-cell>
          <table:table-cell table:formula="of:=[.W24]/1000000" office:value-type="float" office:value="64.806367" calcext:value-type="float">
            <text:p>64.806367</text:p>
          </table:table-cell>
          <table:table-cell table:formula="of:=[.X24]/1000000" office:value-type="float" office:value="76.33146" calcext:value-type="float">
            <text:p>76.33146</text:p>
          </table:table-cell>
          <table:table-cell table:formula="of:=[.Y24]/1000000" office:value-type="float" office:value="90.59158" calcext:value-type="float">
            <text:p>90.59158</text:p>
          </table:table-cell>
          <table:table-cell table:formula="of:=[.Z24]/1000000" office:value-type="float" office:value="0.437607" calcext:value-type="float">
            <text:p>0.437607</text:p>
          </table:table-cell>
          <table:table-cell table:formula="of:=[.AA24]/1000000" office:value-type="float" office:value="0.458493" calcext:value-type="float">
            <text:p>0.458493</text:p>
          </table:table-cell>
          <table:table-cell table:formula="of:=[.AB24]/1000000" office:value-type="float" office:value="0.477581" calcext:value-type="float">
            <text:p>0.477581</text:p>
          </table:table-cell>
          <table:table-cell table:formula="of:=[.AC24]/1000000" office:value-type="float" office:value="0.477356" calcext:value-type="float">
            <text:p>0.477356</text:p>
          </table:table-cell>
          <table:table-cell office:value-type="float" office:value="0.000000000000173982" calcext:value-type="float">
            <text:p>1.73982E-13</text:p>
          </table:table-cell>
          <table:table-cell office:value-type="float" office:value="0.0151368" calcext:value-type="float">
            <text:p>0.0151368</text:p>
          </table:table-cell>
          <table:table-cell office:value-type="float" office:value="0.00232901" calcext:value-type="float">
            <text:p>0.00232901</text:p>
          </table:table-cell>
          <table:table-cell office:value-type="float" office:value="0.00314072" calcext:value-type="float">
            <text:p>0.00314072</text:p>
          </table:table-cell>
        </table:table-row>
        <table:table-row table:style-name="ro1">
          <table:table-cell office:value-type="string" calcext:value-type="string">
            <text:p>SEAL_16K_2</text:p>
          </table:table-cell>
          <table:table-cell office:value-type="float" office:value="19825.5" calcext:value-type="float">
            <text:p>19825.5</text:p>
          </table:table-cell>
          <table:table-cell office:value-type="float" office:value="22966.8" calcext:value-type="float">
            <text:p>22966.8</text:p>
          </table:table-cell>
          <table:table-cell office:value-type="float" office:value="26648.3" calcext:value-type="float">
            <text:p>26648.3</text:p>
          </table:table-cell>
          <table:table-cell/>
          <table:table-cell office:value-type="float" office:value="13634.4" calcext:value-type="float">
            <text:p>13634.4</text:p>
          </table:table-cell>
          <table:table-cell office:value-type="float" office:value="14182.1" calcext:value-type="float">
            <text:p>14182.1</text:p>
          </table:table-cell>
          <table:table-cell office:value-type="float" office:value="14602.8" calcext:value-type="float">
            <text:p>14602.8</text:p>
          </table:table-cell>
          <table:table-cell/>
          <table:table-cell office:value-type="float" office:value="1206590" calcext:value-type="float">
            <text:p>1206590</text:p>
          </table:table-cell>
          <table:table-cell office:value-type="float" office:value="1228892" calcext:value-type="float">
            <text:p>1228892</text:p>
          </table:table-cell>
          <table:table-cell office:value-type="float" office:value="1152263" calcext:value-type="float">
            <text:p>1152263</text:p>
          </table:table-cell>
          <table:table-cell/>
          <table:table-cell table:formula="of:=[.N25]/1000000" office:value-type="float" office:value="70.194573" calcext:value-type="float">
            <text:p>70.194573</text:p>
          </table:table-cell>
          <table:table-cell table:formula="of:=[.O25]/1000000" office:value-type="float" office:value="89.072082" calcext:value-type="float">
            <text:p>89.072082</text:p>
          </table:table-cell>
          <table:table-cell table:formula="of:=[.P25]/1000000" office:value-type="float" office:value="104.079398" calcext:value-type="float">
            <text:p>104.079398</text:p>
          </table:table-cell>
          <table:table-cell table:formula="of:=[.Q25]/1000000" office:value-type="float" office:value="0" calcext:value-type="float">
            <text:p>0</text:p>
          </table:table-cell>
          <table:table-cell table:formula="of:=[.R25]/1000000" office:value-type="float" office:value="47.431497" calcext:value-type="float">
            <text:p>47.431497</text:p>
          </table:table-cell>
          <table:table-cell table:formula="of:=[.S25]/1000000" office:value-type="float" office:value="47.331155" calcext:value-type="float">
            <text:p>47.331155</text:p>
          </table:table-cell>
          <table:table-cell table:formula="of:=[.T25]/1000000" office:value-type="float" office:value="47.066763" calcext:value-type="float">
            <text:p>47.066763</text:p>
          </table:table-cell>
          <table:table-cell table:formula="of:=[.U25]/1000000" office:value-type="float" office:value="0" calcext:value-type="float">
            <text:p>0</text:p>
          </table:table-cell>
          <table:table-cell table:formula="of:=[.V25]/1000000" office:value-type="float" office:value="175.903687" calcext:value-type="float">
            <text:p>175.903687</text:p>
          </table:table-cell>
          <table:table-cell table:formula="of:=[.W25]/1000000" office:value-type="float" office:value="232.811874" calcext:value-type="float">
            <text:p>232.811874</text:p>
          </table:table-cell>
          <table:table-cell table:formula="of:=[.X25]/1000000" office:value-type="float" office:value="298.717798" calcext:value-type="float">
            <text:p>298.717798</text:p>
          </table:table-cell>
          <table:table-cell table:formula="of:=[.Y25]/1000000" office:value-type="float" office:value="0" calcext:value-type="float">
            <text:p>0</text:p>
          </table:table-cell>
          <table:table-cell table:formula="of:=[.Z25]/1000000" office:value-type="float" office:value="0.699808" calcext:value-type="float">
            <text:p>0.699808</text:p>
          </table:table-cell>
          <table:table-cell table:formula="of:=[.AA25]/1000000" office:value-type="float" office:value="0.78485" calcext:value-type="float">
            <text:p>0.78485</text:p>
          </table:table-cell>
          <table:table-cell table:formula="of:=[.AB25]/1000000" office:value-type="float" office:value="0.809627" calcext:value-type="float">
            <text:p>0.809627</text:p>
          </table:table-cell>
          <table:table-cell table:formula="of:=[.AC25]/1000000" office:value-type="float" office:value="0" calcext:value-type="float">
            <text:p>0</text:p>
          </table:table-cell>
          <table:table-cell office:value-type="float" office:value="0.000000000000178904" calcext:value-type="float">
            <text:p>1.78904E-13</text:p>
          </table:table-cell>
          <table:table-cell office:value-type="float" office:value="0.0151367" calcext:value-type="float">
            <text:p>0.0151367</text:p>
          </table:table-cell>
          <table:table-cell office:value-type="float" office:value="0.00232901" calcext:value-type="float">
            <text:p>0.0023290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[us]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float" office:value="1244" calcext:value-type="float">
            <text:p>1244</text:p>
          </table:table-cell>
          <table:table-cell office:value-type="float" office:value="1799" calcext:value-type="float">
            <text:p>1799</text:p>
          </table:table-cell>
          <table:table-cell office:value-type="float" office:value="2652" calcext:value-type="float">
            <text:p>2652</text:p>
          </table:table-cell>
          <table:table-cell office:value-type="float" office:value="2676" calcext:value-type="float">
            <text:p>2676</text:p>
          </table:table-cell>
          <table:table-cell office:value-type="float" office:value="2488847" calcext:value-type="float">
            <text:p>2488847</text:p>
          </table:table-cell>
          <table:table-cell office:value-type="float" office:value="3123707" calcext:value-type="float">
            <text:p>3123707</text:p>
          </table:table-cell>
          <table:table-cell office:value-type="float" office:value="3143966" calcext:value-type="float">
            <text:p>3143966</text:p>
          </table:table-cell>
          <table:table-cell office:value-type="float" office:value="2481024" calcext:value-type="float">
            <text:p>2481024</text:p>
          </table:table-cell>
          <table:table-cell office:value-type="float" office:value="2288276" calcext:value-type="float">
            <text:p>2288276</text:p>
          </table:table-cell>
          <table:table-cell office:value-type="float" office:value="2708385" calcext:value-type="float">
            <text:p>2708385</text:p>
          </table:table-cell>
          <table:table-cell office:value-type="float" office:value="3198474" calcext:value-type="float">
            <text:p>3198474</text:p>
          </table:table-cell>
          <table:table-cell office:value-type="float" office:value="2929892" calcext:value-type="float">
            <text:p>2929892</text:p>
          </table:table-cell>
          <table:table-cell office:value-type="float" office:value="47618" calcext:value-type="float">
            <text:p>47618</text:p>
          </table:table-cell>
          <table:table-cell office:value-type="float" office:value="50194" calcext:value-type="float">
            <text:p>50194</text:p>
          </table:table-cell>
          <table:table-cell office:value-type="float" office:value="49740" calcext:value-type="float">
            <text:p>49740</text:p>
          </table:table-cell>
          <table:table-cell office:value-type="float" office:value="45563" calcext:value-type="float">
            <text:p>4556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5809053" calcext:value-type="float">
            <text:p>5809053</text:p>
          </table:table-cell>
          <table:table-cell office:value-type="float" office:value="7924686" calcext:value-type="float">
            <text:p>7924686</text:p>
          </table:table-cell>
          <table:table-cell office:value-type="float" office:value="8947346" calcext:value-type="float">
            <text:p>8947346</text:p>
          </table:table-cell>
          <table:table-cell office:value-type="float" office:value="9461470" calcext:value-type="float">
            <text:p>9461470</text:p>
          </table:table-cell>
          <table:table-cell office:value-type="float" office:value="1967322" calcext:value-type="float">
            <text:p>1967322</text:p>
          </table:table-cell>
          <table:table-cell office:value-type="float" office:value="1933072" calcext:value-type="float">
            <text:p>1933072</text:p>
          </table:table-cell>
          <table:table-cell office:value-type="float" office:value="1885518" calcext:value-type="float">
            <text:p>1885518</text:p>
          </table:table-cell>
          <table:table-cell office:value-type="float" office:value="1717174" calcext:value-type="float">
            <text:p>1717174</text:p>
          </table:table-cell>
          <table:table-cell office:value-type="float" office:value="10970994" calcext:value-type="float">
            <text:p>10970994</text:p>
          </table:table-cell>
          <table:table-cell office:value-type="float" office:value="14275203" calcext:value-type="float">
            <text:p>14275203</text:p>
          </table:table-cell>
          <table:table-cell office:value-type="float" office:value="18392212" calcext:value-type="float">
            <text:p>18392212</text:p>
          </table:table-cell>
          <table:table-cell office:value-type="float" office:value="19084629" calcext:value-type="float">
            <text:p>19084629</text:p>
          </table:table-cell>
          <table:table-cell office:value-type="float" office:value="8708" calcext:value-type="float">
            <text:p>8708</text:p>
          </table:table-cell>
          <table:table-cell office:value-type="float" office:value="13686" calcext:value-type="float">
            <text:p>13686</text:p>
          </table:table-cell>
          <table:table-cell office:value-type="float" office:value="11844" calcext:value-type="float">
            <text:p>11844</text:p>
          </table:table-cell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313" calcext:value-type="float">
            <text:p>1313</text:p>
          </table:table-cell>
          <table:table-cell office:value-type="float" office:value="1675" calcext:value-type="float">
            <text:p>1675</text:p>
          </table:table-cell>
          <table:table-cell office:value-type="float" office:value="2322" calcext:value-type="float">
            <text:p>2322</text:p>
          </table:table-cell>
          <table:table-cell office:value-type="float" office:value="2665" calcext:value-type="float">
            <text:p>2665</text:p>
          </table:table-cell>
          <table:table-cell office:value-type="float" office:value="2527088" calcext:value-type="float">
            <text:p>2527088</text:p>
          </table:table-cell>
          <table:table-cell office:value-type="float" office:value="2744555" calcext:value-type="float">
            <text:p>2744555</text:p>
          </table:table-cell>
          <table:table-cell office:value-type="float" office:value="2684400" calcext:value-type="float">
            <text:p>2684400</text:p>
          </table:table-cell>
          <table:table-cell office:value-type="float" office:value="2837004" calcext:value-type="float">
            <text:p>2837004</text:p>
          </table:table-cell>
          <table:table-cell office:value-type="float" office:value="2289464" calcext:value-type="float">
            <text:p>2289464</text:p>
          </table:table-cell>
          <table:table-cell office:value-type="float" office:value="2687792" calcext:value-type="float">
            <text:p>2687792</text:p>
          </table:table-cell>
          <table:table-cell office:value-type="float" office:value="2975838" calcext:value-type="float">
            <text:p>2975838</text:p>
          </table:table-cell>
          <table:table-cell office:value-type="float" office:value="2983872" calcext:value-type="float">
            <text:p>2983872</text:p>
          </table:table-cell>
          <table:table-cell office:value-type="float" office:value="44823" calcext:value-type="float">
            <text:p>44823</text:p>
          </table:table-cell>
          <table:table-cell office:value-type="float" office:value="52944" calcext:value-type="float">
            <text:p>52944</text:p>
          </table:table-cell>
          <table:table-cell office:value-type="float" office:value="48444" calcext:value-type="float">
            <text:p>48444</text:p>
          </table:table-cell>
          <table:table-cell office:value-type="float" office:value="58782" calcext:value-type="float">
            <text:p>58782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319" calcext:value-type="float">
            <text:p>1319</text:p>
          </table:table-cell>
          <table:table-cell office:value-type="float" office:value="1583" calcext:value-type="float">
            <text:p>1583</text:p>
          </table:table-cell>
          <table:table-cell office:value-type="float" office:value="2321" calcext:value-type="float">
            <text:p>2321</text:p>
          </table:table-cell>
          <table:table-cell office:value-type="float" office:value="2627" calcext:value-type="float">
            <text:p>2627</text:p>
          </table:table-cell>
          <table:table-cell office:value-type="float" office:value="9073647" calcext:value-type="float">
            <text:p>9073647</text:p>
          </table:table-cell>
          <table:table-cell office:value-type="float" office:value="9567033" calcext:value-type="float">
            <text:p>9567033</text:p>
          </table:table-cell>
          <table:table-cell office:value-type="float" office:value="9746832" calcext:value-type="float">
            <text:p>9746832</text:p>
          </table:table-cell>
          <table:table-cell office:value-type="float" office:value="9478197" calcext:value-type="float">
            <text:p>9478197</text:p>
          </table:table-cell>
          <table:table-cell office:value-type="float" office:value="14133512" calcext:value-type="float">
            <text:p>14133512</text:p>
          </table:table-cell>
          <table:table-cell office:value-type="float" office:value="17623606" calcext:value-type="float">
            <text:p>17623606</text:p>
          </table:table-cell>
          <table:table-cell office:value-type="float" office:value="20931251" calcext:value-type="float">
            <text:p>20931251</text:p>
          </table:table-cell>
          <table:table-cell office:value-type="float" office:value="23955552" calcext:value-type="float">
            <text:p>23955552</text:p>
          </table:table-cell>
          <table:table-cell office:value-type="float" office:value="126496" calcext:value-type="float">
            <text:p>126496</text:p>
          </table:table-cell>
          <table:table-cell office:value-type="float" office:value="128882" calcext:value-type="float">
            <text:p>128882</text:p>
          </table:table-cell>
          <table:table-cell office:value-type="float" office:value="135506" calcext:value-type="float">
            <text:p>135506</text:p>
          </table:table-cell>
          <table:table-cell office:value-type="float" office:value="130310" calcext:value-type="float">
            <text:p>13031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0269683" calcext:value-type="float">
            <text:p>20269683</text:p>
          </table:table-cell>
          <table:table-cell office:value-type="float" office:value="26614952" calcext:value-type="float">
            <text:p>26614952</text:p>
          </table:table-cell>
          <table:table-cell office:value-type="float" office:value="32482265" calcext:value-type="float">
            <text:p>32482265</text:p>
          </table:table-cell>
          <table:table-cell office:value-type="float" office:value="37586603" calcext:value-type="float">
            <text:p>37586603</text:p>
          </table:table-cell>
          <table:table-cell office:value-type="float" office:value="6321913" calcext:value-type="float">
            <text:p>6321913</text:p>
          </table:table-cell>
          <table:table-cell office:value-type="float" office:value="6634840" calcext:value-type="float">
            <text:p>6634840</text:p>
          </table:table-cell>
          <table:table-cell office:value-type="float" office:value="6521081" calcext:value-type="float">
            <text:p>6521081</text:p>
          </table:table-cell>
          <table:table-cell office:value-type="float" office:value="6434754" calcext:value-type="float">
            <text:p>6434754</text:p>
          </table:table-cell>
          <table:table-cell office:value-type="float" office:value="46018186" calcext:value-type="float">
            <text:p>46018186</text:p>
          </table:table-cell>
          <table:table-cell office:value-type="float" office:value="61201802" calcext:value-type="float">
            <text:p>61201802</text:p>
          </table:table-cell>
          <table:table-cell office:value-type="float" office:value="76629149" calcext:value-type="float">
            <text:p>76629149</text:p>
          </table:table-cell>
          <table:table-cell office:value-type="float" office:value="92145120" calcext:value-type="float">
            <text:p>92145120</text:p>
          </table:table-cell>
          <table:table-cell office:value-type="float" office:value="100191" calcext:value-type="float">
            <text:p>100191</text:p>
          </table:table-cell>
          <table:table-cell office:value-type="float" office:value="102892" calcext:value-type="float">
            <text:p>102892</text:p>
          </table:table-cell>
          <table:table-cell office:value-type="float" office:value="107404" calcext:value-type="float">
            <text:p>107404</text:p>
          </table:table-cell>
          <table:table-cell office:value-type="float" office:value="110848" calcext:value-type="float">
            <text:p>110848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681" calcext:value-type="float">
            <text:p>1681</text:p>
          </table:table-cell>
          <table:table-cell office:value-type="float" office:value="1724" calcext:value-type="float">
            <text:p>1724</text:p>
          </table:table-cell>
          <table:table-cell office:value-type="float" office:value="2326" calcext:value-type="float">
            <text:p>2326</text:p>
          </table:table-cell>
          <table:table-cell office:value-type="float" office:value="2638" calcext:value-type="float">
            <text:p>2638</text:p>
          </table:table-cell>
          <table:table-cell office:value-type="float" office:value="9371390" calcext:value-type="float">
            <text:p>9371390</text:p>
          </table:table-cell>
          <table:table-cell office:value-type="float" office:value="9387161" calcext:value-type="float">
            <text:p>9387161</text:p>
          </table:table-cell>
          <table:table-cell office:value-type="float" office:value="9749621" calcext:value-type="float">
            <text:p>9749621</text:p>
          </table:table-cell>
          <table:table-cell office:value-type="float" office:value="9265841" calcext:value-type="float">
            <text:p>9265841</text:p>
          </table:table-cell>
          <table:table-cell office:value-type="float" office:value="13748991" calcext:value-type="float">
            <text:p>13748991</text:p>
          </table:table-cell>
          <table:table-cell office:value-type="float" office:value="15931747" calcext:value-type="float">
            <text:p>15931747</text:p>
          </table:table-cell>
          <table:table-cell office:value-type="float" office:value="19432912" calcext:value-type="float">
            <text:p>19432912</text:p>
          </table:table-cell>
          <table:table-cell office:value-type="float" office:value="22196599" calcext:value-type="float">
            <text:p>22196599</text:p>
          </table:table-cell>
          <table:table-cell office:value-type="float" office:value="122166" calcext:value-type="float">
            <text:p>122166</text:p>
          </table:table-cell>
          <table:table-cell office:value-type="float" office:value="134777" calcext:value-type="float">
            <text:p>134777</text:p>
          </table:table-cell>
          <table:table-cell office:value-type="float" office:value="144797" calcext:value-type="float">
            <text:p>144797</text:p>
          </table:table-cell>
          <table:table-cell office:value-type="float" office:value="121154" calcext:value-type="float">
            <text:p>121154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6259404" calcext:value-type="float">
            <text:p>16259404</text:p>
          </table:table-cell>
          <table:table-cell office:value-type="float" office:value="21154937" calcext:value-type="float">
            <text:p>21154937</text:p>
          </table:table-cell>
          <table:table-cell office:value-type="float" office:value="26296106" calcext:value-type="float">
            <text:p>26296106</text:p>
          </table:table-cell>
          <table:table-cell office:value-type="float" office:value="29764730" calcext:value-type="float">
            <text:p>29764730</text:p>
          </table:table-cell>
          <table:table-cell office:value-type="float" office:value="4996736" calcext:value-type="float">
            <text:p>4996736</text:p>
          </table:table-cell>
          <table:table-cell office:value-type="float" office:value="5110703" calcext:value-type="float">
            <text:p>5110703</text:p>
          </table:table-cell>
          <table:table-cell office:value-type="float" office:value="5273452" calcext:value-type="float">
            <text:p>5273452</text:p>
          </table:table-cell>
          <table:table-cell office:value-type="float" office:value="5085801" calcext:value-type="float">
            <text:p>5085801</text:p>
          </table:table-cell>
          <table:table-cell office:value-type="float" office:value="34071049" calcext:value-type="float">
            <text:p>34071049</text:p>
          </table:table-cell>
          <table:table-cell office:value-type="float" office:value="45678548" calcext:value-type="float">
            <text:p>45678548</text:p>
          </table:table-cell>
          <table:table-cell office:value-type="float" office:value="57666964" calcext:value-type="float">
            <text:p>57666964</text:p>
          </table:table-cell>
          <table:table-cell office:value-type="float" office:value="68918168" calcext:value-type="float">
            <text:p>68918168</text:p>
          </table:table-cell>
          <table:table-cell office:value-type="float" office:value="47620" calcext:value-type="float">
            <text:p>47620</text:p>
          </table:table-cell>
          <table:table-cell office:value-type="float" office:value="55769" calcext:value-type="float">
            <text:p>55769</text:p>
          </table:table-cell>
          <table:table-cell office:value-type="float" office:value="57333" calcext:value-type="float">
            <text:p>57333</text:p>
          </table:table-cell>
          <table:table-cell office:value-type="float" office:value="54704" calcext:value-type="float">
            <text:p>54704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570" calcext:value-type="float">
            <text:p>1570</text:p>
          </table:table-cell>
          <table:table-cell office:value-type="float" office:value="1881" calcext:value-type="float">
            <text:p>1881</text:p>
          </table:table-cell>
          <table:table-cell office:value-type="float" office:value="2637" calcext:value-type="float">
            <text:p>2637</text:p>
          </table:table-cell>
          <table:table-cell office:value-type="float" office:value="2701" calcext:value-type="float">
            <text:p>2701</text:p>
          </table:table-cell>
          <table:table-cell office:value-type="float" office:value="31562840" calcext:value-type="float">
            <text:p>31562840</text:p>
          </table:table-cell>
          <table:table-cell office:value-type="float" office:value="31866459" calcext:value-type="float">
            <text:p>31866459</text:p>
          </table:table-cell>
          <table:table-cell office:value-type="float" office:value="32156210" calcext:value-type="float">
            <text:p>32156210</text:p>
          </table:table-cell>
          <table:table-cell office:value-type="float" office:value="31111705" calcext:value-type="float">
            <text:p>31111705</text:p>
          </table:table-cell>
          <table:table-cell office:value-type="float" office:value="52500239" calcext:value-type="float">
            <text:p>52500239</text:p>
          </table:table-cell>
          <table:table-cell office:value-type="float" office:value="63564324" calcext:value-type="float">
            <text:p>63564324</text:p>
          </table:table-cell>
          <table:table-cell office:value-type="float" office:value="76167929" calcext:value-type="float">
            <text:p>76167929</text:p>
          </table:table-cell>
          <table:table-cell office:value-type="float" office:value="87821640" calcext:value-type="float">
            <text:p>87821640</text:p>
          </table:table-cell>
          <table:table-cell office:value-type="float" office:value="444893" calcext:value-type="float">
            <text:p>444893</text:p>
          </table:table-cell>
          <table:table-cell office:value-type="float" office:value="453169" calcext:value-type="float">
            <text:p>453169</text:p>
          </table:table-cell>
          <table:table-cell office:value-type="float" office:value="448513" calcext:value-type="float">
            <text:p>448513</text:p>
          </table:table-cell>
          <table:table-cell office:value-type="float" office:value="443411" calcext:value-type="float">
            <text:p>44341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43592740" calcext:value-type="float">
            <text:p>43592740</text:p>
          </table:table-cell>
          <table:table-cell office:value-type="float" office:value="56284955" calcext:value-type="float">
            <text:p>56284955</text:p>
          </table:table-cell>
          <table:table-cell office:value-type="float" office:value="70151085" calcext:value-type="float">
            <text:p>70151085</text:p>
          </table:table-cell>
          <table:table-cell office:value-type="float" office:value="82604676" calcext:value-type="float">
            <text:p>82604676</text:p>
          </table:table-cell>
          <table:table-cell office:value-type="float" office:value="13463700" calcext:value-type="float">
            <text:p>13463700</text:p>
          </table:table-cell>
          <table:table-cell office:value-type="float" office:value="13553010" calcext:value-type="float">
            <text:p>13553010</text:p>
          </table:table-cell>
          <table:table-cell office:value-type="float" office:value="13804872" calcext:value-type="float">
            <text:p>13804872</text:p>
          </table:table-cell>
          <table:table-cell office:value-type="float" office:value="14036846" calcext:value-type="float">
            <text:p>14036846</text:p>
          </table:table-cell>
          <table:table-cell office:value-type="float" office:value="101244334" calcext:value-type="float">
            <text:p>101244334</text:p>
          </table:table-cell>
          <table:table-cell office:value-type="float" office:value="132668897" calcext:value-type="float">
            <text:p>132668897</text:p>
          </table:table-cell>
          <table:table-cell office:value-type="float" office:value="167478509" calcext:value-type="float">
            <text:p>167478509</text:p>
          </table:table-cell>
          <table:table-cell office:value-type="float" office:value="203985294" calcext:value-type="float">
            <text:p>203985294</text:p>
          </table:table-cell>
          <table:table-cell office:value-type="float" office:value="213747" calcext:value-type="float">
            <text:p>213747</text:p>
          </table:table-cell>
          <table:table-cell office:value-type="float" office:value="225112" calcext:value-type="float">
            <text:p>225112</text:p>
          </table:table-cell>
          <table:table-cell office:value-type="float" office:value="381376" calcext:value-type="float">
            <text:p>381376</text:p>
          </table:table-cell>
          <table:table-cell office:value-type="float" office:value="396910" calcext:value-type="float">
            <text:p>39691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225" calcext:value-type="float">
            <text:p>1225</text:p>
          </table:table-cell>
          <table:table-cell office:value-type="float" office:value="2626" calcext:value-type="float">
            <text:p>2626</text:p>
          </table:table-cell>
          <table:table-cell office:value-type="float" office:value="4119" calcext:value-type="float">
            <text:p>4119</text:p>
          </table:table-cell>
          <table:table-cell office:value-type="float" office:value="5460" calcext:value-type="float">
            <text:p>5460</text:p>
          </table:table-cell>
          <table:table-cell office:value-type="float" office:value="30784029" calcext:value-type="float">
            <text:p>30784029</text:p>
          </table:table-cell>
          <table:table-cell office:value-type="float" office:value="30969468" calcext:value-type="float">
            <text:p>30969468</text:p>
          </table:table-cell>
          <table:table-cell office:value-type="float" office:value="31574655" calcext:value-type="float">
            <text:p>31574655</text:p>
          </table:table-cell>
          <table:table-cell office:value-type="float" office:value="32126354" calcext:value-type="float">
            <text:p>32126354</text:p>
          </table:table-cell>
          <table:table-cell office:value-type="float" office:value="53270009" calcext:value-type="float">
            <text:p>53270009</text:p>
          </table:table-cell>
          <table:table-cell office:value-type="float" office:value="64806367" calcext:value-type="float">
            <text:p>64806367</text:p>
          </table:table-cell>
          <table:table-cell office:value-type="float" office:value="76331460" calcext:value-type="float">
            <text:p>76331460</text:p>
          </table:table-cell>
          <table:table-cell office:value-type="float" office:value="90591580" calcext:value-type="float">
            <text:p>90591580</text:p>
          </table:table-cell>
          <table:table-cell office:value-type="float" office:value="437607" calcext:value-type="float">
            <text:p>437607</text:p>
          </table:table-cell>
          <table:table-cell office:value-type="float" office:value="458493" calcext:value-type="float">
            <text:p>458493</text:p>
          </table:table-cell>
          <table:table-cell office:value-type="float" office:value="477581" calcext:value-type="float">
            <text:p>477581</text:p>
          </table:table-cell>
          <table:table-cell office:value-type="float" office:value="477356" calcext:value-type="float">
            <text:p>477356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70194573" calcext:value-type="float">
            <text:p>70194573</text:p>
          </table:table-cell>
          <table:table-cell office:value-type="float" office:value="89072082" calcext:value-type="float">
            <text:p>89072082</text:p>
          </table:table-cell>
          <table:table-cell office:value-type="float" office:value="104079398" calcext:value-type="float">
            <text:p>104079398</text:p>
          </table:table-cell>
          <table:table-cell/>
          <table:table-cell office:value-type="float" office:value="47431497" calcext:value-type="float">
            <text:p>47431497</text:p>
          </table:table-cell>
          <table:table-cell office:value-type="float" office:value="47331155" calcext:value-type="float">
            <text:p>47331155</text:p>
          </table:table-cell>
          <table:table-cell office:value-type="float" office:value="47066763" calcext:value-type="float">
            <text:p>47066763</text:p>
          </table:table-cell>
          <table:table-cell/>
          <table:table-cell office:value-type="float" office:value="175903687" calcext:value-type="float">
            <text:p>175903687</text:p>
          </table:table-cell>
          <table:table-cell office:value-type="float" office:value="232811874" calcext:value-type="float">
            <text:p>232811874</text:p>
          </table:table-cell>
          <table:table-cell office:value-type="float" office:value="298717798" calcext:value-type="float">
            <text:p>298717798</text:p>
          </table:table-cell>
          <table:table-cell/>
          <table:table-cell office:value-type="float" office:value="699808" calcext:value-type="float">
            <text:p>699808</text:p>
          </table:table-cell>
          <table:table-cell office:value-type="float" office:value="784850" calcext:value-type="float">
            <text:p>784850</text:p>
          </table:table-cell>
          <table:table-cell office:value-type="float" office:value="809627" calcext:value-type="float">
            <text:p>80962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1T15:21:38.890757440</dc:date>
    <meta:editing-duration>PT34M47S</meta:editing-duration>
    <meta:editing-cycles>6</meta:editing-cycles>
    <meta:generator>LibreOffice/7.3.3.2$Linux_X86_64 LibreOffice_project/30$Build-2</meta:generator>
    <meta:document-statistic meta:table-count="1" meta:cell-count="573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72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860d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7b59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chart-properties chart:solid-type="cuboid"/>
      <style:graphic-properties draw:fill-color="#ff4000"/>
    </style:style>
    <style:style style:name="ch18" style:family="chart" style:data-style-name="N0">
      <style:chart-properties chart:link-data-style-to-source="true"/>
      <style:graphic-properties draw:stroke="none" draw:fill-color="#55308d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0.013cm" svg:height="9cm" xlink:href=".." xlink:type="simple" chart:class="chart:bar" chart:style-name="ch1">
        <chart:legend chart:legend-position="end" svg:x="15.872cm" svg:y="0.836cm" style:legend-expansion="high" chart:style-name="ch2"/>
        <chart:plot-area chart:style-name="ch3" table:cell-range-address="5_chest_cnn_test_averages_FULL_reordered.A2:5_chest_cnn_test_averages_FULL_reordered.E13" chart:data-source-has-labels="both" svg:x="1.703cm" svg:y="0.18cm" svg:width="13.769cm" svg:height="7.367cm">
          <chart:coordinate-region svg:x="2.88cm" svg:y="0.379cm" svg:width="12.592cm" svg:height="6.521cm"/>
          <chart:axis chart:dimension="x" chart:name="primary-x" chart:style-name="ch4" chartooo:axis-type="auto">
            <chartooo:date-scale/>
            <chart:title svg:x="7.241cm" svg:y="7.727cm" chart:style-name="ch5">
              <text:p>număr filtre</text:p>
            </chart:title>
            <chart:categories table:cell-range-address="5_chest_cnn_test_averages_FULL_reordered.B2:5_chest_cnn_test_averages_FULL_reordered.E2"/>
          </chart:axis>
          <chart:axis chart:dimension="y" chart:name="primary-y" chart:style-name="ch6">
            <chart:title svg:x="0.451cm" svg:y="5.553cm" chart:style-name="ch7">
              <text:p>memorie (MB)</text:p>
            </chart:title>
            <chart:grid chart:style-name="ch8" chart:class="major"/>
          </chart:axis>
          <chart:series chart:style-name="ch9" chart:values-cell-range-address="5_chest_cnn_test_averages_FULL_reordered.B3:5_chest_cnn_test_averages_FULL_reordered.E3" chart:label-cell-address="5_chest_cnn_test_averages_FULL_reordered.A3:5_chest_cnn_test_averages_FULL_reordered.A3" chart:class="chart:bar">
            <chart:data-point chart:repeated="4"/>
          </chart:series>
          <chart:series chart:style-name="ch10" chart:values-cell-range-address="5_chest_cnn_test_averages_FULL_reordered.B4:5_chest_cnn_test_averages_FULL_reordered.E4" chart:label-cell-address="5_chest_cnn_test_averages_FULL_reordered.A4:5_chest_cnn_test_averages_FULL_reordered.A4" chart:class="chart:bar">
            <chart:data-point chart:repeated="4"/>
          </chart:series>
          <chart:series chart:style-name="ch11" chart:values-cell-range-address="5_chest_cnn_test_averages_FULL_reordered.B5:5_chest_cnn_test_averages_FULL_reordered.E5" chart:label-cell-address="5_chest_cnn_test_averages_FULL_reordered.A5:5_chest_cnn_test_averages_FULL_reordered.A5" chart:class="chart:bar">
            <chart:data-point chart:repeated="4"/>
          </chart:series>
          <chart:series chart:style-name="ch12" chart:values-cell-range-address="5_chest_cnn_test_averages_FULL_reordered.B6:5_chest_cnn_test_averages_FULL_reordered.E6" chart:label-cell-address="5_chest_cnn_test_averages_FULL_reordered.A6:5_chest_cnn_test_averages_FULL_reordered.A6" chart:class="chart:bar">
            <chart:data-point chart:repeated="4"/>
          </chart:series>
          <chart:series chart:style-name="ch13" chart:values-cell-range-address="5_chest_cnn_test_averages_FULL_reordered.B7:5_chest_cnn_test_averages_FULL_reordered.E7" chart:label-cell-address="5_chest_cnn_test_averages_FULL_reordered.A7:5_chest_cnn_test_averages_FULL_reordered.A7" chart:class="chart:bar">
            <chart:data-point chart:repeated="4"/>
          </chart:series>
          <chart:series chart:style-name="ch14" chart:values-cell-range-address="5_chest_cnn_test_averages_FULL_reordered.B8:5_chest_cnn_test_averages_FULL_reordered.E8" chart:label-cell-address="5_chest_cnn_test_averages_FULL_reordered.A8:5_chest_cnn_test_averages_FULL_reordered.A8" chart:class="chart:bar">
            <chart:data-point chart:repeated="4"/>
          </chart:series>
          <chart:series chart:style-name="ch15" chart:values-cell-range-address="5_chest_cnn_test_averages_FULL_reordered.B9:5_chest_cnn_test_averages_FULL_reordered.E9" chart:label-cell-address="5_chest_cnn_test_averages_FULL_reordered.A9:5_chest_cnn_test_averages_FULL_reordered.A9" chart:class="chart:bar">
            <chart:data-point chart:repeated="4"/>
          </chart:series>
          <chart:series chart:style-name="ch16" chart:values-cell-range-address="5_chest_cnn_test_averages_FULL_reordered.B10:5_chest_cnn_test_averages_FULL_reordered.E10" chart:label-cell-address="5_chest_cnn_test_averages_FULL_reordered.A10:5_chest_cnn_test_averages_FULL_reordered.A10" chart:class="chart:bar">
            <chart:data-point chart:style-name="ch17"/>
            <chart:data-point chart:repeated="3"/>
          </chart:series>
          <chart:series chart:style-name="ch18" chart:values-cell-range-address="5_chest_cnn_test_averages_FULL_reordered.B11:5_chest_cnn_test_averages_FULL_reordered.E11" chart:label-cell-address="5_chest_cnn_test_averages_FULL_reordered.A11:5_chest_cnn_test_averages_FULL_reordered.A11" chart:class="chart:bar">
            <chart:data-point chart:repeated="4"/>
          </chart:series>
          <chart:series chart:style-name="ch19" chart:values-cell-range-address="5_chest_cnn_test_averages_FULL_reordered.B12:5_chest_cnn_test_averages_FULL_reordered.E12" chart:label-cell-address="5_chest_cnn_test_averages_FULL_reordered.A12:5_chest_cnn_test_averages_FULL_reordered.A12" chart:class="chart:bar">
            <chart:data-point chart:repeated="4"/>
          </chart:series>
          <chart:series chart:style-name="ch20" chart:values-cell-range-address="5_chest_cnn_test_averages_FULL_reordered.B13:5_chest_cnn_test_averages_FULL_reordered.E13" chart:label-cell-address="5_chest_cnn_test_averages_FULL_reordered.A13:5_chest_cnn_test_averages_FULL_reordered.A13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5_chest_cnn_test_averages_FULL_reordered.B2:5_chest_cnn_test_averages_FULL_reordered.E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5_chest_cnn_test_averages_FULL_reordered.A3:5_chest_cnn_test_averages_FULL_reordered.A3</svg:desc>
                </draw:g>
              </table:table-cell>
              <table:table-cell office:value-type="float" office:value="1147.69">
                <text:p>1147.69</text:p>
                <draw:g>
                  <svg:desc>5_chest_cnn_test_averages_FULL_reordered.B3:5_chest_cnn_test_averages_FULL_reordered.E3</svg:desc>
                </draw:g>
              </table:table-cell>
              <table:table-cell office:value-type="float" office:value="1211.72">
                <text:p>1211.72</text:p>
              </table:table-cell>
              <table:table-cell office:value-type="float" office:value="1275.76">
                <text:p>1275.76</text:p>
              </table:table-cell>
              <table:table-cell office:value-type="float" office:value="1339.79">
                <text:p>1339.79</text:p>
              </table:table-cell>
            </table:table-row>
            <table:table-row>
              <table:table-cell office:value-type="string">
                <text:p>SEAL_4K_1</text:p>
                <draw:g>
                  <svg:desc>5_chest_cnn_test_averages_FULL_reordered.A4:5_chest_cnn_test_averages_FULL_reordered.A4</svg:desc>
                </draw:g>
              </table:table-cell>
              <table:table-cell office:value-type="float" office:value="1959.5">
                <text:p>1959.5</text:p>
                <draw:g>
                  <svg:desc>5_chest_cnn_test_averages_FULL_reordered.B4:5_chest_cnn_test_averages_FULL_reordered.E4</svg:desc>
                </draw:g>
              </table:table-cell>
              <table:table-cell office:value-type="float" office:value="2131.04">
                <text:p>2131.04</text:p>
              </table:table-cell>
              <table:table-cell office:value-type="float" office:value="2410.92">
                <text:p>2410.92</text:p>
              </table:table-cell>
              <table:table-cell office:value-type="float" office:value="2585.09">
                <text:p>2585.09</text:p>
              </table:table-cell>
            </table:table-row>
            <table:table-row>
              <table:table-cell office:value-type="string">
                <text:p>HELib_4K_2</text:p>
                <draw:g>
                  <svg:desc>5_chest_cnn_test_averages_FULL_reordered.A5:5_chest_cnn_test_averages_FULL_reordered.A5</svg:desc>
                </draw:g>
              </table:table-cell>
              <table:table-cell office:value-type="float" office:value="1083.38">
                <text:p>1083.38</text:p>
                <draw:g>
                  <svg:desc>5_chest_cnn_test_averages_FULL_reordered.B5:5_chest_cnn_test_averages_FULL_reordered.E5</svg:desc>
                </draw:g>
              </table:table-cell>
              <table:table-cell office:value-type="float" office:value="1083.41">
                <text:p>1083.41</text:p>
              </table:table-cell>
              <table:table-cell office:value-type="float" office:value="1083.45">
                <text:p>1083.45</text:p>
              </table:table-cell>
              <table:table-cell office:value-type="float" office:value="1083.48">
                <text:p>1083.48</text:p>
              </table:table-cell>
            </table:table-row>
            <table:table-row>
              <table:table-cell office:value-type="string">
                <text:p>HELib_8K_1</text:p>
                <draw:g>
                  <svg:desc>5_chest_cnn_test_averages_FULL_reordered.A6:5_chest_cnn_test_averages_FULL_reordered.A6</svg:desc>
                </draw:g>
              </table:table-cell>
              <table:table-cell office:value-type="float" office:value="3346.54">
                <text:p>3346.54</text:p>
                <draw:g>
                  <svg:desc>5_chest_cnn_test_averages_FULL_reordered.B6:5_chest_cnn_test_averages_FULL_reordered.E6</svg:desc>
                </draw:g>
              </table:table-cell>
              <table:table-cell office:value-type="float" office:value="3602.57">
                <text:p>3602.57</text:p>
              </table:table-cell>
              <table:table-cell office:value-type="float" office:value="3858.61">
                <text:p>3858.61</text:p>
              </table:table-cell>
              <table:table-cell office:value-type="float" office:value="4114.64">
                <text:p>4114.64</text:p>
              </table:table-cell>
            </table:table-row>
            <table:table-row>
              <table:table-cell office:value-type="string">
                <text:p>SEAL_8K_1</text:p>
                <draw:g>
                  <svg:desc>5_chest_cnn_test_averages_FULL_reordered.A7:5_chest_cnn_test_averages_FULL_reordered.A7</svg:desc>
                </draw:g>
              </table:table-cell>
              <table:table-cell office:value-type="float" office:value="6446.77">
                <text:p>6446.77</text:p>
                <draw:g>
                  <svg:desc>5_chest_cnn_test_averages_FULL_reordered.B7:5_chest_cnn_test_averages_FULL_reordered.E7</svg:desc>
                </draw:g>
              </table:table-cell>
              <table:table-cell office:value-type="float" office:value="7319.46">
                <text:p>7319.46</text:p>
              </table:table-cell>
              <table:table-cell office:value-type="float" office:value="8476.08">
                <text:p>8476.08</text:p>
              </table:table-cell>
              <table:table-cell office:value-type="float" office:value="9458.95">
                <text:p>9458.95</text:p>
              </table:table-cell>
            </table:table-row>
            <table:table-row>
              <table:table-cell office:value-type="string">
                <text:p>HELib_8K_2</text:p>
                <draw:g>
                  <svg:desc>5_chest_cnn_test_averages_FULL_reordered.A8:5_chest_cnn_test_averages_FULL_reordered.A8</svg:desc>
                </draw:g>
              </table:table-cell>
              <table:table-cell office:value-type="float" office:value="3345.92">
                <text:p>3345.92</text:p>
                <draw:g>
                  <svg:desc>5_chest_cnn_test_averages_FULL_reordered.B8:5_chest_cnn_test_averages_FULL_reordered.E8</svg:desc>
                </draw:g>
              </table:table-cell>
              <table:table-cell office:value-type="float" office:value="3601.96">
                <text:p>3601.96</text:p>
              </table:table-cell>
              <table:table-cell office:value-type="float" office:value="3857.99">
                <text:p>3857.99</text:p>
              </table:table-cell>
              <table:table-cell office:value-type="float" office:value="4114.02">
                <text:p>4114.02</text:p>
              </table:table-cell>
            </table:table-row>
            <table:table-row>
              <table:table-cell office:value-type="string">
                <text:p>SEAL_8K_2</text:p>
                <draw:g>
                  <svg:desc>5_chest_cnn_test_averages_FULL_reordered.A9:5_chest_cnn_test_averages_FULL_reordered.A9</svg:desc>
                </draw:g>
              </table:table-cell>
              <table:table-cell office:value-type="float" office:value="4831.94">
                <text:p>4831.94</text:p>
                <draw:g>
                  <svg:desc>5_chest_cnn_test_averages_FULL_reordered.B9:5_chest_cnn_test_averages_FULL_reordered.E9</svg:desc>
                </draw:g>
              </table:table-cell>
              <table:table-cell office:value-type="float" office:value="5473.14">
                <text:p>5473.14</text:p>
              </table:table-cell>
              <table:table-cell office:value-type="float" office:value="6360.07">
                <text:p>6360.07</text:p>
              </table:table-cell>
              <table:table-cell office:value-type="float" office:value="6996.88">
                <text:p>6996.88</text:p>
              </table:table-cell>
            </table:table-row>
            <table:table-row>
              <table:table-cell office:value-type="string">
                <text:p>HELib_16K_1</text:p>
                <draw:g>
                  <svg:desc>5_chest_cnn_test_averages_FULL_reordered.A10:5_chest_cnn_test_averages_FULL_reordered.A10</svg:desc>
                </draw:g>
              </table:table-cell>
              <table:table-cell office:value-type="float" office:value="11349.8">
                <text:p>11349.8</text:p>
                <draw:g>
                  <svg:desc>5_chest_cnn_test_averages_FULL_reordered.B10:5_chest_cnn_test_averages_FULL_reordered.E10</svg:desc>
                </draw:g>
              </table:table-cell>
              <table:table-cell office:value-type="float" office:value="12437.9">
                <text:p>12437.9</text:p>
              </table:table-cell>
              <table:table-cell office:value-type="float" office:value="13525.9">
                <text:p>13525.9</text:p>
              </table:table-cell>
              <table:table-cell office:value-type="float" office:value="14613.9">
                <text:p>14613.9</text:p>
              </table:table-cell>
            </table:table-row>
            <table:table-row>
              <table:table-cell office:value-type="string">
                <text:p>SEAL_16K_1</text:p>
                <draw:g>
                  <svg:desc>5_chest_cnn_test_averages_FULL_reordered.A11:5_chest_cnn_test_averages_FULL_reordered.A11</svg:desc>
                </draw:g>
              </table:table-cell>
              <table:table-cell office:value-type="float" office:value="12212.6">
                <text:p>12212.6</text:p>
                <draw:g>
                  <svg:desc>5_chest_cnn_test_averages_FULL_reordered.B11:5_chest_cnn_test_averages_FULL_reordered.E11</svg:desc>
                </draw:g>
              </table:table-cell>
              <table:table-cell office:value-type="float" office:value="14011.3">
                <text:p>14011.3</text:p>
              </table:table-cell>
              <table:table-cell office:value-type="float" office:value="16309.9">
                <text:p>16309.9</text:p>
              </table:table-cell>
              <table:table-cell office:value-type="float" office:value="18356.8">
                <text:p>18356.8</text:p>
              </table:table-cell>
            </table:table-row>
            <table:table-row>
              <table:table-cell office:value-type="string">
                <text:p>HELib_16K_2</text:p>
                <draw:g>
                  <svg:desc>5_chest_cnn_test_averages_FULL_reordered.A12:5_chest_cnn_test_averages_FULL_reordered.A12</svg:desc>
                </draw:g>
              </table:table-cell>
              <table:table-cell office:value-type="float" office:value="11284.3">
                <text:p>11284.3</text:p>
                <draw:g>
                  <svg:desc>5_chest_cnn_test_averages_FULL_reordered.B12:5_chest_cnn_test_averages_FULL_reordered.E12</svg:desc>
                </draw:g>
              </table:table-cell>
              <table:table-cell office:value-type="float" office:value="12308.4">
                <text:p>12308.4</text:p>
              </table:table-cell>
              <table:table-cell office:value-type="float" office:value="13332.4">
                <text:p>13332.4</text:p>
              </table:table-cell>
              <table:table-cell office:value-type="float" office:value="14356.4">
                <text:p>14356.4</text:p>
              </table:table-cell>
            </table:table-row>
            <table:table-row>
              <table:table-cell office:value-type="string">
                <text:p>SEAL_16K_2</text:p>
                <draw:g>
                  <svg:desc>5_chest_cnn_test_averages_FULL_reordered.A13:5_chest_cnn_test_averages_FULL_reordered.A13</svg:desc>
                </draw:g>
              </table:table-cell>
              <table:table-cell office:value-type="float" office:value="19825.5">
                <text:p>19825.5</text:p>
                <draw:g>
                  <svg:desc>5_chest_cnn_test_averages_FULL_reordered.B13:5_chest_cnn_test_averages_FULL_reordered.E13</svg:desc>
                </draw:g>
              </table:table-cell>
              <table:table-cell office:value-type="float" office:value="22966.8">
                <text:p>22966.8</text:p>
              </table:table-cell>
              <table:table-cell office:value-type="float" office:value="26648.3">
                <text:p>26648.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972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860d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7b59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>
      <style:chart-properties chart:solid-type="cuboid"/>
      <style:graphic-properties draw:fill-color="#ff4000"/>
    </style:style>
    <style:style style:name="ch15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013cm" svg:height="9cm" xlink:href=".." xlink:type="simple" chart:class="chart:bar" chart:style-name="ch1">
        <chart:legend chart:legend-position="end" svg:x="15.872cm" svg:y="2.479cm" style:legend-expansion="high" chart:style-name="ch2"/>
        <chart:plot-area chart:style-name="ch3" table:cell-range-address="5_chest_cnn_test_averages_FULL_reordered.A2:5_chest_cnn_test_averages_FULL_reordered.A3 5_chest_cnn_test_averages_FULL_reordered.N2:5_chest_cnn_test_averages_FULL_reordered.Q3 5_chest_cnn_test_averages_FULL_reordered.A5:5_chest_cnn_test_averages_FULL_reordered.A6 5_chest_cnn_test_averages_FULL_reordered.N5:5_chest_cnn_test_averages_FULL_reordered.Q6 5_chest_cnn_test_averages_FULL_reordered.A8:5_chest_cnn_test_averages_FULL_reordered.A8 5_chest_cnn_test_averages_FULL_reordered.N8:5_chest_cnn_test_averages_FULL_reordered.Q8 5_chest_cnn_test_averages_FULL_reordered.A10:5_chest_cnn_test_averages_FULL_reordered.A10 5_chest_cnn_test_averages_FULL_reordered.N10:5_chest_cnn_test_averages_FULL_reordered.Q10 5_chest_cnn_test_averages_FULL_reordered.A12:5_chest_cnn_test_averages_FULL_reordered.A12 5_chest_cnn_test_averages_FULL_reordered.N12:5_chest_cnn_test_averages_FULL_reordered.Q12" chart:data-source-has-labels="both" svg:x="1.703cm" svg:y="0.18cm" svg:width="13.769cm" svg:height="7.367cm">
          <chart:coordinate-region svg:x="2.801cm" svg:y="0.38cm" svg:width="12.671cm" svg:height="6.52cm"/>
          <chart:axis chart:dimension="x" chart:name="primary-x" chart:style-name="ch4" chartooo:axis-type="auto">
            <chartooo:date-scale/>
            <chart:title svg:x="7.241cm" svg:y="7.727cm" chart:style-name="ch5">
              <text:p>număr filtre</text:p>
            </chart:title>
            <chart:categories table:cell-range-address="5_chest_cnn_test_averages_FULL_reordered.N2:5_chest_cnn_test_averages_FULL_reordered.Q2"/>
          </chart:axis>
          <chart:axis chart:dimension="y" chart:name="primary-y" chart:style-name="ch6">
            <chart:title svg:x="0.451cm" svg:y="6.347cm" chart:style-name="ch7">
              <text:p>timp creare model (s)</text:p>
            </chart:title>
            <chart:grid chart:style-name="ch8" chart:class="major"/>
          </chart:axis>
          <chart:series chart:style-name="ch9" chart:values-cell-range-address="5_chest_cnn_test_averages_FULL_reordered.N3:5_chest_cnn_test_averages_FULL_reordered.Q3" chart:label-cell-address="5_chest_cnn_test_averages_FULL_reordered.A3:5_chest_cnn_test_averages_FULL_reordered.A3" chart:class="chart:bar">
            <chart:data-point chart:repeated="4"/>
          </chart:series>
          <chart:series chart:style-name="ch10" chart:values-cell-range-address="5_chest_cnn_test_averages_FULL_reordered.N5:5_chest_cnn_test_averages_FULL_reordered.Q5" chart:label-cell-address="5_chest_cnn_test_averages_FULL_reordered.A5:5_chest_cnn_test_averages_FULL_reordered.A5" chart:class="chart:bar">
            <chart:data-point chart:repeated="4"/>
          </chart:series>
          <chart:series chart:style-name="ch11" chart:values-cell-range-address="5_chest_cnn_test_averages_FULL_reordered.N6:5_chest_cnn_test_averages_FULL_reordered.Q6" chart:label-cell-address="5_chest_cnn_test_averages_FULL_reordered.A6:5_chest_cnn_test_averages_FULL_reordered.A6" chart:class="chart:bar">
            <chart:data-point chart:repeated="4"/>
          </chart:series>
          <chart:series chart:style-name="ch12" chart:values-cell-range-address="5_chest_cnn_test_averages_FULL_reordered.N8:5_chest_cnn_test_averages_FULL_reordered.Q8" chart:label-cell-address="5_chest_cnn_test_averages_FULL_reordered.A8:5_chest_cnn_test_averages_FULL_reordered.A8" chart:class="chart:bar">
            <chart:data-point chart:repeated="4"/>
          </chart:series>
          <chart:series chart:style-name="ch13" chart:values-cell-range-address="5_chest_cnn_test_averages_FULL_reordered.N10:5_chest_cnn_test_averages_FULL_reordered.Q10" chart:label-cell-address="5_chest_cnn_test_averages_FULL_reordered.A10:5_chest_cnn_test_averages_FULL_reordered.A10" chart:class="chart:bar">
            <chart:data-point chart:style-name="ch14"/>
            <chart:data-point chart:repeated="3"/>
          </chart:series>
          <chart:series chart:style-name="ch15" chart:values-cell-range-address="5_chest_cnn_test_averages_FULL_reordered.N12:5_chest_cnn_test_averages_FULL_reordered.Q12" chart:label-cell-address="5_chest_cnn_test_averages_FULL_reordered.A12:5_chest_cnn_test_averages_FULL_reordered.A12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5_chest_cnn_test_averages_FULL_reordered.N2:5_chest_cnn_test_averages_FULL_reordered.Q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5_chest_cnn_test_averages_FULL_reordered.A3:5_chest_cnn_test_averages_FULL_reordered.A3</svg:desc>
                </draw:g>
              </table:table-cell>
              <table:table-cell office:value-type="float" office:value="0.001244">
                <text:p>0.001244</text:p>
                <draw:g>
                  <svg:desc>5_chest_cnn_test_averages_FULL_reordered.N3:5_chest_cnn_test_averages_FULL_reordered.Q3</svg:desc>
                </draw:g>
              </table:table-cell>
              <table:table-cell office:value-type="float" office:value="0.001799">
                <text:p>0.001799</text:p>
              </table:table-cell>
              <table:table-cell office:value-type="float" office:value="0.002652">
                <text:p>0.002652</text:p>
              </table:table-cell>
              <table:table-cell office:value-type="float" office:value="0.002676">
                <text:p>0.002676</text:p>
              </table:table-cell>
            </table:table-row>
            <table:table-row>
              <table:table-cell office:value-type="string">
                <text:p>HELib_4K_2</text:p>
                <draw:g>
                  <svg:desc>5_chest_cnn_test_averages_FULL_reordered.A5:5_chest_cnn_test_averages_FULL_reordered.A5</svg:desc>
                </draw:g>
              </table:table-cell>
              <table:table-cell office:value-type="float" office:value="0.001313">
                <text:p>0.001313</text:p>
                <draw:g>
                  <svg:desc>5_chest_cnn_test_averages_FULL_reordered.N5:5_chest_cnn_test_averages_FULL_reordered.Q5</svg:desc>
                </draw:g>
              </table:table-cell>
              <table:table-cell office:value-type="float" office:value="0.001675">
                <text:p>0.001675</text:p>
              </table:table-cell>
              <table:table-cell office:value-type="float" office:value="0.002322">
                <text:p>0.002322</text:p>
              </table:table-cell>
              <table:table-cell office:value-type="float" office:value="0.002665">
                <text:p>0.002665</text:p>
              </table:table-cell>
            </table:table-row>
            <table:table-row>
              <table:table-cell office:value-type="string">
                <text:p>HELib_8K_1</text:p>
                <draw:g>
                  <svg:desc>5_chest_cnn_test_averages_FULL_reordered.A6:5_chest_cnn_test_averages_FULL_reordered.A6</svg:desc>
                </draw:g>
              </table:table-cell>
              <table:table-cell office:value-type="float" office:value="0.001319">
                <text:p>0.001319</text:p>
                <draw:g>
                  <svg:desc>5_chest_cnn_test_averages_FULL_reordered.N6:5_chest_cnn_test_averages_FULL_reordered.Q6</svg:desc>
                </draw:g>
              </table:table-cell>
              <table:table-cell office:value-type="float" office:value="0.001583">
                <text:p>0.001583</text:p>
              </table:table-cell>
              <table:table-cell office:value-type="float" office:value="0.002321">
                <text:p>0.002321</text:p>
              </table:table-cell>
              <table:table-cell office:value-type="float" office:value="0.002627">
                <text:p>0.002627</text:p>
              </table:table-cell>
            </table:table-row>
            <table:table-row>
              <table:table-cell office:value-type="string">
                <text:p>HELib_8K_2</text:p>
                <draw:g>
                  <svg:desc>5_chest_cnn_test_averages_FULL_reordered.A8:5_chest_cnn_test_averages_FULL_reordered.A8</svg:desc>
                </draw:g>
              </table:table-cell>
              <table:table-cell office:value-type="float" office:value="0.001681">
                <text:p>0.001681</text:p>
                <draw:g>
                  <svg:desc>5_chest_cnn_test_averages_FULL_reordered.N8:5_chest_cnn_test_averages_FULL_reordered.Q8</svg:desc>
                </draw:g>
              </table:table-cell>
              <table:table-cell office:value-type="float" office:value="0.001724">
                <text:p>0.001724</text:p>
              </table:table-cell>
              <table:table-cell office:value-type="float" office:value="0.002326">
                <text:p>0.002326</text:p>
              </table:table-cell>
              <table:table-cell office:value-type="float" office:value="0.002638">
                <text:p>0.002638</text:p>
              </table:table-cell>
            </table:table-row>
            <table:table-row>
              <table:table-cell office:value-type="string">
                <text:p>HELib_16K_1</text:p>
                <draw:g>
                  <svg:desc>5_chest_cnn_test_averages_FULL_reordered.A10:5_chest_cnn_test_averages_FULL_reordered.A10</svg:desc>
                </draw:g>
              </table:table-cell>
              <table:table-cell office:value-type="float" office:value="0.00157">
                <text:p>0.00157</text:p>
                <draw:g>
                  <svg:desc>5_chest_cnn_test_averages_FULL_reordered.N10:5_chest_cnn_test_averages_FULL_reordered.Q10</svg:desc>
                </draw:g>
              </table:table-cell>
              <table:table-cell office:value-type="float" office:value="0.001881">
                <text:p>0.001881</text:p>
              </table:table-cell>
              <table:table-cell office:value-type="float" office:value="0.002637">
                <text:p>0.002637</text:p>
              </table:table-cell>
              <table:table-cell office:value-type="float" office:value="0.002701">
                <text:p>0.002701</text:p>
              </table:table-cell>
            </table:table-row>
            <table:table-row>
              <table:table-cell office:value-type="string">
                <text:p>HELib_16K_2</text:p>
                <draw:g>
                  <svg:desc>5_chest_cnn_test_averages_FULL_reordered.A12:5_chest_cnn_test_averages_FULL_reordered.A12</svg:desc>
                </draw:g>
              </table:table-cell>
              <table:table-cell office:value-type="float" office:value="0.001225">
                <text:p>0.001225</text:p>
                <draw:g>
                  <svg:desc>5_chest_cnn_test_averages_FULL_reordered.N12:5_chest_cnn_test_averages_FULL_reordered.Q12</svg:desc>
                </draw:g>
              </table:table-cell>
              <table:table-cell office:value-type="float" office:value="0.002626">
                <text:p>0.002626</text:p>
              </table:table-cell>
              <table:table-cell office:value-type="float" office:value="0.004119">
                <text:p>0.004119</text:p>
              </table:table-cell>
              <table:table-cell office:value-type="float" office:value="0.00546">
                <text:p>0.005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5308d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13cm" svg:height="9cm" xlink:href=".." xlink:type="simple" chart:class="chart:bar" chart:style-name="ch1">
        <chart:legend chart:legend-position="end" svg:x="15.951cm" svg:y="2.807cm" style:legend-expansion="high" chart:style-name="ch2"/>
        <chart:plot-area chart:style-name="ch3" table:cell-range-address="5_chest_cnn_test_averages_FULL_reordered.N2:5_chest_cnn_test_averages_FULL_reordered.Q2 5_chest_cnn_test_averages_FULL_reordered.A4:5_chest_cnn_test_averages_FULL_reordered.A4 5_chest_cnn_test_averages_FULL_reordered.N4:5_chest_cnn_test_averages_FULL_reordered.Q4 5_chest_cnn_test_averages_FULL_reordered.A7:5_chest_cnn_test_averages_FULL_reordered.A7 5_chest_cnn_test_averages_FULL_reordered.N7:5_chest_cnn_test_averages_FULL_reordered.Q7 5_chest_cnn_test_averages_FULL_reordered.A9:5_chest_cnn_test_averages_FULL_reordered.A9 5_chest_cnn_test_averages_FULL_reordered.N9:5_chest_cnn_test_averages_FULL_reordered.Q9 5_chest_cnn_test_averages_FULL_reordered.A11:5_chest_cnn_test_averages_FULL_reordered.A11 5_chest_cnn_test_averages_FULL_reordered.N11:5_chest_cnn_test_averages_FULL_reordered.Q11 5_chest_cnn_test_averages_FULL_reordered.A13:5_chest_cnn_test_averages_FULL_reordered.A13 5_chest_cnn_test_averages_FULL_reordered.N13:5_chest_cnn_test_averages_FULL_reordered.Q13" chart:data-source-has-labels="both" svg:x="1.703cm" svg:y="0.18cm" svg:width="13.848cm" svg:height="7.367cm">
          <chart:coordinate-region svg:x="2.51cm" svg:y="0.379cm" svg:width="13.041cm" svg:height="6.521cm"/>
          <chart:axis chart:dimension="x" chart:name="primary-x" chart:style-name="ch4" chartooo:axis-type="auto">
            <chartooo:date-scale/>
            <chart:title svg:x="7.281cm" svg:y="7.727cm" chart:style-name="ch5">
              <text:p>număr filtre</text:p>
            </chart:title>
            <chart:categories table:cell-range-address="5_chest_cnn_test_averages_FULL_reordered.N2:5_chest_cnn_test_averages_FULL_reordered.Q2"/>
          </chart:axis>
          <chart:axis chart:dimension="y" chart:name="primary-y" chart:style-name="ch6">
            <chart:title svg:x="0.451cm" svg:y="6.347cm" chart:style-name="ch7">
              <text:p>timp creare model (s)</text:p>
            </chart:title>
            <chart:grid chart:style-name="ch8" chart:class="major"/>
          </chart:axis>
          <chart:series chart:style-name="ch9" chart:values-cell-range-address="5_chest_cnn_test_averages_FULL_reordered.N4:5_chest_cnn_test_averages_FULL_reordered.Q4" chart:label-cell-address="5_chest_cnn_test_averages_FULL_reordered.A4:5_chest_cnn_test_averages_FULL_reordered.A4" chart:class="chart:bar">
            <chart:data-point chart:repeated="4"/>
          </chart:series>
          <chart:series chart:style-name="ch10" chart:values-cell-range-address="5_chest_cnn_test_averages_FULL_reordered.N7:5_chest_cnn_test_averages_FULL_reordered.Q7" chart:label-cell-address="5_chest_cnn_test_averages_FULL_reordered.A7:5_chest_cnn_test_averages_FULL_reordered.A7" chart:class="chart:bar">
            <chart:data-point chart:repeated="4"/>
          </chart:series>
          <chart:series chart:style-name="ch11" chart:values-cell-range-address="5_chest_cnn_test_averages_FULL_reordered.N9:5_chest_cnn_test_averages_FULL_reordered.Q9" chart:label-cell-address="5_chest_cnn_test_averages_FULL_reordered.A9:5_chest_cnn_test_averages_FULL_reordered.A9" chart:class="chart:bar">
            <chart:data-point chart:repeated="4"/>
          </chart:series>
          <chart:series chart:style-name="ch12" chart:values-cell-range-address="5_chest_cnn_test_averages_FULL_reordered.N11:5_chest_cnn_test_averages_FULL_reordered.Q11" chart:label-cell-address="5_chest_cnn_test_averages_FULL_reordered.A11:5_chest_cnn_test_averages_FULL_reordered.A11" chart:class="chart:bar">
            <chart:data-point chart:repeated="4"/>
          </chart:series>
          <chart:series chart:style-name="ch13" chart:values-cell-range-address="5_chest_cnn_test_averages_FULL_reordered.N13:5_chest_cnn_test_averages_FULL_reordered.Q13" chart:label-cell-address="5_chest_cnn_test_averages_FULL_reordered.A13:5_chest_cnn_test_averages_FULL_reordered.A13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5_chest_cnn_test_averages_FULL_reordered.N2:5_chest_cnn_test_averages_FULL_reordered.Q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SEAL_4K_1</text:p>
                <draw:g>
                  <svg:desc>5_chest_cnn_test_averages_FULL_reordered.A4:5_chest_cnn_test_averages_FULL_reordered.A4</svg:desc>
                </draw:g>
              </table:table-cell>
              <table:table-cell office:value-type="float" office:value="5.809053">
                <text:p>5.809053</text:p>
                <draw:g>
                  <svg:desc>5_chest_cnn_test_averages_FULL_reordered.N4:5_chest_cnn_test_averages_FULL_reordered.Q4</svg:desc>
                </draw:g>
              </table:table-cell>
              <table:table-cell office:value-type="float" office:value="7.924686">
                <text:p>7.924686</text:p>
              </table:table-cell>
              <table:table-cell office:value-type="float" office:value="8.947346">
                <text:p>8.947346</text:p>
              </table:table-cell>
              <table:table-cell office:value-type="float" office:value="9.46147">
                <text:p>9.46147</text:p>
              </table:table-cell>
            </table:table-row>
            <table:table-row>
              <table:table-cell office:value-type="string">
                <text:p>SEAL_8K_1</text:p>
                <draw:g>
                  <svg:desc>5_chest_cnn_test_averages_FULL_reordered.A7:5_chest_cnn_test_averages_FULL_reordered.A7</svg:desc>
                </draw:g>
              </table:table-cell>
              <table:table-cell office:value-type="float" office:value="20.269683">
                <text:p>20.269683</text:p>
                <draw:g>
                  <svg:desc>5_chest_cnn_test_averages_FULL_reordered.N7:5_chest_cnn_test_averages_FULL_reordered.Q7</svg:desc>
                </draw:g>
              </table:table-cell>
              <table:table-cell office:value-type="float" office:value="26.614952">
                <text:p>26.614952</text:p>
              </table:table-cell>
              <table:table-cell office:value-type="float" office:value="32.482265">
                <text:p>32.482265</text:p>
              </table:table-cell>
              <table:table-cell office:value-type="float" office:value="37.586603">
                <text:p>37.586603</text:p>
              </table:table-cell>
            </table:table-row>
            <table:table-row>
              <table:table-cell office:value-type="string">
                <text:p>SEAL_8K_2</text:p>
                <draw:g>
                  <svg:desc>5_chest_cnn_test_averages_FULL_reordered.A9:5_chest_cnn_test_averages_FULL_reordered.A9</svg:desc>
                </draw:g>
              </table:table-cell>
              <table:table-cell office:value-type="float" office:value="16.259404">
                <text:p>16.259404</text:p>
                <draw:g>
                  <svg:desc>5_chest_cnn_test_averages_FULL_reordered.N9:5_chest_cnn_test_averages_FULL_reordered.Q9</svg:desc>
                </draw:g>
              </table:table-cell>
              <table:table-cell office:value-type="float" office:value="21.154937">
                <text:p>21.154937</text:p>
              </table:table-cell>
              <table:table-cell office:value-type="float" office:value="26.296106">
                <text:p>26.296106</text:p>
              </table:table-cell>
              <table:table-cell office:value-type="float" office:value="29.76473">
                <text:p>29.76473</text:p>
              </table:table-cell>
            </table:table-row>
            <table:table-row>
              <table:table-cell office:value-type="string">
                <text:p>SEAL_16K_1</text:p>
                <draw:g>
                  <svg:desc>5_chest_cnn_test_averages_FULL_reordered.A11:5_chest_cnn_test_averages_FULL_reordered.A11</svg:desc>
                </draw:g>
              </table:table-cell>
              <table:table-cell office:value-type="float" office:value="43.59274">
                <text:p>43.59274</text:p>
                <draw:g>
                  <svg:desc>5_chest_cnn_test_averages_FULL_reordered.N11:5_chest_cnn_test_averages_FULL_reordered.Q11</svg:desc>
                </draw:g>
              </table:table-cell>
              <table:table-cell office:value-type="float" office:value="56.284955">
                <text:p>56.284955</text:p>
              </table:table-cell>
              <table:table-cell office:value-type="float" office:value="70.151085">
                <text:p>70.151085</text:p>
              </table:table-cell>
              <table:table-cell office:value-type="float" office:value="82.604676">
                <text:p>82.604676</text:p>
              </table:table-cell>
            </table:table-row>
            <table:table-row>
              <table:table-cell office:value-type="string">
                <text:p>SEAL_16K_2</text:p>
                <draw:g>
                  <svg:desc>5_chest_cnn_test_averages_FULL_reordered.A13:5_chest_cnn_test_averages_FULL_reordered.A13</svg:desc>
                </draw:g>
              </table:table-cell>
              <table:table-cell office:value-type="float" office:value="70.194573">
                <text:p>70.194573</text:p>
                <draw:g>
                  <svg:desc>5_chest_cnn_test_averages_FULL_reordered.N13:5_chest_cnn_test_averages_FULL_reordered.Q13</svg:desc>
                </draw:g>
              </table:table-cell>
              <table:table-cell office:value-type="float" office:value="89.072082">
                <text:p>89.072082</text:p>
              </table:table-cell>
              <table:table-cell office:value-type="float" office:value="104.079398">
                <text:p>104.07939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72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860d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7b59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chart-properties chart:solid-type="cuboid"/>
      <style:graphic-properties draw:fill-color="#ff4000"/>
    </style:style>
    <style:style style:name="ch18" style:family="chart" style:data-style-name="N0">
      <style:chart-properties chart:link-data-style-to-source="true"/>
      <style:graphic-properties draw:stroke="none" draw:fill-color="#55308d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0.013cm" svg:height="9cm" xlink:href=".." xlink:type="simple" chart:class="chart:bar" chart:style-name="ch1">
        <chart:legend chart:legend-position="end" svg:x="15.872cm" svg:y="0.836cm" style:legend-expansion="high" chart:style-name="ch2"/>
        <chart:plot-area chart:style-name="ch3" table:cell-range-address="5_chest_cnn_test_averages_FULL_reordered.A2:5_chest_cnn_test_averages_FULL_reordered.A13 5_chest_cnn_test_averages_FULL_reordered.R2:5_chest_cnn_test_averages_FULL_reordered.U13" chart:data-source-has-labels="both" svg:x="1.703cm" svg:y="0.18cm" svg:width="13.769cm" svg:height="7.367cm">
          <chart:coordinate-region svg:x="2.324cm" svg:y="0.38cm" svg:width="13.148cm" svg:height="6.52cm"/>
          <chart:axis chart:dimension="x" chart:name="primary-x" chart:style-name="ch4" chartooo:axis-type="auto">
            <chartooo:date-scale/>
            <chart:title svg:x="7.241cm" svg:y="7.727cm" chart:style-name="ch5">
              <text:p>număr filtre</text:p>
            </chart:title>
            <chart:categories table:cell-range-address="5_chest_cnn_test_averages_FULL_reordered.R2:5_chest_cnn_test_averages_FULL_reordered.U2"/>
          </chart:axis>
          <chart:axis chart:dimension="y" chart:name="primary-y" chart:style-name="ch6">
            <chart:title svg:x="0.451cm" svg:y="5.699cm" chart:style-name="ch7">
              <text:p>timp criptare (s)</text:p>
            </chart:title>
            <chart:grid chart:style-name="ch8" chart:class="major"/>
          </chart:axis>
          <chart:series chart:style-name="ch9" chart:values-cell-range-address="5_chest_cnn_test_averages_FULL_reordered.R3:5_chest_cnn_test_averages_FULL_reordered.U3" chart:label-cell-address="5_chest_cnn_test_averages_FULL_reordered.A3:5_chest_cnn_test_averages_FULL_reordered.A3" chart:class="chart:bar">
            <chart:data-point chart:repeated="4"/>
          </chart:series>
          <chart:series chart:style-name="ch10" chart:values-cell-range-address="5_chest_cnn_test_averages_FULL_reordered.R4:5_chest_cnn_test_averages_FULL_reordered.U4" chart:label-cell-address="5_chest_cnn_test_averages_FULL_reordered.A4:5_chest_cnn_test_averages_FULL_reordered.A4" chart:class="chart:bar">
            <chart:data-point chart:repeated="4"/>
          </chart:series>
          <chart:series chart:style-name="ch11" chart:values-cell-range-address="5_chest_cnn_test_averages_FULL_reordered.R5:5_chest_cnn_test_averages_FULL_reordered.U5" chart:label-cell-address="5_chest_cnn_test_averages_FULL_reordered.A5:5_chest_cnn_test_averages_FULL_reordered.A5" chart:class="chart:bar">
            <chart:data-point chart:repeated="4"/>
          </chart:series>
          <chart:series chart:style-name="ch12" chart:values-cell-range-address="5_chest_cnn_test_averages_FULL_reordered.R6:5_chest_cnn_test_averages_FULL_reordered.U6" chart:label-cell-address="5_chest_cnn_test_averages_FULL_reordered.A6:5_chest_cnn_test_averages_FULL_reordered.A6" chart:class="chart:bar">
            <chart:data-point chart:repeated="4"/>
          </chart:series>
          <chart:series chart:style-name="ch13" chart:values-cell-range-address="5_chest_cnn_test_averages_FULL_reordered.R7:5_chest_cnn_test_averages_FULL_reordered.U7" chart:label-cell-address="5_chest_cnn_test_averages_FULL_reordered.A7:5_chest_cnn_test_averages_FULL_reordered.A7" chart:class="chart:bar">
            <chart:data-point chart:repeated="4"/>
          </chart:series>
          <chart:series chart:style-name="ch14" chart:values-cell-range-address="5_chest_cnn_test_averages_FULL_reordered.R8:5_chest_cnn_test_averages_FULL_reordered.U8" chart:label-cell-address="5_chest_cnn_test_averages_FULL_reordered.A8:5_chest_cnn_test_averages_FULL_reordered.A8" chart:class="chart:bar">
            <chart:data-point chart:repeated="4"/>
          </chart:series>
          <chart:series chart:style-name="ch15" chart:values-cell-range-address="5_chest_cnn_test_averages_FULL_reordered.R9:5_chest_cnn_test_averages_FULL_reordered.U9" chart:label-cell-address="5_chest_cnn_test_averages_FULL_reordered.A9:5_chest_cnn_test_averages_FULL_reordered.A9" chart:class="chart:bar">
            <chart:data-point chart:repeated="4"/>
          </chart:series>
          <chart:series chart:style-name="ch16" chart:values-cell-range-address="5_chest_cnn_test_averages_FULL_reordered.R10:5_chest_cnn_test_averages_FULL_reordered.U10" chart:label-cell-address="5_chest_cnn_test_averages_FULL_reordered.A10:5_chest_cnn_test_averages_FULL_reordered.A10" chart:class="chart:bar">
            <chart:data-point chart:style-name="ch17"/>
            <chart:data-point chart:repeated="3"/>
          </chart:series>
          <chart:series chart:style-name="ch18" chart:values-cell-range-address="5_chest_cnn_test_averages_FULL_reordered.R11:5_chest_cnn_test_averages_FULL_reordered.U11" chart:label-cell-address="5_chest_cnn_test_averages_FULL_reordered.A11:5_chest_cnn_test_averages_FULL_reordered.A11" chart:class="chart:bar">
            <chart:data-point chart:repeated="4"/>
          </chart:series>
          <chart:series chart:style-name="ch19" chart:values-cell-range-address="5_chest_cnn_test_averages_FULL_reordered.R12:5_chest_cnn_test_averages_FULL_reordered.U12" chart:label-cell-address="5_chest_cnn_test_averages_FULL_reordered.A12:5_chest_cnn_test_averages_FULL_reordered.A12" chart:class="chart:bar">
            <chart:data-point chart:repeated="4"/>
          </chart:series>
          <chart:series chart:style-name="ch20" chart:values-cell-range-address="5_chest_cnn_test_averages_FULL_reordered.R13:5_chest_cnn_test_averages_FULL_reordered.U13" chart:label-cell-address="5_chest_cnn_test_averages_FULL_reordered.A13:5_chest_cnn_test_averages_FULL_reordered.A13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5_chest_cnn_test_averages_FULL_reordered.R2:5_chest_cnn_test_averages_FULL_reordered.U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5_chest_cnn_test_averages_FULL_reordered.A3:5_chest_cnn_test_averages_FULL_reordered.A3</svg:desc>
                </draw:g>
              </table:table-cell>
              <table:table-cell office:value-type="float" office:value="2.488847">
                <text:p>2.488847</text:p>
                <draw:g>
                  <svg:desc>5_chest_cnn_test_averages_FULL_reordered.R3:5_chest_cnn_test_averages_FULL_reordered.U3</svg:desc>
                </draw:g>
              </table:table-cell>
              <table:table-cell office:value-type="float" office:value="3.123707">
                <text:p>3.123707</text:p>
              </table:table-cell>
              <table:table-cell office:value-type="float" office:value="3.143966">
                <text:p>3.143966</text:p>
              </table:table-cell>
              <table:table-cell office:value-type="float" office:value="2.481024">
                <text:p>2.481024</text:p>
              </table:table-cell>
            </table:table-row>
            <table:table-row>
              <table:table-cell office:value-type="string">
                <text:p>SEAL_4K_1</text:p>
                <draw:g>
                  <svg:desc>5_chest_cnn_test_averages_FULL_reordered.A4:5_chest_cnn_test_averages_FULL_reordered.A4</svg:desc>
                </draw:g>
              </table:table-cell>
              <table:table-cell office:value-type="float" office:value="1.967322">
                <text:p>1.967322</text:p>
                <draw:g>
                  <svg:desc>5_chest_cnn_test_averages_FULL_reordered.R4:5_chest_cnn_test_averages_FULL_reordered.U4</svg:desc>
                </draw:g>
              </table:table-cell>
              <table:table-cell office:value-type="float" office:value="1.933072">
                <text:p>1.933072</text:p>
              </table:table-cell>
              <table:table-cell office:value-type="float" office:value="1.885518">
                <text:p>1.885518</text:p>
              </table:table-cell>
              <table:table-cell office:value-type="float" office:value="1.717174">
                <text:p>1.717174</text:p>
              </table:table-cell>
            </table:table-row>
            <table:table-row>
              <table:table-cell office:value-type="string">
                <text:p>HELib_4K_2</text:p>
                <draw:g>
                  <svg:desc>5_chest_cnn_test_averages_FULL_reordered.A5:5_chest_cnn_test_averages_FULL_reordered.A5</svg:desc>
                </draw:g>
              </table:table-cell>
              <table:table-cell office:value-type="float" office:value="2.527088">
                <text:p>2.527088</text:p>
                <draw:g>
                  <svg:desc>5_chest_cnn_test_averages_FULL_reordered.R5:5_chest_cnn_test_averages_FULL_reordered.U5</svg:desc>
                </draw:g>
              </table:table-cell>
              <table:table-cell office:value-type="float" office:value="2.744555">
                <text:p>2.744555</text:p>
              </table:table-cell>
              <table:table-cell office:value-type="float" office:value="2.6844">
                <text:p>2.6844</text:p>
              </table:table-cell>
              <table:table-cell office:value-type="float" office:value="2.837004">
                <text:p>2.837004</text:p>
              </table:table-cell>
            </table:table-row>
            <table:table-row>
              <table:table-cell office:value-type="string">
                <text:p>HELib_8K_1</text:p>
                <draw:g>
                  <svg:desc>5_chest_cnn_test_averages_FULL_reordered.A6:5_chest_cnn_test_averages_FULL_reordered.A6</svg:desc>
                </draw:g>
              </table:table-cell>
              <table:table-cell office:value-type="float" office:value="9.073647">
                <text:p>9.073647</text:p>
                <draw:g>
                  <svg:desc>5_chest_cnn_test_averages_FULL_reordered.R6:5_chest_cnn_test_averages_FULL_reordered.U6</svg:desc>
                </draw:g>
              </table:table-cell>
              <table:table-cell office:value-type="float" office:value="9.567033">
                <text:p>9.567033</text:p>
              </table:table-cell>
              <table:table-cell office:value-type="float" office:value="9.746832">
                <text:p>9.746832</text:p>
              </table:table-cell>
              <table:table-cell office:value-type="float" office:value="9.478197">
                <text:p>9.478197</text:p>
              </table:table-cell>
            </table:table-row>
            <table:table-row>
              <table:table-cell office:value-type="string">
                <text:p>SEAL_8K_1</text:p>
                <draw:g>
                  <svg:desc>5_chest_cnn_test_averages_FULL_reordered.A7:5_chest_cnn_test_averages_FULL_reordered.A7</svg:desc>
                </draw:g>
              </table:table-cell>
              <table:table-cell office:value-type="float" office:value="6.321913">
                <text:p>6.321913</text:p>
                <draw:g>
                  <svg:desc>5_chest_cnn_test_averages_FULL_reordered.R7:5_chest_cnn_test_averages_FULL_reordered.U7</svg:desc>
                </draw:g>
              </table:table-cell>
              <table:table-cell office:value-type="float" office:value="6.63484">
                <text:p>6.63484</text:p>
              </table:table-cell>
              <table:table-cell office:value-type="float" office:value="6.521081">
                <text:p>6.521081</text:p>
              </table:table-cell>
              <table:table-cell office:value-type="float" office:value="6.434754">
                <text:p>6.434754</text:p>
              </table:table-cell>
            </table:table-row>
            <table:table-row>
              <table:table-cell office:value-type="string">
                <text:p>HELib_8K_2</text:p>
                <draw:g>
                  <svg:desc>5_chest_cnn_test_averages_FULL_reordered.A8:5_chest_cnn_test_averages_FULL_reordered.A8</svg:desc>
                </draw:g>
              </table:table-cell>
              <table:table-cell office:value-type="float" office:value="9.37139">
                <text:p>9.37139</text:p>
                <draw:g>
                  <svg:desc>5_chest_cnn_test_averages_FULL_reordered.R8:5_chest_cnn_test_averages_FULL_reordered.U8</svg:desc>
                </draw:g>
              </table:table-cell>
              <table:table-cell office:value-type="float" office:value="9.387161">
                <text:p>9.387161</text:p>
              </table:table-cell>
              <table:table-cell office:value-type="float" office:value="9.749621">
                <text:p>9.749621</text:p>
              </table:table-cell>
              <table:table-cell office:value-type="float" office:value="9.265841">
                <text:p>9.265841</text:p>
              </table:table-cell>
            </table:table-row>
            <table:table-row>
              <table:table-cell office:value-type="string">
                <text:p>SEAL_8K_2</text:p>
                <draw:g>
                  <svg:desc>5_chest_cnn_test_averages_FULL_reordered.A9:5_chest_cnn_test_averages_FULL_reordered.A9</svg:desc>
                </draw:g>
              </table:table-cell>
              <table:table-cell office:value-type="float" office:value="4.996736">
                <text:p>4.996736</text:p>
                <draw:g>
                  <svg:desc>5_chest_cnn_test_averages_FULL_reordered.R9:5_chest_cnn_test_averages_FULL_reordered.U9</svg:desc>
                </draw:g>
              </table:table-cell>
              <table:table-cell office:value-type="float" office:value="5.110703">
                <text:p>5.110703</text:p>
              </table:table-cell>
              <table:table-cell office:value-type="float" office:value="5.273452">
                <text:p>5.273452</text:p>
              </table:table-cell>
              <table:table-cell office:value-type="float" office:value="5.085801">
                <text:p>5.085801</text:p>
              </table:table-cell>
            </table:table-row>
            <table:table-row>
              <table:table-cell office:value-type="string">
                <text:p>HELib_16K_1</text:p>
                <draw:g>
                  <svg:desc>5_chest_cnn_test_averages_FULL_reordered.A10:5_chest_cnn_test_averages_FULL_reordered.A10</svg:desc>
                </draw:g>
              </table:table-cell>
              <table:table-cell office:value-type="float" office:value="31.56284">
                <text:p>31.56284</text:p>
                <draw:g>
                  <svg:desc>5_chest_cnn_test_averages_FULL_reordered.R10:5_chest_cnn_test_averages_FULL_reordered.U10</svg:desc>
                </draw:g>
              </table:table-cell>
              <table:table-cell office:value-type="float" office:value="31.866459">
                <text:p>31.866459</text:p>
              </table:table-cell>
              <table:table-cell office:value-type="float" office:value="32.15621">
                <text:p>32.15621</text:p>
              </table:table-cell>
              <table:table-cell office:value-type="float" office:value="31.111705">
                <text:p>31.111705</text:p>
              </table:table-cell>
            </table:table-row>
            <table:table-row>
              <table:table-cell office:value-type="string">
                <text:p>SEAL_16K_1</text:p>
                <draw:g>
                  <svg:desc>5_chest_cnn_test_averages_FULL_reordered.A11:5_chest_cnn_test_averages_FULL_reordered.A11</svg:desc>
                </draw:g>
              </table:table-cell>
              <table:table-cell office:value-type="float" office:value="13.4637">
                <text:p>13.4637</text:p>
                <draw:g>
                  <svg:desc>5_chest_cnn_test_averages_FULL_reordered.R11:5_chest_cnn_test_averages_FULL_reordered.U11</svg:desc>
                </draw:g>
              </table:table-cell>
              <table:table-cell office:value-type="float" office:value="13.55301">
                <text:p>13.55301</text:p>
              </table:table-cell>
              <table:table-cell office:value-type="float" office:value="13.804872">
                <text:p>13.804872</text:p>
              </table:table-cell>
              <table:table-cell office:value-type="float" office:value="14.036846">
                <text:p>14.036846</text:p>
              </table:table-cell>
            </table:table-row>
            <table:table-row>
              <table:table-cell office:value-type="string">
                <text:p>HELib_16K_2</text:p>
                <draw:g>
                  <svg:desc>5_chest_cnn_test_averages_FULL_reordered.A12:5_chest_cnn_test_averages_FULL_reordered.A12</svg:desc>
                </draw:g>
              </table:table-cell>
              <table:table-cell office:value-type="float" office:value="30.784029">
                <text:p>30.784029</text:p>
                <draw:g>
                  <svg:desc>5_chest_cnn_test_averages_FULL_reordered.R12:5_chest_cnn_test_averages_FULL_reordered.U12</svg:desc>
                </draw:g>
              </table:table-cell>
              <table:table-cell office:value-type="float" office:value="30.969468">
                <text:p>30.969468</text:p>
              </table:table-cell>
              <table:table-cell office:value-type="float" office:value="31.574655">
                <text:p>31.574655</text:p>
              </table:table-cell>
              <table:table-cell office:value-type="float" office:value="32.126354">
                <text:p>32.126354</text:p>
              </table:table-cell>
            </table:table-row>
            <table:table-row>
              <table:table-cell office:value-type="string">
                <text:p>SEAL_16K_2</text:p>
                <draw:g>
                  <svg:desc>5_chest_cnn_test_averages_FULL_reordered.A13:5_chest_cnn_test_averages_FULL_reordered.A13</svg:desc>
                </draw:g>
              </table:table-cell>
              <table:table-cell office:value-type="float" office:value="47.431497">
                <text:p>47.431497</text:p>
                <draw:g>
                  <svg:desc>5_chest_cnn_test_averages_FULL_reordered.R13:5_chest_cnn_test_averages_FULL_reordered.U13</svg:desc>
                </draw:g>
              </table:table-cell>
              <table:table-cell office:value-type="float" office:value="47.331155">
                <text:p>47.331155</text:p>
              </table:table-cell>
              <table:table-cell office:value-type="float" office:value="47.066763">
                <text:p>47.06676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72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860d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7b59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chart-properties chart:solid-type="cuboid"/>
      <style:graphic-properties draw:fill-color="#ff4000"/>
    </style:style>
    <style:style style:name="ch18" style:family="chart" style:data-style-name="N0">
      <style:chart-properties chart:link-data-style-to-source="true"/>
      <style:graphic-properties draw:stroke="none" draw:fill-color="#55308d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0.013cm" svg:height="9cm" xlink:href=".." xlink:type="simple" chart:class="chart:bar" chart:style-name="ch1">
        <chart:legend chart:legend-position="end" svg:x="15.872cm" svg:y="0.836cm" style:legend-expansion="high" chart:style-name="ch2"/>
        <chart:plot-area chart:style-name="ch3" table:cell-range-address="5_chest_cnn_test_averages_FULL_reordered.V2:5_chest_cnn_test_averages_FULL_reordered.Y13 5_chest_cnn_test_averages_FULL_reordered.A3:5_chest_cnn_test_averages_FULL_reordered.A13" chart:data-source-has-labels="both" svg:x="1.703cm" svg:y="0.18cm" svg:width="13.769cm" svg:height="7.367cm">
          <chart:coordinate-region svg:x="2.51cm" svg:y="0.379cm" svg:width="12.962cm" svg:height="6.521cm"/>
          <chart:axis chart:dimension="x" chart:name="primary-x" chart:style-name="ch4" chartooo:axis-type="auto">
            <chartooo:date-scale/>
            <chart:title svg:x="7.241cm" svg:y="7.727cm" chart:style-name="ch5">
              <text:p>număr filtre</text:p>
            </chart:title>
            <chart:categories table:cell-range-address="5_chest_cnn_test_averages_FULL_reordered.V2:5_chest_cnn_test_averages_FULL_reordered.Y2"/>
          </chart:axis>
          <chart:axis chart:dimension="y" chart:name="primary-y" chart:style-name="ch6">
            <chart:title svg:x="0.451cm" svg:y="6.082cm" chart:style-name="ch7">
              <text:p>timp rulare rețea(s)</text:p>
            </chart:title>
            <chart:grid chart:style-name="ch8" chart:class="major"/>
          </chart:axis>
          <chart:series chart:style-name="ch9" chart:values-cell-range-address="5_chest_cnn_test_averages_FULL_reordered.V3:5_chest_cnn_test_averages_FULL_reordered.Y3" chart:label-cell-address="5_chest_cnn_test_averages_FULL_reordered.A3:5_chest_cnn_test_averages_FULL_reordered.A3" chart:class="chart:bar">
            <chart:data-point chart:repeated="4"/>
          </chart:series>
          <chart:series chart:style-name="ch10" chart:values-cell-range-address="5_chest_cnn_test_averages_FULL_reordered.V4:5_chest_cnn_test_averages_FULL_reordered.Y4" chart:label-cell-address="5_chest_cnn_test_averages_FULL_reordered.A4:5_chest_cnn_test_averages_FULL_reordered.A4" chart:class="chart:bar">
            <chart:data-point chart:repeated="4"/>
          </chart:series>
          <chart:series chart:style-name="ch11" chart:values-cell-range-address="5_chest_cnn_test_averages_FULL_reordered.V5:5_chest_cnn_test_averages_FULL_reordered.Y5" chart:label-cell-address="5_chest_cnn_test_averages_FULL_reordered.A5:5_chest_cnn_test_averages_FULL_reordered.A5" chart:class="chart:bar">
            <chart:data-point chart:repeated="4"/>
          </chart:series>
          <chart:series chart:style-name="ch12" chart:values-cell-range-address="5_chest_cnn_test_averages_FULL_reordered.V6:5_chest_cnn_test_averages_FULL_reordered.Y6" chart:label-cell-address="5_chest_cnn_test_averages_FULL_reordered.A6:5_chest_cnn_test_averages_FULL_reordered.A6" chart:class="chart:bar">
            <chart:data-point chart:repeated="4"/>
          </chart:series>
          <chart:series chart:style-name="ch13" chart:values-cell-range-address="5_chest_cnn_test_averages_FULL_reordered.V7:5_chest_cnn_test_averages_FULL_reordered.Y7" chart:label-cell-address="5_chest_cnn_test_averages_FULL_reordered.A7:5_chest_cnn_test_averages_FULL_reordered.A7" chart:class="chart:bar">
            <chart:data-point chart:repeated="4"/>
          </chart:series>
          <chart:series chart:style-name="ch14" chart:values-cell-range-address="5_chest_cnn_test_averages_FULL_reordered.V8:5_chest_cnn_test_averages_FULL_reordered.Y8" chart:label-cell-address="5_chest_cnn_test_averages_FULL_reordered.A8:5_chest_cnn_test_averages_FULL_reordered.A8" chart:class="chart:bar">
            <chart:data-point chart:repeated="4"/>
          </chart:series>
          <chart:series chart:style-name="ch15" chart:values-cell-range-address="5_chest_cnn_test_averages_FULL_reordered.V9:5_chest_cnn_test_averages_FULL_reordered.Y9" chart:label-cell-address="5_chest_cnn_test_averages_FULL_reordered.A9:5_chest_cnn_test_averages_FULL_reordered.A9" chart:class="chart:bar">
            <chart:data-point chart:repeated="4"/>
          </chart:series>
          <chart:series chart:style-name="ch16" chart:values-cell-range-address="5_chest_cnn_test_averages_FULL_reordered.V10:5_chest_cnn_test_averages_FULL_reordered.Y10" chart:label-cell-address="5_chest_cnn_test_averages_FULL_reordered.A10:5_chest_cnn_test_averages_FULL_reordered.A10" chart:class="chart:bar">
            <chart:data-point chart:style-name="ch17"/>
            <chart:data-point chart:repeated="3"/>
          </chart:series>
          <chart:series chart:style-name="ch18" chart:values-cell-range-address="5_chest_cnn_test_averages_FULL_reordered.V11:5_chest_cnn_test_averages_FULL_reordered.Y11" chart:label-cell-address="5_chest_cnn_test_averages_FULL_reordered.A11:5_chest_cnn_test_averages_FULL_reordered.A11" chart:class="chart:bar">
            <chart:data-point chart:repeated="4"/>
          </chart:series>
          <chart:series chart:style-name="ch19" chart:values-cell-range-address="5_chest_cnn_test_averages_FULL_reordered.V12:5_chest_cnn_test_averages_FULL_reordered.Y12" chart:label-cell-address="5_chest_cnn_test_averages_FULL_reordered.A12:5_chest_cnn_test_averages_FULL_reordered.A12" chart:class="chart:bar">
            <chart:data-point chart:repeated="4"/>
          </chart:series>
          <chart:series chart:style-name="ch20" chart:values-cell-range-address="5_chest_cnn_test_averages_FULL_reordered.V13:5_chest_cnn_test_averages_FULL_reordered.Y13" chart:label-cell-address="5_chest_cnn_test_averages_FULL_reordered.A13:5_chest_cnn_test_averages_FULL_reordered.A13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5_chest_cnn_test_averages_FULL_reordered.V2:5_chest_cnn_test_averages_FULL_reordered.Y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5_chest_cnn_test_averages_FULL_reordered.A3:5_chest_cnn_test_averages_FULL_reordered.A3</svg:desc>
                </draw:g>
              </table:table-cell>
              <table:table-cell office:value-type="float" office:value="2.288276">
                <text:p>2.288276</text:p>
                <draw:g>
                  <svg:desc>5_chest_cnn_test_averages_FULL_reordered.V3:5_chest_cnn_test_averages_FULL_reordered.Y3</svg:desc>
                </draw:g>
              </table:table-cell>
              <table:table-cell office:value-type="float" office:value="2.708385">
                <text:p>2.708385</text:p>
              </table:table-cell>
              <table:table-cell office:value-type="float" office:value="3.198474">
                <text:p>3.198474</text:p>
              </table:table-cell>
              <table:table-cell office:value-type="float" office:value="2.929892">
                <text:p>2.929892</text:p>
              </table:table-cell>
            </table:table-row>
            <table:table-row>
              <table:table-cell office:value-type="string">
                <text:p>SEAL_4K_1</text:p>
                <draw:g>
                  <svg:desc>5_chest_cnn_test_averages_FULL_reordered.A4:5_chest_cnn_test_averages_FULL_reordered.A4</svg:desc>
                </draw:g>
              </table:table-cell>
              <table:table-cell office:value-type="float" office:value="10.970994">
                <text:p>10.970994</text:p>
                <draw:g>
                  <svg:desc>5_chest_cnn_test_averages_FULL_reordered.V4:5_chest_cnn_test_averages_FULL_reordered.Y4</svg:desc>
                </draw:g>
              </table:table-cell>
              <table:table-cell office:value-type="float" office:value="14.275203">
                <text:p>14.275203</text:p>
              </table:table-cell>
              <table:table-cell office:value-type="float" office:value="18.392212">
                <text:p>18.392212</text:p>
              </table:table-cell>
              <table:table-cell office:value-type="float" office:value="19.084629">
                <text:p>19.084629</text:p>
              </table:table-cell>
            </table:table-row>
            <table:table-row>
              <table:table-cell office:value-type="string">
                <text:p>HELib_4K_2</text:p>
                <draw:g>
                  <svg:desc>5_chest_cnn_test_averages_FULL_reordered.A5:5_chest_cnn_test_averages_FULL_reordered.A5</svg:desc>
                </draw:g>
              </table:table-cell>
              <table:table-cell office:value-type="float" office:value="2.289464">
                <text:p>2.289464</text:p>
                <draw:g>
                  <svg:desc>5_chest_cnn_test_averages_FULL_reordered.V5:5_chest_cnn_test_averages_FULL_reordered.Y5</svg:desc>
                </draw:g>
              </table:table-cell>
              <table:table-cell office:value-type="float" office:value="2.687792">
                <text:p>2.687792</text:p>
              </table:table-cell>
              <table:table-cell office:value-type="float" office:value="2.975838">
                <text:p>2.975838</text:p>
              </table:table-cell>
              <table:table-cell office:value-type="float" office:value="2.983872">
                <text:p>2.983872</text:p>
              </table:table-cell>
            </table:table-row>
            <table:table-row>
              <table:table-cell office:value-type="string">
                <text:p>HELib_8K_1</text:p>
                <draw:g>
                  <svg:desc>5_chest_cnn_test_averages_FULL_reordered.A6:5_chest_cnn_test_averages_FULL_reordered.A6</svg:desc>
                </draw:g>
              </table:table-cell>
              <table:table-cell office:value-type="float" office:value="14.133512">
                <text:p>14.133512</text:p>
                <draw:g>
                  <svg:desc>5_chest_cnn_test_averages_FULL_reordered.V6:5_chest_cnn_test_averages_FULL_reordered.Y6</svg:desc>
                </draw:g>
              </table:table-cell>
              <table:table-cell office:value-type="float" office:value="17.623606">
                <text:p>17.623606</text:p>
              </table:table-cell>
              <table:table-cell office:value-type="float" office:value="20.931251">
                <text:p>20.931251</text:p>
              </table:table-cell>
              <table:table-cell office:value-type="float" office:value="23.955552">
                <text:p>23.955552</text:p>
              </table:table-cell>
            </table:table-row>
            <table:table-row>
              <table:table-cell office:value-type="string">
                <text:p>SEAL_8K_1</text:p>
                <draw:g>
                  <svg:desc>5_chest_cnn_test_averages_FULL_reordered.A7:5_chest_cnn_test_averages_FULL_reordered.A7</svg:desc>
                </draw:g>
              </table:table-cell>
              <table:table-cell office:value-type="float" office:value="46.018186">
                <text:p>46.018186</text:p>
                <draw:g>
                  <svg:desc>5_chest_cnn_test_averages_FULL_reordered.V7:5_chest_cnn_test_averages_FULL_reordered.Y7</svg:desc>
                </draw:g>
              </table:table-cell>
              <table:table-cell office:value-type="float" office:value="61.201802">
                <text:p>61.201802</text:p>
              </table:table-cell>
              <table:table-cell office:value-type="float" office:value="76.629149">
                <text:p>76.629149</text:p>
              </table:table-cell>
              <table:table-cell office:value-type="float" office:value="92.14512">
                <text:p>92.14512</text:p>
              </table:table-cell>
            </table:table-row>
            <table:table-row>
              <table:table-cell office:value-type="string">
                <text:p>HELib_8K_2</text:p>
                <draw:g>
                  <svg:desc>5_chest_cnn_test_averages_FULL_reordered.A8:5_chest_cnn_test_averages_FULL_reordered.A8</svg:desc>
                </draw:g>
              </table:table-cell>
              <table:table-cell office:value-type="float" office:value="13.748991">
                <text:p>13.748991</text:p>
                <draw:g>
                  <svg:desc>5_chest_cnn_test_averages_FULL_reordered.V8:5_chest_cnn_test_averages_FULL_reordered.Y8</svg:desc>
                </draw:g>
              </table:table-cell>
              <table:table-cell office:value-type="float" office:value="15.931747">
                <text:p>15.931747</text:p>
              </table:table-cell>
              <table:table-cell office:value-type="float" office:value="19.432912">
                <text:p>19.432912</text:p>
              </table:table-cell>
              <table:table-cell office:value-type="float" office:value="22.196599">
                <text:p>22.196599</text:p>
              </table:table-cell>
            </table:table-row>
            <table:table-row>
              <table:table-cell office:value-type="string">
                <text:p>SEAL_8K_2</text:p>
                <draw:g>
                  <svg:desc>5_chest_cnn_test_averages_FULL_reordered.A9:5_chest_cnn_test_averages_FULL_reordered.A9</svg:desc>
                </draw:g>
              </table:table-cell>
              <table:table-cell office:value-type="float" office:value="34.071049">
                <text:p>34.071049</text:p>
                <draw:g>
                  <svg:desc>5_chest_cnn_test_averages_FULL_reordered.V9:5_chest_cnn_test_averages_FULL_reordered.Y9</svg:desc>
                </draw:g>
              </table:table-cell>
              <table:table-cell office:value-type="float" office:value="45.678548">
                <text:p>45.678548</text:p>
              </table:table-cell>
              <table:table-cell office:value-type="float" office:value="57.666964">
                <text:p>57.666964</text:p>
              </table:table-cell>
              <table:table-cell office:value-type="float" office:value="68.918168">
                <text:p>68.918168</text:p>
              </table:table-cell>
            </table:table-row>
            <table:table-row>
              <table:table-cell office:value-type="string">
                <text:p>HELib_16K_1</text:p>
                <draw:g>
                  <svg:desc>5_chest_cnn_test_averages_FULL_reordered.A10:5_chest_cnn_test_averages_FULL_reordered.A10</svg:desc>
                </draw:g>
              </table:table-cell>
              <table:table-cell office:value-type="float" office:value="52.500239">
                <text:p>52.500239</text:p>
                <draw:g>
                  <svg:desc>5_chest_cnn_test_averages_FULL_reordered.V10:5_chest_cnn_test_averages_FULL_reordered.Y10</svg:desc>
                </draw:g>
              </table:table-cell>
              <table:table-cell office:value-type="float" office:value="63.564324">
                <text:p>63.564324</text:p>
              </table:table-cell>
              <table:table-cell office:value-type="float" office:value="76.167929">
                <text:p>76.167929</text:p>
              </table:table-cell>
              <table:table-cell office:value-type="float" office:value="87.82164">
                <text:p>87.82164</text:p>
              </table:table-cell>
            </table:table-row>
            <table:table-row>
              <table:table-cell office:value-type="string">
                <text:p>SEAL_16K_1</text:p>
                <draw:g>
                  <svg:desc>5_chest_cnn_test_averages_FULL_reordered.A11:5_chest_cnn_test_averages_FULL_reordered.A11</svg:desc>
                </draw:g>
              </table:table-cell>
              <table:table-cell office:value-type="float" office:value="101.244334">
                <text:p>101.244334</text:p>
                <draw:g>
                  <svg:desc>5_chest_cnn_test_averages_FULL_reordered.V11:5_chest_cnn_test_averages_FULL_reordered.Y11</svg:desc>
                </draw:g>
              </table:table-cell>
              <table:table-cell office:value-type="float" office:value="132.668897">
                <text:p>132.668897</text:p>
              </table:table-cell>
              <table:table-cell office:value-type="float" office:value="167.478509">
                <text:p>167.478509</text:p>
              </table:table-cell>
              <table:table-cell office:value-type="float" office:value="203.985294">
                <text:p>203.985294</text:p>
              </table:table-cell>
            </table:table-row>
            <table:table-row>
              <table:table-cell office:value-type="string">
                <text:p>HELib_16K_2</text:p>
                <draw:g>
                  <svg:desc>5_chest_cnn_test_averages_FULL_reordered.A12:5_chest_cnn_test_averages_FULL_reordered.A12</svg:desc>
                </draw:g>
              </table:table-cell>
              <table:table-cell office:value-type="float" office:value="53.270009">
                <text:p>53.270009</text:p>
                <draw:g>
                  <svg:desc>5_chest_cnn_test_averages_FULL_reordered.V12:5_chest_cnn_test_averages_FULL_reordered.Y12</svg:desc>
                </draw:g>
              </table:table-cell>
              <table:table-cell office:value-type="float" office:value="64.806367">
                <text:p>64.806367</text:p>
              </table:table-cell>
              <table:table-cell office:value-type="float" office:value="76.33146">
                <text:p>76.33146</text:p>
              </table:table-cell>
              <table:table-cell office:value-type="float" office:value="90.59158">
                <text:p>90.59158</text:p>
              </table:table-cell>
            </table:table-row>
            <table:table-row>
              <table:table-cell office:value-type="string">
                <text:p>SEAL_16K_2</text:p>
                <draw:g>
                  <svg:desc>5_chest_cnn_test_averages_FULL_reordered.A13:5_chest_cnn_test_averages_FULL_reordered.A13</svg:desc>
                </draw:g>
              </table:table-cell>
              <table:table-cell office:value-type="float" office:value="175.903687">
                <text:p>175.903687</text:p>
                <draw:g>
                  <svg:desc>5_chest_cnn_test_averages_FULL_reordered.V13:5_chest_cnn_test_averages_FULL_reordered.Y13</svg:desc>
                </draw:g>
              </table:table-cell>
              <table:table-cell office:value-type="float" office:value="232.811874">
                <text:p>232.811874</text:p>
              </table:table-cell>
              <table:table-cell office:value-type="float" office:value="298.717798">
                <text:p>298.71779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72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860d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7b59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chart-properties chart:solid-type="cuboid"/>
      <style:graphic-properties draw:fill-color="#ff4000"/>
    </style:style>
    <style:style style:name="ch18" style:family="chart" style:data-style-name="N0">
      <style:chart-properties chart:link-data-style-to-source="true"/>
      <style:graphic-properties draw:stroke="none" draw:fill-color="#55308d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0.013cm" svg:height="9cm" xlink:href=".." xlink:type="simple" chart:class="chart:bar" chart:style-name="ch1">
        <chart:legend chart:legend-position="end" svg:x="15.872cm" svg:y="0.836cm" style:legend-expansion="high" chart:style-name="ch2"/>
        <chart:plot-area chart:style-name="ch3" table:cell-range-address="5_chest_cnn_test_averages_FULL_reordered.Z2:5_chest_cnn_test_averages_FULL_reordered.AC13 5_chest_cnn_test_averages_FULL_reordered.A3:5_chest_cnn_test_averages_FULL_reordered.A13" chart:data-source-has-labels="both" svg:x="1.703cm" svg:y="0.18cm" svg:width="13.769cm" svg:height="7.367cm">
          <chart:coordinate-region svg:x="2.43cm" svg:y="0.379cm" svg:width="13.042cm" svg:height="6.521cm"/>
          <chart:axis chart:dimension="x" chart:name="primary-x" chart:style-name="ch4" chartooo:axis-type="auto">
            <chartooo:date-scale/>
            <chart:title svg:x="7.241cm" svg:y="7.727cm" chart:style-name="ch5">
              <text:p>număr filtre</text:p>
            </chart:title>
            <chart:categories table:cell-range-address="5_chest_cnn_test_averages_FULL_reordered.Z2:5_chest_cnn_test_averages_FULL_reordered.AC2"/>
          </chart:axis>
          <chart:axis chart:dimension="y" chart:name="primary-y" chart:style-name="ch6">
            <chart:title svg:x="0.451cm" svg:y="5.99cm" chart:style-name="ch7">
              <text:p>timp decriptare (s)</text:p>
            </chart:title>
            <chart:grid chart:style-name="ch8" chart:class="major"/>
          </chart:axis>
          <chart:series chart:style-name="ch9" chart:values-cell-range-address="5_chest_cnn_test_averages_FULL_reordered.Z3:5_chest_cnn_test_averages_FULL_reordered.AC3" chart:label-cell-address="5_chest_cnn_test_averages_FULL_reordered.A3:5_chest_cnn_test_averages_FULL_reordered.A3" chart:class="chart:bar">
            <chart:data-point chart:repeated="4"/>
          </chart:series>
          <chart:series chart:style-name="ch10" chart:values-cell-range-address="5_chest_cnn_test_averages_FULL_reordered.Z4:5_chest_cnn_test_averages_FULL_reordered.AC4" chart:label-cell-address="5_chest_cnn_test_averages_FULL_reordered.A4:5_chest_cnn_test_averages_FULL_reordered.A4" chart:class="chart:bar">
            <chart:data-point chart:repeated="4"/>
          </chart:series>
          <chart:series chart:style-name="ch11" chart:values-cell-range-address="5_chest_cnn_test_averages_FULL_reordered.Z5:5_chest_cnn_test_averages_FULL_reordered.AC5" chart:label-cell-address="5_chest_cnn_test_averages_FULL_reordered.A5:5_chest_cnn_test_averages_FULL_reordered.A5" chart:class="chart:bar">
            <chart:data-point chart:repeated="4"/>
          </chart:series>
          <chart:series chart:style-name="ch12" chart:values-cell-range-address="5_chest_cnn_test_averages_FULL_reordered.Z6:5_chest_cnn_test_averages_FULL_reordered.AC6" chart:label-cell-address="5_chest_cnn_test_averages_FULL_reordered.A6:5_chest_cnn_test_averages_FULL_reordered.A6" chart:class="chart:bar">
            <chart:data-point chart:repeated="4"/>
          </chart:series>
          <chart:series chart:style-name="ch13" chart:values-cell-range-address="5_chest_cnn_test_averages_FULL_reordered.Z7:5_chest_cnn_test_averages_FULL_reordered.AC7" chart:label-cell-address="5_chest_cnn_test_averages_FULL_reordered.A7:5_chest_cnn_test_averages_FULL_reordered.A7" chart:class="chart:bar">
            <chart:data-point chart:repeated="4"/>
          </chart:series>
          <chart:series chart:style-name="ch14" chart:values-cell-range-address="5_chest_cnn_test_averages_FULL_reordered.Z8:5_chest_cnn_test_averages_FULL_reordered.AC8" chart:label-cell-address="5_chest_cnn_test_averages_FULL_reordered.A8:5_chest_cnn_test_averages_FULL_reordered.A8" chart:class="chart:bar">
            <chart:data-point chart:repeated="4"/>
          </chart:series>
          <chart:series chart:style-name="ch15" chart:values-cell-range-address="5_chest_cnn_test_averages_FULL_reordered.Z9:5_chest_cnn_test_averages_FULL_reordered.AC9" chart:label-cell-address="5_chest_cnn_test_averages_FULL_reordered.A9:5_chest_cnn_test_averages_FULL_reordered.A9" chart:class="chart:bar">
            <chart:data-point chart:repeated="4"/>
          </chart:series>
          <chart:series chart:style-name="ch16" chart:values-cell-range-address="5_chest_cnn_test_averages_FULL_reordered.Z10:5_chest_cnn_test_averages_FULL_reordered.AC10" chart:label-cell-address="5_chest_cnn_test_averages_FULL_reordered.A10:5_chest_cnn_test_averages_FULL_reordered.A10" chart:class="chart:bar">
            <chart:data-point chart:style-name="ch17"/>
            <chart:data-point chart:repeated="3"/>
          </chart:series>
          <chart:series chart:style-name="ch18" chart:values-cell-range-address="5_chest_cnn_test_averages_FULL_reordered.Z11:5_chest_cnn_test_averages_FULL_reordered.AC11" chart:label-cell-address="5_chest_cnn_test_averages_FULL_reordered.A11:5_chest_cnn_test_averages_FULL_reordered.A11" chart:class="chart:bar">
            <chart:data-point chart:repeated="4"/>
          </chart:series>
          <chart:series chart:style-name="ch19" chart:values-cell-range-address="5_chest_cnn_test_averages_FULL_reordered.Z12:5_chest_cnn_test_averages_FULL_reordered.AC12" chart:label-cell-address="5_chest_cnn_test_averages_FULL_reordered.A12:5_chest_cnn_test_averages_FULL_reordered.A12" chart:class="chart:bar">
            <chart:data-point chart:repeated="4"/>
          </chart:series>
          <chart:series chart:style-name="ch20" chart:values-cell-range-address="5_chest_cnn_test_averages_FULL_reordered.Z13:5_chest_cnn_test_averages_FULL_reordered.AC13" chart:label-cell-address="5_chest_cnn_test_averages_FULL_reordered.A13:5_chest_cnn_test_averages_FULL_reordered.A13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5_chest_cnn_test_averages_FULL_reordered.Z2:5_chest_cnn_test_averages_FULL_reordered.AC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5_chest_cnn_test_averages_FULL_reordered.A3:5_chest_cnn_test_averages_FULL_reordered.A3</svg:desc>
                </draw:g>
              </table:table-cell>
              <table:table-cell office:value-type="float" office:value="0.047618">
                <text:p>0.047618</text:p>
                <draw:g>
                  <svg:desc>5_chest_cnn_test_averages_FULL_reordered.Z3:5_chest_cnn_test_averages_FULL_reordered.AC3</svg:desc>
                </draw:g>
              </table:table-cell>
              <table:table-cell office:value-type="float" office:value="0.050194">
                <text:p>0.050194</text:p>
              </table:table-cell>
              <table:table-cell office:value-type="float" office:value="0.04974">
                <text:p>0.04974</text:p>
              </table:table-cell>
              <table:table-cell office:value-type="float" office:value="0.045563">
                <text:p>0.045563</text:p>
              </table:table-cell>
            </table:table-row>
            <table:table-row>
              <table:table-cell office:value-type="string">
                <text:p>SEAL_4K_1</text:p>
                <draw:g>
                  <svg:desc>5_chest_cnn_test_averages_FULL_reordered.A4:5_chest_cnn_test_averages_FULL_reordered.A4</svg:desc>
                </draw:g>
              </table:table-cell>
              <table:table-cell office:value-type="float" office:value="0.008708">
                <text:p>0.008708</text:p>
                <draw:g>
                  <svg:desc>5_chest_cnn_test_averages_FULL_reordered.Z4:5_chest_cnn_test_averages_FULL_reordered.AC4</svg:desc>
                </draw:g>
              </table:table-cell>
              <table:table-cell office:value-type="float" office:value="0.013686">
                <text:p>0.013686</text:p>
              </table:table-cell>
              <table:table-cell office:value-type="float" office:value="0.011844">
                <text:p>0.011844</text:p>
              </table:table-cell>
              <table:table-cell office:value-type="float" office:value="0.009137">
                <text:p>0.009137</text:p>
              </table:table-cell>
            </table:table-row>
            <table:table-row>
              <table:table-cell office:value-type="string">
                <text:p>HELib_4K_2</text:p>
                <draw:g>
                  <svg:desc>5_chest_cnn_test_averages_FULL_reordered.A5:5_chest_cnn_test_averages_FULL_reordered.A5</svg:desc>
                </draw:g>
              </table:table-cell>
              <table:table-cell office:value-type="float" office:value="0.044823">
                <text:p>0.044823</text:p>
                <draw:g>
                  <svg:desc>5_chest_cnn_test_averages_FULL_reordered.Z5:5_chest_cnn_test_averages_FULL_reordered.AC5</svg:desc>
                </draw:g>
              </table:table-cell>
              <table:table-cell office:value-type="float" office:value="0.052944">
                <text:p>0.052944</text:p>
              </table:table-cell>
              <table:table-cell office:value-type="float" office:value="0.048444">
                <text:p>0.048444</text:p>
              </table:table-cell>
              <table:table-cell office:value-type="float" office:value="0.058782">
                <text:p>0.058782</text:p>
              </table:table-cell>
            </table:table-row>
            <table:table-row>
              <table:table-cell office:value-type="string">
                <text:p>HELib_8K_1</text:p>
                <draw:g>
                  <svg:desc>5_chest_cnn_test_averages_FULL_reordered.A6:5_chest_cnn_test_averages_FULL_reordered.A6</svg:desc>
                </draw:g>
              </table:table-cell>
              <table:table-cell office:value-type="float" office:value="0.126496">
                <text:p>0.126496</text:p>
                <draw:g>
                  <svg:desc>5_chest_cnn_test_averages_FULL_reordered.Z6:5_chest_cnn_test_averages_FULL_reordered.AC6</svg:desc>
                </draw:g>
              </table:table-cell>
              <table:table-cell office:value-type="float" office:value="0.128882">
                <text:p>0.128882</text:p>
              </table:table-cell>
              <table:table-cell office:value-type="float" office:value="0.135506">
                <text:p>0.135506</text:p>
              </table:table-cell>
              <table:table-cell office:value-type="float" office:value="0.13031">
                <text:p>0.13031</text:p>
              </table:table-cell>
            </table:table-row>
            <table:table-row>
              <table:table-cell office:value-type="string">
                <text:p>SEAL_8K_1</text:p>
                <draw:g>
                  <svg:desc>5_chest_cnn_test_averages_FULL_reordered.A7:5_chest_cnn_test_averages_FULL_reordered.A7</svg:desc>
                </draw:g>
              </table:table-cell>
              <table:table-cell office:value-type="float" office:value="0.100191">
                <text:p>0.100191</text:p>
                <draw:g>
                  <svg:desc>5_chest_cnn_test_averages_FULL_reordered.Z7:5_chest_cnn_test_averages_FULL_reordered.AC7</svg:desc>
                </draw:g>
              </table:table-cell>
              <table:table-cell office:value-type="float" office:value="0.102892">
                <text:p>0.102892</text:p>
              </table:table-cell>
              <table:table-cell office:value-type="float" office:value="0.107404">
                <text:p>0.107404</text:p>
              </table:table-cell>
              <table:table-cell office:value-type="float" office:value="0.110848">
                <text:p>0.110848</text:p>
              </table:table-cell>
            </table:table-row>
            <table:table-row>
              <table:table-cell office:value-type="string">
                <text:p>HELib_8K_2</text:p>
                <draw:g>
                  <svg:desc>5_chest_cnn_test_averages_FULL_reordered.A8:5_chest_cnn_test_averages_FULL_reordered.A8</svg:desc>
                </draw:g>
              </table:table-cell>
              <table:table-cell office:value-type="float" office:value="0.122166">
                <text:p>0.122166</text:p>
                <draw:g>
                  <svg:desc>5_chest_cnn_test_averages_FULL_reordered.Z8:5_chest_cnn_test_averages_FULL_reordered.AC8</svg:desc>
                </draw:g>
              </table:table-cell>
              <table:table-cell office:value-type="float" office:value="0.134777">
                <text:p>0.134777</text:p>
              </table:table-cell>
              <table:table-cell office:value-type="float" office:value="0.144797">
                <text:p>0.144797</text:p>
              </table:table-cell>
              <table:table-cell office:value-type="float" office:value="0.121154">
                <text:p>0.121154</text:p>
              </table:table-cell>
            </table:table-row>
            <table:table-row>
              <table:table-cell office:value-type="string">
                <text:p>SEAL_8K_2</text:p>
                <draw:g>
                  <svg:desc>5_chest_cnn_test_averages_FULL_reordered.A9:5_chest_cnn_test_averages_FULL_reordered.A9</svg:desc>
                </draw:g>
              </table:table-cell>
              <table:table-cell office:value-type="float" office:value="0.04762">
                <text:p>0.04762</text:p>
                <draw:g>
                  <svg:desc>5_chest_cnn_test_averages_FULL_reordered.Z9:5_chest_cnn_test_averages_FULL_reordered.AC9</svg:desc>
                </draw:g>
              </table:table-cell>
              <table:table-cell office:value-type="float" office:value="0.055769">
                <text:p>0.055769</text:p>
              </table:table-cell>
              <table:table-cell office:value-type="float" office:value="0.057333">
                <text:p>0.057333</text:p>
              </table:table-cell>
              <table:table-cell office:value-type="float" office:value="0.054704">
                <text:p>0.054704</text:p>
              </table:table-cell>
            </table:table-row>
            <table:table-row>
              <table:table-cell office:value-type="string">
                <text:p>HELib_16K_1</text:p>
                <draw:g>
                  <svg:desc>5_chest_cnn_test_averages_FULL_reordered.A10:5_chest_cnn_test_averages_FULL_reordered.A10</svg:desc>
                </draw:g>
              </table:table-cell>
              <table:table-cell office:value-type="float" office:value="0.444893">
                <text:p>0.444893</text:p>
                <draw:g>
                  <svg:desc>5_chest_cnn_test_averages_FULL_reordered.Z10:5_chest_cnn_test_averages_FULL_reordered.AC10</svg:desc>
                </draw:g>
              </table:table-cell>
              <table:table-cell office:value-type="float" office:value="0.453169">
                <text:p>0.453169</text:p>
              </table:table-cell>
              <table:table-cell office:value-type="float" office:value="0.448513">
                <text:p>0.448513</text:p>
              </table:table-cell>
              <table:table-cell office:value-type="float" office:value="0.443411">
                <text:p>0.443411</text:p>
              </table:table-cell>
            </table:table-row>
            <table:table-row>
              <table:table-cell office:value-type="string">
                <text:p>SEAL_16K_1</text:p>
                <draw:g>
                  <svg:desc>5_chest_cnn_test_averages_FULL_reordered.A11:5_chest_cnn_test_averages_FULL_reordered.A11</svg:desc>
                </draw:g>
              </table:table-cell>
              <table:table-cell office:value-type="float" office:value="0.213747">
                <text:p>0.213747</text:p>
                <draw:g>
                  <svg:desc>5_chest_cnn_test_averages_FULL_reordered.Z11:5_chest_cnn_test_averages_FULL_reordered.AC11</svg:desc>
                </draw:g>
              </table:table-cell>
              <table:table-cell office:value-type="float" office:value="0.225112">
                <text:p>0.225112</text:p>
              </table:table-cell>
              <table:table-cell office:value-type="float" office:value="0.381376">
                <text:p>0.381376</text:p>
              </table:table-cell>
              <table:table-cell office:value-type="float" office:value="0.39691">
                <text:p>0.39691</text:p>
              </table:table-cell>
            </table:table-row>
            <table:table-row>
              <table:table-cell office:value-type="string">
                <text:p>HELib_16K_2</text:p>
                <draw:g>
                  <svg:desc>5_chest_cnn_test_averages_FULL_reordered.A12:5_chest_cnn_test_averages_FULL_reordered.A12</svg:desc>
                </draw:g>
              </table:table-cell>
              <table:table-cell office:value-type="float" office:value="0.437607">
                <text:p>0.437607</text:p>
                <draw:g>
                  <svg:desc>5_chest_cnn_test_averages_FULL_reordered.Z12:5_chest_cnn_test_averages_FULL_reordered.AC12</svg:desc>
                </draw:g>
              </table:table-cell>
              <table:table-cell office:value-type="float" office:value="0.458493">
                <text:p>0.458493</text:p>
              </table:table-cell>
              <table:table-cell office:value-type="float" office:value="0.477581">
                <text:p>0.477581</text:p>
              </table:table-cell>
              <table:table-cell office:value-type="float" office:value="0.477356">
                <text:p>0.477356</text:p>
              </table:table-cell>
            </table:table-row>
            <table:table-row>
              <table:table-cell office:value-type="string">
                <text:p>SEAL_16K_2</text:p>
                <draw:g>
                  <svg:desc>5_chest_cnn_test_averages_FULL_reordered.A13:5_chest_cnn_test_averages_FULL_reordered.A13</svg:desc>
                </draw:g>
              </table:table-cell>
              <table:table-cell office:value-type="float" office:value="0.699808">
                <text:p>0.699808</text:p>
                <draw:g>
                  <svg:desc>5_chest_cnn_test_averages_FULL_reordered.Z13:5_chest_cnn_test_averages_FULL_reordered.AC13</svg:desc>
                </draw:g>
              </table:table-cell>
              <table:table-cell office:value-type="float" office:value="0.78485">
                <text:p>0.78485</text:p>
              </table:table-cell>
              <table:table-cell office:value-type="float" office:value="0.809627">
                <text:p>0.8096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72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860d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7b59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chart-properties chart:solid-type="cuboid"/>
      <style:graphic-properties draw:fill-color="#ff4000"/>
    </style:style>
    <style:style style:name="ch18" style:family="chart" style:data-style-name="N0">
      <style:chart-properties chart:link-data-style-to-source="true"/>
      <style:graphic-properties draw:stroke="none" draw:fill-color="#55308d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0.013cm" svg:height="9cm" xlink:href=".." xlink:type="simple" chart:class="chart:bar" chart:style-name="ch1">
        <chart:legend chart:legend-position="end" svg:x="15.872cm" svg:y="0.836cm" style:legend-expansion="high" chart:style-name="ch2"/>
        <chart:plot-area chart:style-name="ch3" table:cell-range-address="5_chest_cnn_test_averages_FULL_reordered.AD2:5_chest_cnn_test_averages_FULL_reordered.AG13 5_chest_cnn_test_averages_FULL_reordered.A3:5_chest_cnn_test_averages_FULL_reordered.A13" chart:data-source-has-labels="both" svg:x="1.703cm" svg:y="0.18cm" svg:width="13.769cm" svg:height="7.367cm">
          <chart:coordinate-region svg:x="2.801cm" svg:y="0.38cm" svg:width="12.671cm" svg:height="6.52cm"/>
          <chart:axis chart:dimension="x" chart:name="primary-x" chart:style-name="ch4" chartooo:axis-type="auto">
            <chartooo:date-scale/>
            <chart:title svg:x="7.241cm" svg:y="7.727cm" chart:style-name="ch5">
              <text:p>număr filtre</text:p>
            </chart:title>
            <chart:categories table:cell-range-address="5_chest_cnn_test_averages_FULL_reordered.AD2:5_chest_cnn_test_averages_FULL_reordered.AG2"/>
          </chart:axis>
          <chart:axis chart:dimension="y" chart:name="primary-y" chart:style-name="ch6">
            <chart:title svg:x="0.451cm" svg:y="5.381cm" chart:style-name="ch7">
              <text:p>acuratețe (s)</text:p>
            </chart:title>
            <chart:grid chart:style-name="ch8" chart:class="major"/>
          </chart:axis>
          <chart:series chart:style-name="ch9" chart:values-cell-range-address="5_chest_cnn_test_averages_FULL_reordered.AD3:5_chest_cnn_test_averages_FULL_reordered.AG3" chart:label-cell-address="5_chest_cnn_test_averages_FULL_reordered.A3:5_chest_cnn_test_averages_FULL_reordered.A3" chart:class="chart:bar">
            <chart:data-point chart:repeated="4"/>
          </chart:series>
          <chart:series chart:style-name="ch10" chart:values-cell-range-address="5_chest_cnn_test_averages_FULL_reordered.AD4:5_chest_cnn_test_averages_FULL_reordered.AG4" chart:label-cell-address="5_chest_cnn_test_averages_FULL_reordered.A4:5_chest_cnn_test_averages_FULL_reordered.A4" chart:class="chart:bar">
            <chart:data-point chart:repeated="4"/>
          </chart:series>
          <chart:series chart:style-name="ch11" chart:values-cell-range-address="5_chest_cnn_test_averages_FULL_reordered.AD5:5_chest_cnn_test_averages_FULL_reordered.AG5" chart:label-cell-address="5_chest_cnn_test_averages_FULL_reordered.A5:5_chest_cnn_test_averages_FULL_reordered.A5" chart:class="chart:bar">
            <chart:data-point chart:repeated="4"/>
          </chart:series>
          <chart:series chart:style-name="ch12" chart:values-cell-range-address="5_chest_cnn_test_averages_FULL_reordered.AD6:5_chest_cnn_test_averages_FULL_reordered.AG6" chart:label-cell-address="5_chest_cnn_test_averages_FULL_reordered.A6:5_chest_cnn_test_averages_FULL_reordered.A6" chart:class="chart:bar">
            <chart:data-point chart:repeated="4"/>
          </chart:series>
          <chart:series chart:style-name="ch13" chart:values-cell-range-address="5_chest_cnn_test_averages_FULL_reordered.AD7:5_chest_cnn_test_averages_FULL_reordered.AG7" chart:label-cell-address="5_chest_cnn_test_averages_FULL_reordered.A7:5_chest_cnn_test_averages_FULL_reordered.A7" chart:class="chart:bar">
            <chart:data-point chart:repeated="4"/>
          </chart:series>
          <chart:series chart:style-name="ch14" chart:values-cell-range-address="5_chest_cnn_test_averages_FULL_reordered.AD8:5_chest_cnn_test_averages_FULL_reordered.AG8" chart:label-cell-address="5_chest_cnn_test_averages_FULL_reordered.A8:5_chest_cnn_test_averages_FULL_reordered.A8" chart:class="chart:bar">
            <chart:data-point chart:repeated="4"/>
          </chart:series>
          <chart:series chart:style-name="ch15" chart:values-cell-range-address="5_chest_cnn_test_averages_FULL_reordered.AD9:5_chest_cnn_test_averages_FULL_reordered.AG9" chart:label-cell-address="5_chest_cnn_test_averages_FULL_reordered.A9:5_chest_cnn_test_averages_FULL_reordered.A9" chart:class="chart:bar">
            <chart:data-point chart:repeated="4"/>
          </chart:series>
          <chart:series chart:style-name="ch16" chart:values-cell-range-address="5_chest_cnn_test_averages_FULL_reordered.AD10:5_chest_cnn_test_averages_FULL_reordered.AG10" chart:label-cell-address="5_chest_cnn_test_averages_FULL_reordered.A10:5_chest_cnn_test_averages_FULL_reordered.A10" chart:class="chart:bar">
            <chart:data-point chart:style-name="ch17"/>
            <chart:data-point chart:repeated="3"/>
          </chart:series>
          <chart:series chart:style-name="ch18" chart:values-cell-range-address="5_chest_cnn_test_averages_FULL_reordered.AD11:5_chest_cnn_test_averages_FULL_reordered.AG11" chart:label-cell-address="5_chest_cnn_test_averages_FULL_reordered.A11:5_chest_cnn_test_averages_FULL_reordered.A11" chart:class="chart:bar">
            <chart:data-point chart:repeated="4"/>
          </chart:series>
          <chart:series chart:style-name="ch19" chart:values-cell-range-address="5_chest_cnn_test_averages_FULL_reordered.AD12:5_chest_cnn_test_averages_FULL_reordered.AG12" chart:label-cell-address="5_chest_cnn_test_averages_FULL_reordered.A12:5_chest_cnn_test_averages_FULL_reordered.A12" chart:class="chart:bar">
            <chart:data-point chart:repeated="4"/>
          </chart:series>
          <chart:series chart:style-name="ch20" chart:values-cell-range-address="5_chest_cnn_test_averages_FULL_reordered.AD13:5_chest_cnn_test_averages_FULL_reordered.AG13" chart:label-cell-address="5_chest_cnn_test_averages_FULL_reordered.A13:5_chest_cnn_test_averages_FULL_reordered.A13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5_chest_cnn_test_averages_FULL_reordered.AD2:5_chest_cnn_test_averages_FULL_reordered.AG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5_chest_cnn_test_averages_FULL_reordered.A3:5_chest_cnn_test_averages_FULL_reordered.A3</svg:desc>
                </draw:g>
              </table:table-cell>
              <table:table-cell office:value-type="float" office:value="0.00029637">
                <text:p>0.00029637</text:p>
                <draw:g>
                  <svg:desc>5_chest_cnn_test_averages_FULL_reordered.AD3:5_chest_cnn_test_averages_FULL_reordered.AG3</svg:desc>
                </draw:g>
              </table:table-cell>
              <table:table-cell office:value-type="float" office:value="0.0158467">
                <text:p>0.0158467</text:p>
              </table:table-cell>
              <table:table-cell office:value-type="float" office:value="0.00255186">
                <text:p>0.00255186</text:p>
              </table:table-cell>
              <table:table-cell office:value-type="float" office:value="0.00266188">
                <text:p>0.00266188</text:p>
              </table:table-cell>
            </table:table-row>
            <table:table-row>
              <table:table-cell office:value-type="string">
                <text:p>SEAL_4K_1</text:p>
                <draw:g>
                  <svg:desc>5_chest_cnn_test_averages_FULL_reordered.A4:5_chest_cnn_test_averages_FULL_reordered.A4</svg:desc>
                </draw:g>
              </table:table-cell>
              <table:table-cell office:value-type="float" office:value="0.0000501393">
                <text:p>0.0000501393</text:p>
                <draw:g>
                  <svg:desc>5_chest_cnn_test_averages_FULL_reordered.AD4:5_chest_cnn_test_averages_FULL_reordered.AG4</svg:desc>
                </draw:g>
              </table:table-cell>
              <table:table-cell office:value-type="float" office:value="0.0152543">
                <text:p>0.0152543</text:p>
              </table:table-cell>
              <table:table-cell office:value-type="float" office:value="0.00244376">
                <text:p>0.00244376</text:p>
              </table:table-cell>
              <table:table-cell office:value-type="float" office:value="0.00332938">
                <text:p>0.00332938</text:p>
              </table:table-cell>
            </table:table-row>
            <table:table-row>
              <table:table-cell office:value-type="string">
                <text:p>HELib_4K_2</text:p>
                <draw:g>
                  <svg:desc>5_chest_cnn_test_averages_FULL_reordered.A5:5_chest_cnn_test_averages_FULL_reordered.A5</svg:desc>
                </draw:g>
              </table:table-cell>
              <table:table-cell office:value-type="float" office:value="0.00459849">
                <text:p>0.00459849</text:p>
                <draw:g>
                  <svg:desc>5_chest_cnn_test_averages_FULL_reordered.AD5:5_chest_cnn_test_averages_FULL_reordered.AG5</svg:desc>
                </draw:g>
              </table:table-cell>
              <table:table-cell office:value-type="float" office:value="0.0343856">
                <text:p>0.0343856</text:p>
              </table:table-cell>
              <table:table-cell office:value-type="float" office:value="0.0137648">
                <text:p>0.0137648</text:p>
              </table:table-cell>
              <table:table-cell office:value-type="float" office:value="0.0161827">
                <text:p>0.0161827</text:p>
              </table:table-cell>
            </table:table-row>
            <table:table-row>
              <table:table-cell office:value-type="string">
                <text:p>HELib_8K_1</text:p>
                <draw:g>
                  <svg:desc>5_chest_cnn_test_averages_FULL_reordered.A6:5_chest_cnn_test_averages_FULL_reordered.A6</svg:desc>
                </draw:g>
              </table:table-cell>
              <table:table-cell office:value-type="float" office:value="0.00000150752">
                <text:p>0.00000150752</text:p>
                <draw:g>
                  <svg:desc>5_chest_cnn_test_averages_FULL_reordered.AD6:5_chest_cnn_test_averages_FULL_reordered.AG6</svg:desc>
                </draw:g>
              </table:table-cell>
              <table:table-cell office:value-type="float" office:value="0.0150446">
                <text:p>0.0150446</text:p>
              </table:table-cell>
              <table:table-cell office:value-type="float" office:value="0.00232137">
                <text:p>0.00232137</text:p>
              </table:table-cell>
              <table:table-cell office:value-type="float" office:value="0.00314281">
                <text:p>0.00314281</text:p>
              </table:table-cell>
            </table:table-row>
            <table:table-row>
              <table:table-cell office:value-type="string">
                <text:p>SEAL_8K_1</text:p>
                <draw:g>
                  <svg:desc>5_chest_cnn_test_averages_FULL_reordered.A7:5_chest_cnn_test_averages_FULL_reordered.A7</svg:desc>
                </draw:g>
              </table:table-cell>
              <table:table-cell office:value-type="float" office:value="0.000000900707">
                <text:p>0.000000900707</text:p>
                <draw:g>
                  <svg:desc>5_chest_cnn_test_averages_FULL_reordered.AD7:5_chest_cnn_test_averages_FULL_reordered.AG7</svg:desc>
                </draw:g>
              </table:table-cell>
              <table:table-cell office:value-type="float" office:value="0.0150697">
                <text:p>0.0150697</text:p>
              </table:table-cell>
              <table:table-cell office:value-type="float" office:value="0.00232436">
                <text:p>0.00232436</text:p>
              </table:table-cell>
              <table:table-cell office:value-type="float" office:value="0.0031457">
                <text:p>0.0031457</text:p>
              </table:table-cell>
            </table:table-row>
            <table:table-row>
              <table:table-cell office:value-type="string">
                <text:p>HELib_8K_2</text:p>
                <draw:g>
                  <svg:desc>5_chest_cnn_test_averages_FULL_reordered.A8:5_chest_cnn_test_averages_FULL_reordered.A8</svg:desc>
                </draw:g>
              </table:table-cell>
              <table:table-cell office:value-type="float" office:value="0.000000000000188395">
                <text:p>0.000000000000188395</text:p>
                <draw:g>
                  <svg:desc>5_chest_cnn_test_averages_FULL_reordered.AD8:5_chest_cnn_test_averages_FULL_reordered.AG8</svg:desc>
                </draw:g>
              </table:table-cell>
              <table:table-cell office:value-type="float" office:value="0.0150678">
                <text:p>0.0150678</text:p>
              </table:table-cell>
              <table:table-cell office:value-type="float" office:value="0.0023218">
                <text:p>0.0023218</text:p>
              </table:table-cell>
              <table:table-cell office:value-type="float" office:value="0.00314316">
                <text:p>0.00314316</text:p>
              </table:table-cell>
            </table:table-row>
            <table:table-row>
              <table:table-cell office:value-type="string">
                <text:p>SEAL_8K_2</text:p>
                <draw:g>
                  <svg:desc>5_chest_cnn_test_averages_FULL_reordered.A9:5_chest_cnn_test_averages_FULL_reordered.A9</svg:desc>
                </draw:g>
              </table:table-cell>
              <table:table-cell office:value-type="float" office:value="0.000000000000175775">
                <text:p>0.000000000000175775</text:p>
                <draw:g>
                  <svg:desc>5_chest_cnn_test_averages_FULL_reordered.AD9:5_chest_cnn_test_averages_FULL_reordered.AG9</svg:desc>
                </draw:g>
              </table:table-cell>
              <table:table-cell office:value-type="float" office:value="0.0150678">
                <text:p>0.0150678</text:p>
              </table:table-cell>
              <table:table-cell office:value-type="float" office:value="0.0023218">
                <text:p>0.0023218</text:p>
              </table:table-cell>
              <table:table-cell office:value-type="float" office:value="0.00314316">
                <text:p>0.00314316</text:p>
              </table:table-cell>
            </table:table-row>
            <table:table-row>
              <table:table-cell office:value-type="string">
                <text:p>HELib_16K_1</text:p>
                <draw:g>
                  <svg:desc>5_chest_cnn_test_averages_FULL_reordered.A10:5_chest_cnn_test_averages_FULL_reordered.A10</svg:desc>
                </draw:g>
              </table:table-cell>
              <table:table-cell office:value-type="float" office:value="0.000000451324">
                <text:p>0.000000451324</text:p>
                <draw:g>
                  <svg:desc>5_chest_cnn_test_averages_FULL_reordered.AD10:5_chest_cnn_test_averages_FULL_reordered.AG10</svg:desc>
                </draw:g>
              </table:table-cell>
              <table:table-cell office:value-type="float" office:value="0.0151633">
                <text:p>0.0151633</text:p>
              </table:table-cell>
              <table:table-cell office:value-type="float" office:value="0.00232584">
                <text:p>0.00232584</text:p>
              </table:table-cell>
              <table:table-cell office:value-type="float" office:value="0.00314228">
                <text:p>0.00314228</text:p>
              </table:table-cell>
            </table:table-row>
            <table:table-row>
              <table:table-cell office:value-type="string">
                <text:p>SEAL_16K_1</text:p>
                <draw:g>
                  <svg:desc>5_chest_cnn_test_averages_FULL_reordered.A11:5_chest_cnn_test_averages_FULL_reordered.A11</svg:desc>
                </draw:g>
              </table:table-cell>
              <table:table-cell office:value-type="float" office:value="0.00000340501">
                <text:p>0.00000340501</text:p>
                <draw:g>
                  <svg:desc>5_chest_cnn_test_averages_FULL_reordered.AD11:5_chest_cnn_test_averages_FULL_reordered.AG11</svg:desc>
                </draw:g>
              </table:table-cell>
              <table:table-cell office:value-type="float" office:value="0.0151439">
                <text:p>0.0151439</text:p>
              </table:table-cell>
              <table:table-cell office:value-type="float" office:value="0.00233819">
                <text:p>0.00233819</text:p>
              </table:table-cell>
              <table:table-cell office:value-type="float" office:value="0.0031546">
                <text:p>0.0031546</text:p>
              </table:table-cell>
            </table:table-row>
            <table:table-row>
              <table:table-cell office:value-type="string">
                <text:p>HELib_16K_2</text:p>
                <draw:g>
                  <svg:desc>5_chest_cnn_test_averages_FULL_reordered.A12:5_chest_cnn_test_averages_FULL_reordered.A12</svg:desc>
                </draw:g>
              </table:table-cell>
              <table:table-cell office:value-type="float" office:value="0.000000000000173982">
                <text:p>0.000000000000173982</text:p>
                <draw:g>
                  <svg:desc>5_chest_cnn_test_averages_FULL_reordered.AD12:5_chest_cnn_test_averages_FULL_reordered.AG12</svg:desc>
                </draw:g>
              </table:table-cell>
              <table:table-cell office:value-type="float" office:value="0.0151368">
                <text:p>0.0151368</text:p>
              </table:table-cell>
              <table:table-cell office:value-type="float" office:value="0.00232901">
                <text:p>0.00232901</text:p>
              </table:table-cell>
              <table:table-cell office:value-type="float" office:value="0.00314072">
                <text:p>0.00314072</text:p>
              </table:table-cell>
            </table:table-row>
            <table:table-row>
              <table:table-cell office:value-type="string">
                <text:p>SEAL_16K_2</text:p>
                <draw:g>
                  <svg:desc>5_chest_cnn_test_averages_FULL_reordered.A13:5_chest_cnn_test_averages_FULL_reordered.A13</svg:desc>
                </draw:g>
              </table:table-cell>
              <table:table-cell office:value-type="float" office:value="0.000000000000178904">
                <text:p>0.000000000000178904</text:p>
                <draw:g>
                  <svg:desc>5_chest_cnn_test_averages_FULL_reordered.AD13:5_chest_cnn_test_averages_FULL_reordered.AG13</svg:desc>
                </draw:g>
              </table:table-cell>
              <table:table-cell office:value-type="float" office:value="0.0151367">
                <text:p>0.0151367</text:p>
              </table:table-cell>
              <table:table-cell office:value-type="float" office:value="0.00232901">
                <text:p>0.002329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